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e4ce"/>
    </style:style>
    <style:style style:name="T1" style:family="text">
      <style:text-properties officeooo:rsid="001ae4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================================================================</text:p>
      <text:p text:style-name="P1"># 00_setup.R</text:p>
      <text:p text:style-name="P1"># Global packages, options, CRS, paths, city settings, thresholds and flags.</text:p>
      <text:p text:style-name="P1">#</text:p>
      <text:p text:style-name="P1"># Inputs: <text:s/>none</text:p>
      <text:p text:style-name="P1"># Outputs: global settings (city_tag, crs_work/crs_wgs, proc_dir/outdir, etc.)</text:p>
      <text:p text:style-name="P1"># ================================================================</text:p>
      <text:p text:style-name="P1"/>
      <text:p text:style-name="P1"># ----------------------------</text:p>
      <text:p text:style-name="P1"># Packages</text:p>
      <text:p text:style-name="P1"># ----------------------------</text:p>
      <text:p text:style-name="P1"/>
      <text:p text:style-name="P1">library(sf); sf::sf_use_s2(FALSE)</text:p>
      <text:p text:style-name="P1">library(tidyverse); library(cowplot)</text:p>
      <text:p text:style-name="P1">library(osmdata); library(osmextract)</text:p>
      <text:p text:style-name="P1">library(readxl); library(openxlsx)</text:p>
      <text:p text:style-name="P1">library(leaflet); library(htmlwidgets)</text:p>
      <text:p text:style-name="P1">library(DiagrammeR); library(biscale)</text:p>
      <text:p text:style-name="P1">library(DiagrammeRsvg); library(rsvg)</text:p>
      <text:p text:style-name="P1"/>
      <text:p text:style-name="P1"># ----------------------------</text:p>
      <text:p text:style-name="P1"># Global options</text:p>
      <text:p text:style-name="P1"># ----------------------------</text:p>
      <text:p text:style-name="P1"/>
      <text:p text:style-name="P1">options(sf_max_proj_search = 100)</text:p>
      <text:p text:style-name="P1">Sys.setenv(OGR_ENABLE_PARTITION = "TRUE")</text:p>
      <text:p text:style-name="P1"/>
      <text:p text:style-name="P1"># ----------------------------</text:p>
      <text:p text:style-name="P1"># Project settings</text:p>
      <text:p text:style-name="P1"># ----------------------------</text:p>
      <text:p text:style-name="P1"/>
      <text:p text:style-name="P1"># City </text:p>
      <text:p text:style-name="P1">city_tag <text:s/>&lt;- "barcelona" <text:s text:c="2"/># folder / file prefix</text:p>
      <text:p text:style-name="P1">city_name &lt;- "Barcelona" <text:s text:c="2"/># nice name for titles</text:p>
      <text:p text:style-name="P1"/>
      <text:p text:style-name="P1"># Versions (labels used in plots, tables, etc.)</text:p>
      <text:p text:style-name="P1">ver15 &lt;- "15"</text:p>
      <text:p text:style-name="P1">ver23 &lt;- "23"</text:p>
      <text:p text:style-name="P1"/>
      <text:p text:style-name="P1"># OSM snapshot codes (yyyymmdd)</text:p>
      <text:p text:style-name="P1">ver_code_15 &lt;- "160101" <text:s text:c="3"/># 2016-01-01 as "160101"</text:p>
      <text:p text:style-name="P1">ver_code_23 &lt;- "240101" <text:s text:c="3"/># 2024-01-01 as "240101"</text:p>
      <text:p text:style-name="P1"/>
      <text:p text:style-name="P1"># Flags (force re-download / recompute)</text:p>
      <text:p text:style-name="P1">FORCE_DOWNLOAD &lt;- FALSE</text:p>
      <text:p text:style-name="P1">FORCE_PERIM <text:s text:c="3"/>&lt;- FALSE</text:p>
      <text:p text:style-name="P1"/>
      <text:p text:style-name="P1"># Geometry thresholds</text:p>
      <text:p text:style-name="P1">tol_m <text:s text:c="2"/>&lt;- 10 <text:s text:c="2"/># tolerance in metres for snapping / simplification</text:p>
      <text:p text:style-name="P1"><text:soft-page-break/>min_len &lt;- 10 <text:s text:c="2"/># minimum segment length in metres</text:p>
      <text:p text:style-name="P1"/>
      <text:p text:style-name="P1"># ----------------------------</text:p>
      <text:p text:style-name="P1"># Coordinate Reference Systems</text:p>
      <text:p text:style-name="P1"># ----------------------------</text:p>
      <text:p text:style-name="P1">crs_work &lt;- 25831 <text:s text:c="2"/># metric CRS for analysis (may change by city)</text:p>
      <text:p text:style-name="P1">crs_wgs <text:s/>&lt;- 4326 <text:s text:c="3"/># WGS84 for web + lon/lat </text:p>
      <text:p text:style-name="P1"/>
      <text:p text:style-name="P1"># ----------------------------</text:p>
      <text:p text:style-name="P1"># Paths</text:p>
      <text:p text:style-name="P1"># ----------------------------</text:p>
      <text:p text:style-name="P1"/>
      <text:p text:style-name="P1"># Processed-data directory</text:p>
      <text:p text:style-name="P1">proc_dir &lt;- "../data/processed"</text:p>
      <text:p text:style-name="P1">dir.create(proc_dir, recursive = TRUE, showWarnings = FALSE)</text:p>
      <text:p text:style-name="P1"/>
      <text:p text:style-name="P1"># Output-data directory</text:p>
      <text:p text:style-name="P1">outdir &lt;- "../outputs"</text:p>
      <text:p text:style-name="P1">dir.create(outdir, showWarnings = FALSE, recursive = TRUE)</text:p>
      <text:p text:style-name="P1"/>
      <text:p text:style-name="P1"># ================================================================</text:p>
      <text:p text:style-name="P1"># 01_osm_download.R</text:p>
      <text:p text:style-name="P1"># Download OSM "lines" for two snapshots and clip to the city perimeter.</text:p>
      <text:p text:style-name="P1">#</text:p>
      <text:p text:style-name="P1"># Inputs: <text:s/>city_tag/city_name, ver_code_15/ver_code_23, proc_dir, FORCE_* flags</text:p>
      <text:p text:style-name="P1"># Outputs: proc_dir/&lt;city&gt;_&lt;ver&gt;_lines.gpkg (x2), proc_dir/&lt;city&gt;_perimeter.gpkg</text:p>
      <text:p text:style-name="P1"># ================================================================</text:p>
      <text:p text:style-name="P1"/>
      <text:p text:style-name="P1"># -------------------- PATHS --------------------------------------------------</text:p>
      <text:p text:style-name="P1"># Files (on disk):</text:p>
      <text:p text:style-name="P1"># <text:s text:c="2"/>gpkg15/gpkg23: GeoPackages that store clipped OSM "lines" for each snapshot</text:p>
      <text:p text:style-name="P1"># <text:s text:c="2"/>perim_file: <text:s text:c="3"/>GeoPackage that stores the city perimeter polygon</text:p>
      <text:p text:style-name="P1">#</text:p>
      <text:p text:style-name="P1"># Layers (inside each GeoPackage):</text:p>
      <text:p text:style-name="P1"># <text:s text:c="2"/>lyr15/lyr23: layer names inside gpkg15/gpkg23</text:p>
      <text:p text:style-name="P1"># <text:s text:c="2"/>perim_lyr: <text:s text:c="2"/>layer name inside perim_file</text:p>
      <text:p text:style-name="P1"/>
      <text:p text:style-name="P1">gpkg15 &lt;- file.path(proc_dir, paste0(city_tag, "_", ver15, "_lines.gpkg"))</text:p>
      <text:p text:style-name="P1">gpkg23 &lt;- file.path(proc_dir, paste0(city_tag, "_", ver23, "_lines.gpkg"))</text:p>
      <text:p text:style-name="P1"/>
      <text:p text:style-name="P1">lyr15 <text:s/>&lt;- paste0(city_tag, "_", ver15, "_lines")</text:p>
      <text:p text:style-name="P1">lyr23 <text:s/>&lt;- paste0(city_tag, "_", ver23, "_lines")</text:p>
      <text:p text:style-name="P1"/>
      <text:p text:style-name="P1">perim_file &lt;- file.path(proc_dir, paste0(city_tag, "_perimeter.gpkg"))</text:p>
      <text:p text:style-name="P1">perim_lyr <text:s/>&lt;- paste0(city_tag, "_perimeter")</text:p>
      <text:p text:style-name="P1"/>
      <text:p text:style-name="P1"># -------------------- HELPERS ------------------------------------------------</text:p>
      <text:p text:style-name="P1"/>
      <text:p text:style-name="P1">read_or_build_perimeter &lt;- function(force = FALSE) {</text:p>
      <text:p text:style-name="P1"><text:soft-page-break/><text:s text:c="2"/>if (!force &amp;&amp; file.exists(perim_file)) {</text:p>
      <text:p text:style-name="P1"><text:s text:c="4"/>message("↪ Using cached perimeter: ", basename(perim_file))</text:p>
      <text:p text:style-name="P1"><text:s text:c="4"/>return(</text:p>
      <text:p text:style-name="P1"><text:s text:c="6"/>st_read(perim_file, layer = perim_lyr, quiet = TRUE) |&gt;</text:p>
      <text:p text:style-name="P1"><text:s text:c="8"/>st_transform(crs_wgs)</text:p>
      <text:p text:style-name="P1"><text:s text:c="4"/>)</text:p>
      <text:p text:style-name="P1"><text:s text:c="2"/>}</text:p>
      <text:p text:style-name="P1"><text:s text:c="2"/></text:p>
      <text:p text:style-name="P1"><text:s text:c="2"/>message("→ Building perimeter for ", city_name, " …")</text:p>
      <text:p text:style-name="P1"><text:s text:c="2"/></text:p>
      <text:p text:style-name="P1"><text:s text:c="2"/># Get OSM boundary for the city</text:p>
      <text:p text:style-name="P1"><text:s text:c="2"/>bb &lt;- osmdata::getbb(paste0(city_name, ", Spain"))</text:p>
      <text:p text:style-name="P1"><text:s text:c="2"/>od &lt;- osmdata::opq(bb) |&gt;</text:p>
      <text:p text:style-name="P1"><text:s text:c="4"/>add_osm_feature("boundary", <text:s text:c="3"/>"administrative") |&gt;</text:p>
      <text:p text:style-name="P1"><text:s text:c="4"/>add_osm_feature("admin_level", "8") |&gt;</text:p>
      <text:p text:style-name="P1"><text:s text:c="4"/>add_osm_feature("name", <text:s text:c="7"/>city_name) |&gt;</text:p>
      <text:p text:style-name="P1"><text:s text:c="4"/>osmdata::osmdata_sf()</text:p>
      <text:p text:style-name="P1"><text:s text:c="2"/></text:p>
      <text:p text:style-name="P1"><text:s text:c="2"/>perim &lt;- od$osm_multipolygons</text:p>
      <text:p text:style-name="P1"><text:s text:c="2"/>if (is.null(perim) || nrow(perim) == 0) perim &lt;- od$osm_polygons</text:p>
      <text:p text:style-name="P1"><text:s text:c="2"/></text:p>
      <text:p text:style-name="P1"><text:s text:c="2"/># Prefer the wikidata code for Barcelona, otherwise take largest polygon</text:p>
      <text:p text:style-name="P1"><text:s text:c="2"/>if ("wikidata" %in% names(perim) &amp;&amp; any(perim$wikidata == "Q1492")) {</text:p>
      <text:p text:style-name="P1"><text:s text:c="4"/>perim &lt;- perim[perim$wikidata == "Q1492", ]</text:p>
      <text:p text:style-name="P1"><text:s text:c="2"/>} else {</text:p>
      <text:p text:style-name="P1"><text:s text:c="4"/>perim &lt;- perim[which.max(st_area(st_transform(perim, crs_work))), ]</text:p>
      <text:p text:style-name="P1"><text:s text:c="2"/>}</text:p>
      <text:p text:style-name="P1"><text:s text:c="2"/></text:p>
      <text:p text:style-name="P1"><text:s text:c="2"/># Dissolve perimeter for clean clipping</text:p>
      <text:p text:style-name="P1"><text:s text:c="2"/>perim &lt;- perim |&gt;</text:p>
      <text:p text:style-name="P1"><text:s text:c="4"/>st_make_valid() |&gt;</text:p>
      <text:p text:style-name="P1"><text:s text:c="4"/>st_transform(crs_work) |&gt;</text:p>
      <text:p text:style-name="P1"><text:s text:c="4"/>st_union() |&gt;</text:p>
      <text:p text:style-name="P1"><text:s text:c="4"/>st_cast("MULTIPOLYGON") |&gt;</text:p>
      <text:p text:style-name="P1"><text:s text:c="4"/>st_transform(crs_wgs)</text:p>
      <text:p text:style-name="P1"><text:s text:c="2"/></text:p>
      <text:p text:style-name="P1"><text:s text:c="2"/>st_write(</text:p>
      <text:p text:style-name="P1"><text:s text:c="4"/>perim, perim_file,</text:p>
      <text:p text:style-name="P1"><text:s text:c="4"/>layer <text:s/>= perim_lyr,</text:p>
      <text:p text:style-name="P1"><text:s text:c="4"/>driver = "GPKG",</text:p>
      <text:p text:style-name="P1"><text:s text:c="4"/>append = FALSE,</text:p>
      <text:p text:style-name="P1"><text:s text:c="4"/>quiet <text:s/>= TRUE</text:p>
      <text:p text:style-name="P1"><text:s text:c="2"/>)</text:p>
      <text:p text:style-name="P1"><text:s text:c="2"/></text:p>
      <text:p text:style-name="P1"><text:s text:c="2"/>message("✓ Saved perimeter: ", basename(perim_file))</text:p>
      <text:p text:style-name="P1"><text:s text:c="2"/>perim</text:p>
      <text:p text:style-name="P1">}</text:p>
      <text:p text:style-name="P1"/>
      <text:p text:style-name="P1"># =========================</text:p>
      <text:p text:style-name="P1"><text:soft-page-break/># VALIDATION: 01_osm_download.R</text:p>
      <text:p text:style-name="P1"># Replace ONLY fetch_crop_write() with this getting-equivalent sequence</text:p>
      <text:p text:style-name="P1"># (do not change your setup variables)</text:p>
      <text:p text:style-name="P1"># =========================</text:p>
      <text:p text:style-name="P1">fetch_crop_write &lt;- function(version_code,</text:p>
      <text:p text:style-name="P1"><text:s text:c="29"/>perimeter,</text:p>
      <text:p text:style-name="P1"><text:s text:c="29"/>out_gpkg,</text:p>
      <text:p text:style-name="P1"><text:s text:c="29"/>out_layer,</text:p>
      <text:p text:style-name="P1"><text:s text:c="29"/>force = FALSE) {</text:p>
      <text:p text:style-name="P1"><text:s text:c="2"/>if (!force &amp;&amp; file.exists(out_gpkg)) {</text:p>
      <text:p text:style-name="P1"><text:s text:c="4"/>message("↪ Using cached: ", basename(out_gpkg))</text:p>
      <text:p text:style-name="P1"><text:s text:c="4"/>return(invisible(out_gpkg))</text:p>
      <text:p text:style-name="P1"><text:s text:c="2"/>}</text:p>
      <text:p text:style-name="P1"><text:s text:c="2"/></text:p>
      <text:p text:style-name="P1"><text:s text:c="2"/>message("→ Downloading lines @ ", version_code, " …")</text:p>
      <text:p text:style-name="P1"><text:s text:c="2"/></text:p>
      <text:p text:style-name="P1"><text:s text:c="2"/>ln &lt;- osmextract::oe_get(</text:p>
      <text:p text:style-name="P1"><text:s text:c="4"/>place <text:s text:c="16"/>= "Spain",</text:p>
      <text:p text:style-name="P1"><text:s text:c="4"/>boundary <text:s text:c="13"/>= sf::st_bbox(perimeter),</text:p>
      <text:p text:style-name="P1"><text:s text:c="4"/>boundary_type <text:s text:c="8"/>= "clipsrc",</text:p>
      <text:p text:style-name="P1"><text:s text:c="4"/>layer <text:s text:c="16"/>= "lines",</text:p>
      <text:p text:style-name="P1"><text:s text:c="4"/>version <text:s text:c="14"/>= version_code,</text:p>
      <text:p text:style-name="P1"><text:s text:c="4"/>extra_tags = c(extra_tags = c(</text:p>
      <text:p text:style-name="P1"><text:s text:c="6"/>"highway",</text:p>
      <text:p text:style-name="P1"><text:s text:c="6"/>"cycleway", "cycleway:left", "cycleway:right", "cycleway:both",</text:p>
      <text:p text:style-name="P1"><text:s text:c="6"/>"bicycle", "foot", "segregated"</text:p>
      <text:p text:style-name="P1"><text:s text:c="4"/>)),</text:p>
      <text:p text:style-name="P1"><text:s text:c="4"/>force_vectortranslate = TRUE,</text:p>
      <text:p text:style-name="P1"><text:s text:c="4"/>quiet <text:s text:c="16"/>= FALSE</text:p>
      <text:p text:style-name="P1"><text:s text:c="2"/>)</text:p>
      <text:p text:style-name="P1"><text:s text:c="2"/></text:p>
      <text:p text:style-name="P1"><text:s text:c="2"/>if (!inherits(ln, "sf")) {</text:p>
      <text:p text:style-name="P1"><text:s text:c="4"/>stop(sprintf("oe_get() did not return an sf object. ver=%s", version_code))</text:p>
      <text:p text:style-name="P1"><text:s text:c="2"/>}</text:p>
      <text:p text:style-name="P1"><text:s text:c="2"/></text:p>
      <text:p text:style-name="P1"><text:s text:c="2"/># match getting: transform to metric, intersect in metric, then normalise</text:p>
      <text:p text:style-name="P1"><text:s text:c="2"/>perim_m &lt;- sf::st_transform(perimeter, crs_work)</text:p>
      <text:p text:style-name="P1"><text:s text:c="2"/>ln_m <text:s text:c="3"/>&lt;- sf::st_transform(ln, <text:s text:c="7"/>crs_work)</text:p>
      <text:p text:style-name="P1"><text:s text:c="2"/></text:p>
      <text:p text:style-name="P1"><text:s text:c="2"/>ln_m &lt;- sf::st_intersection(</text:p>
      <text:p text:style-name="P1"><text:s text:c="4"/>sf::st_make_valid(ln_m),</text:p>
      <text:p text:style-name="P1"><text:s text:c="4"/>sf::st_make_valid(perim_m)</text:p>
      <text:p text:style-name="P1"><text:s text:c="2"/>)</text:p>
      <text:p text:style-name="P1"><text:s text:c="2"/></text:p>
      <text:p text:style-name="P1"><text:s text:c="2"/>if (!nrow(ln_m)) stop("0 features after clipping for version ", version_code)</text:p>
      <text:p text:style-name="P1"><text:s text:c="2"/></text:p>
      <text:p text:style-name="P1"><text:s text:c="2"/>ln_m &lt;- normalize_lines_safe(ln_m)</text:p>
      <text:p text:style-name="P1"><text:s text:c="2"/>if (!nrow(ln_m)) stop("0 line features after normalisation for version ", version_code)</text:p>
      <text:p text:style-name="P1"><text:s text:c="2"/></text:p>
      <text:p text:style-name="P1"><text:soft-page-break/><text:s text:c="2"/>message("→ Writing ", basename(out_gpkg), " (", nrow(ln_m), " features) …")</text:p>
      <text:p text:style-name="P1"><text:s text:c="2"/></text:p>
      <text:p text:style-name="P1"><text:s text:c="2"/>sf::st_write(</text:p>
      <text:p text:style-name="P1"><text:s text:c="4"/>ln_m, out_gpkg,</text:p>
      <text:p text:style-name="P1"><text:s text:c="4"/>layer <text:s/>= out_layer,</text:p>
      <text:p text:style-name="P1"><text:s text:c="4"/>driver = "GPKG",</text:p>
      <text:p text:style-name="P1"><text:s text:c="4"/>append = FALSE,</text:p>
      <text:p text:style-name="P1"><text:s text:c="4"/>quiet <text:s/>= TRUE</text:p>
      <text:p text:style-name="P1"><text:s text:c="2"/>)</text:p>
      <text:p text:style-name="P1"><text:s text:c="2"/></text:p>
      <text:p text:style-name="P1"><text:s text:c="2"/>invisible(out_gpkg)</text:p>
      <text:p text:style-name="P1">}</text:p>
      <text:p text:style-name="P1"/>
      <text:p text:style-name="P1"/>
      <text:p text:style-name="P1"># -------------------- RUN ----------------------------------------------------</text:p>
      <text:p text:style-name="P1"/>
      <text:p text:style-name="P1">city_perimeter &lt;- read_or_build_perimeter(force = FORCE_PERIM)</text:p>
      <text:p text:style-name="P1"/>
      <text:p text:style-name="P1">invisible(fetch_crop_write(ver_code_15, city_perimeter, gpkg15, lyr15,</text:p>
      <text:p text:style-name="P1"><text:s text:c="27"/>force = FORCE_DOWNLOAD))</text:p>
      <text:p text:style-name="P1">invisible(fetch_crop_write(ver_code_23, city_perimeter, gpkg23, lyr23,</text:p>
      <text:p text:style-name="P1"><text:s text:c="27"/>force = FORCE_DOWNLOAD))</text:p>
      <text:p text:style-name="P1"/>
      <text:p text:style-name="P1">message(</text:p>
      <text:p text:style-name="P1"><text:s text:c="2"/>"\nStatus:\n",</text:p>
      <text:p text:style-name="P1"><text:s text:c="2"/>if (file.exists(gpkg15)) "✓ " else "✗ ", basename(gpkg15), " [", lyr15, "]\n",</text:p>
      <text:p text:style-name="P1"><text:s text:c="2"/>if (file.exists(gpkg23)) "✓ " else "✗ ", basename(gpkg23), " [", lyr23, "]"</text:p>
      <text:p text:style-name="P1">)</text:p>
      <text:p text:style-name="P1"/>
      <text:p text:style-name="P1"># =========================</text:p>
      <text:p text:style-name="P1"># VALIDATION: 02_ci_networks.R</text:p>
      <text:p text:style-name="P1"># Replace build blocks so they call the getting-equivalent functions</text:p>
      <text:p text:style-name="P1"># (strong+moderate only + NDC flagging then exclude flagged)</text:p>
      <text:p text:style-name="P1"># =========================</text:p>
      <text:p text:style-name="P1"/>
      <text:p text:style-name="P1"># Local defaults (no setup changes required)</text:p>
      <text:p text:style-name="P1">ENABLE_NDC <text:s text:c="6"/>&lt;- TRUE</text:p>
      <text:p text:style-name="P1">NDC_TOL_M <text:s text:c="7"/>&lt;- 15</text:p>
      <text:p text:style-name="P1">NDC_PROP_IN_BUF <text:s/>&lt;- 0.5</text:p>
      <text:p text:style-name="P1">NDC_MIN_IN_BUF_M &lt;- 20</text:p>
      <text:p text:style-name="P1"/>
      <text:p text:style-name="P1"># Reads the raw OSM lines (outputs from Script 01)</text:p>
      <text:p text:style-name="P1">l15 &lt;- sf::st_read(gpkg15, layer = lyr15, quiet = TRUE)</text:p>
      <text:p text:style-name="P1">l23 &lt;- sf::st_read(gpkg23, layer = lyr23, quiet = TRUE)</text:p>
      <text:p text:style-name="P1"/>
      <text:p text:style-name="P1">rds_cyc15 &lt;- file.path(proc_dir, sprintf("%s_%s_cyc_n.rds", city_tag, ver15))</text:p>
      <text:p text:style-name="P1">rds_cyc23 &lt;- file.path(proc_dir, sprintf("%s_%s_cyc_n.rds", city_tag, ver23))</text:p>
      <text:p text:style-name="P1"/>
      <text:p text:style-name="P1">build_one &lt;- function(lines_sf) {</text:p>
      <text:p text:style-name="P1"><text:soft-page-break/><text:s text:c="2"/></text:p>
      <text:p text:style-name="P1"><text:s text:c="2"/># 1) normalise in crs_work (same idea/order as getting)</text:p>
      <text:p text:style-name="P1"><text:s text:c="2"/>lines_m &lt;- lines_sf |&gt;</text:p>
      <text:p text:style-name="P1"><text:s text:c="4"/>sf::st_transform(crs_work) |&gt;</text:p>
      <text:p text:style-name="P1"><text:s text:c="4"/>normalize_lines_safe()</text:p>
      <text:p text:style-name="P1"><text:s text:c="2"/></text:p>
      <text:p text:style-name="P1"><text:s text:c="2"/># 2) select strong+moderate only, and add cycle_cat</text:p>
      <text:p text:style-name="P1"><text:s text:c="2"/>core_m &lt;- pick_visible_ci(lines_m)</text:p>
      <text:p text:style-name="P1"><text:s text:c="2"/></text:p>
      <text:p text:style-name="P1"><text:s text:c="2"/># 3) NDC p1 flagging in WGS, using crs_work for metric ops (same as getting)</text:p>
      <text:p text:style-name="P1"><text:s text:c="2"/>core_ll &lt;- sf::st_transform(core_m, crs_wgs)</text:p>
      <text:p text:style-name="P1"><text:s text:c="2"/></text:p>
      <text:p text:style-name="P1"><text:s text:c="2"/>if (isTRUE(ENABLE_NDC)) {</text:p>
      <text:p text:style-name="P1"><text:s text:c="4"/>core_ll$ndc_keep <text:s text:c="6"/>&lt;- TRUE</text:p>
      <text:p text:style-name="P1"><text:s text:c="4"/>core_ll$ndc_pass <text:s text:c="6"/>&lt;- NA_character_</text:p>
      <text:p text:style-name="P1"><text:s text:c="4"/>core_ll$ndc_ref_cat <text:s text:c="3"/>&lt;- NA_character_</text:p>
      <text:p text:style-name="P1"><text:s text:c="4"/>core_ll$ndc_target_cat &lt;- NA_character_</text:p>
      <text:p text:style-name="P1"><text:s text:c="4"/></text:p>
      <text:p text:style-name="P1"><text:s text:c="4"/>core_ll &lt;- ndc_pass_flag(</text:p>
      <text:p text:style-name="P1"><text:s text:c="6"/>core_ll,</text:p>
      <text:p text:style-name="P1"><text:s text:c="6"/>ref_cat <text:s text:c="5"/>= "strong_ci",</text:p>
      <text:p text:style-name="P1"><text:s text:c="6"/>target_cat <text:s text:c="2"/>= "moderate_ci",</text:p>
      <text:p text:style-name="P1"><text:s text:c="6"/>tol_m <text:s text:c="7"/>= NDC_TOL_M,</text:p>
      <text:p text:style-name="P1"><text:s text:c="6"/>prop_in_buf <text:s/>= NDC_PROP_IN_BUF,</text:p>
      <text:p text:style-name="P1"><text:s text:c="6"/>min_in_buf_m = NDC_MIN_IN_BUF_M,</text:p>
      <text:p text:style-name="P1"><text:s text:c="6"/>crs_metric <text:s text:c="2"/>= crs_work,</text:p>
      <text:p text:style-name="P1"><text:s text:c="6"/>pass_label <text:s text:c="2"/>= "p1"</text:p>
      <text:p text:style-name="P1"><text:s text:c="4"/>)</text:p>
      <text:p text:style-name="P1"><text:s text:c="2"/>} else {</text:p>
      <text:p text:style-name="P1"><text:s text:c="4"/>core_ll$ndc_keep <text:s text:c="6"/>&lt;- NA</text:p>
      <text:p text:style-name="P1"><text:s text:c="4"/>core_ll$ndc_pass <text:s text:c="6"/>&lt;- NA_character_</text:p>
      <text:p text:style-name="P1"><text:s text:c="4"/>core_ll$ndc_ref_cat <text:s text:c="3"/>&lt;- NA_character_</text:p>
      <text:p text:style-name="P1"><text:s text:c="4"/>core_ll$ndc_target_cat &lt;- NA_character_</text:p>
      <text:p text:style-name="P1"><text:s text:c="2"/>}</text:p>
      <text:p text:style-name="P1"><text:s text:c="2"/></text:p>
      <text:p text:style-name="P1"><text:s text:c="2"/># 4) EXCLUDE flagged (match getting EXCL_NDC)</text:p>
      <text:p text:style-name="P1"><text:s text:c="2"/>excl_ndc &lt;- core_ll[is.na(core_ll$ndc_keep) | core_ll$ndc_keep, , drop = FALSE]</text:p>
      <text:p text:style-name="P1"><text:s text:c="2"/></text:p>
      <text:p text:style-name="P1"><text:s text:c="2"/># 5) back to metric CRS for the rest of validation</text:p>
      <text:p text:style-name="P1"><text:s text:c="2"/>sf::st_transform(excl_ndc, crs_work)</text:p>
      <text:p text:style-name="P1">}</text:p>
      <text:p text:style-name="P1"/>
      <text:p text:style-name="P1">cyc23_n &lt;- .cache(rds_cyc23, build = function() build_one(l23), inputs = gpkg23)</text:p>
      <text:p text:style-name="P1">cyc15_n &lt;- .cache(rds_cyc15, build = function() build_one(l15), inputs = gpkg15)</text:p>
      <text:p text:style-name="P1"/>
      <text:p text:style-name="P1"># ================================================================</text:p>
      <text:p text:style-name="P1"># 03_change_detection.R</text:p>
      <text:p text:style-name="P1"># Detect CI changes between snapshots (ADD and REMOVE) using a tolerance buffer</text:p>
      <text:p text:style-name="P1"># and a minimum segment length filter; flag likely realignments (ADD near REMOVE).</text:p>
      <text:p text:style-name="P1"><text:soft-page-break/>#</text:p>
      <text:p text:style-name="P1"># Inputs:</text:p>
      <text:p text:style-name="P1"># <text:s text:c="2"/>cyc15_n, cyc23_n, tol_m, min_len</text:p>
      <text:p text:style-name="P1"># <text:s text:c="2"/>city_tag, ver15, ver23, proc_dir</text:p>
      <text:p text:style-name="P1"># <text:s text:c="2"/>rds_cyc15, rds_cyc23, .cache(), len_ok(), crs_work</text:p>
      <text:p text:style-name="P1">#</text:p>
      <text:p text:style-name="P1"># Outputs (cached RDS in proc_dir):</text:p>
      <text:p text:style-name="P1"># <text:s text:c="2"/>{city_tag}_{ver15}_buf_tol{tol_m}m_epsgXXXX.rds</text:p>
      <text:p text:style-name="P1"># <text:s text:c="2"/>{city_tag}_{ver23}_buf_tol{tol_m}m_epsgXXXX.rds</text:p>
      <text:p text:style-name="P1"># <text:s text:c="2"/>{city_tag}_added_tol{tol_m}m_min{min_len}m_epsgXXXX.rds</text:p>
      <text:p text:style-name="P1"># <text:s text:c="2"/>{city_tag}_removed_tol{tol_m}m_min{min_len}m_epsgXXXX.rds</text:p>
      <text:p text:style-name="P1">#</text:p>
      <text:p text:style-name="P1"># Outputs (in memory only):</text:p>
      <text:p text:style-name="P1"># <text:s text:c="2"/>added_raw, removed_raw</text:p>
      <text:p text:style-name="P1"># <text:s text:c="2"/>added_eval, removed_eval</text:p>
      <text:p text:style-name="P1"># ================================================================</text:p>
      <text:p text:style-name="P1"/>
      <text:p text:style-name="P1"># -----------------------------</text:p>
      <text:p text:style-name="P1"># Cache paths (cache-bust by CRS)</text:p>
      <text:p text:style-name="P1"># -----------------------------</text:p>
      <text:p text:style-name="P1">epsg_work &lt;- sf::st_crs(crs_work)$epsg</text:p>
      <text:p text:style-name="P1">if (is.na(epsg_work)) epsg_work &lt;- "NA"</text:p>
      <text:p text:style-name="P1"/>
      <text:p text:style-name="P1">rds_buf15 &lt;- file.path(proc_dir, sprintf("%s_%s_buf_tol%sm_epsg%s.rds", city_tag, ver15, tol_m, epsg_work))</text:p>
      <text:p text:style-name="P1">rds_buf23 &lt;- file.path(proc_dir, sprintf("%s_%s_buf_tol%sm_epsg%s.rds", city_tag, ver23, tol_m, epsg_work))</text:p>
      <text:p text:style-name="P1"/>
      <text:p text:style-name="P1">rds_added <text:s/>&lt;- file.path(proc_dir, sprintf("%s_added_tol%sm_min%sm_epsg%s.rds", <text:s text:c="2"/>city_tag, tol_m, min_len, epsg_work))</text:p>
      <text:p text:style-name="P1">rds_removed&lt;- file.path(proc_dir, sprintf("%s_removed_tol%sm_min%sm_epsg%s.rds", city_tag, tol_m, min_len, epsg_work))</text:p>
      <text:p text:style-name="P1"/>
      <text:p text:style-name="P1"># -----------------------------</text:p>
      <text:p text:style-name="P1"># Work in metric CRS for ALL buffering/differencing</text:p>
      <text:p text:style-name="P1"># -----------------------------</text:p>
      <text:p text:style-name="P1">cyc15_m &lt;- sf::st_transform(cyc15_n, crs_work)</text:p>
      <text:p text:style-name="P1">cyc23_m &lt;- sf::st_transform(cyc23_n, crs_work)</text:p>
      <text:p text:style-name="P1"/>
      <text:p text:style-name="P1"># -----------------------------</text:p>
      <text:p text:style-name="P1"># Build (or load) tolerance buffers (metric) and FORCE CRS</text:p>
      <text:p text:style-name="P1"># -----------------------------</text:p>
      <text:p text:style-name="P1">buf15 &lt;- .cache(</text:p>
      <text:p text:style-name="P1"><text:s text:c="2"/>rds_buf15,</text:p>
      <text:p text:style-name="P1"><text:s text:c="2"/>build = function() {</text:p>
      <text:p text:style-name="P1"><text:s text:c="4"/>g15 &lt;- sf::st_union(sf::st_geometry(cyc15_m))</text:p>
      <text:p text:style-name="P1"><text:s text:c="4"/>b15 &lt;- sf::st_buffer(g15, tol_m)</text:p>
      <text:p text:style-name="P1"><text:s text:c="4"/>sf::st_set_crs(b15, sf::st_crs(crs_work))</text:p>
      <text:p text:style-name="P1"><text:s text:c="2"/>},</text:p>
      <text:p text:style-name="P1"><text:soft-page-break/><text:s text:c="2"/>inputs = rds_cyc15</text:p>
      <text:p text:style-name="P1">)</text:p>
      <text:p text:style-name="P1"/>
      <text:p text:style-name="P1">buf23 &lt;- .cache(</text:p>
      <text:p text:style-name="P1"><text:s text:c="2"/>rds_buf23,</text:p>
      <text:p text:style-name="P1"><text:s text:c="2"/>build = function() {</text:p>
      <text:p text:style-name="P1"><text:s text:c="4"/>g23 &lt;- sf::st_union(sf::st_geometry(cyc23_m))</text:p>
      <text:p text:style-name="P1"><text:s text:c="4"/>b23 &lt;- sf::st_buffer(g23, tol_m)</text:p>
      <text:p text:style-name="P1"><text:s text:c="4"/>sf::st_set_crs(b23, sf::st_crs(crs_work))</text:p>
      <text:p text:style-name="P1"><text:s text:c="2"/>},</text:p>
      <text:p text:style-name="P1"><text:s text:c="2"/>inputs = rds_cyc23</text:p>
      <text:p text:style-name="P1">)</text:p>
      <text:p text:style-name="P1"/>
      <text:p text:style-name="P1"># Guard against legacy cached buffers with wrong CRS</text:p>
      <text:p text:style-name="P1">if (sf::st_crs(buf15) != sf::st_crs(crs_work)) buf15 &lt;- sf::st_transform(buf15, crs_work)</text:p>
      <text:p text:style-name="P1">if (sf::st_crs(buf23) != sf::st_crs(crs_work)) buf23 &lt;- sf::st_transform(buf23, crs_work)</text:p>
      <text:p text:style-name="P1"/>
      <text:p text:style-name="P1"># -----------------------------</text:p>
      <text:p text:style-name="P1"># Helper: turn st_difference geometry into an sf of LINESTRINGs (metric)</text:p>
      <text:p text:style-name="P1"># -----------------------------</text:p>
      <text:p text:style-name="P1">process_difference &lt;- function(diff_geom, crs) {</text:p>
      <text:p text:style-name="P1"><text:s text:c="2"/>if (length(diff_geom) == 0) return(sf::st_sf(geometry = sf::st_sfc(crs = crs)))</text:p>
      <text:p text:style-name="P1"><text:s text:c="2"/></text:p>
      <text:p text:style-name="P1"><text:s text:c="2"/>g &lt;- suppressWarnings(sf::st_collection_extract(diff_geom, "LINESTRING"))</text:p>
      <text:p text:style-name="P1"><text:s text:c="2"/>g &lt;- suppressWarnings(sf::st_cast(g, "LINESTRING"))</text:p>
      <text:p text:style-name="P1"><text:s text:c="2"/></text:p>
      <text:p text:style-name="P1"><text:s text:c="2"/>out &lt;- sf::st_sf(geometry = g, crs = crs)</text:p>
      <text:p text:style-name="P1"><text:s text:c="2"/>out[as.numeric(sf::st_length(out)) &gt; 0, , drop = FALSE]</text:p>
      <text:p text:style-name="P1">}</text:p>
      <text:p text:style-name="P1"/>
      <text:p text:style-name="P1"># -----------------------------</text:p>
      <text:p text:style-name="P1"># Compute changes (metric)</text:p>
      <text:p text:style-name="P1"># -----------------------------</text:p>
      <text:p text:style-name="P1">added &lt;- .cache(</text:p>
      <text:p text:style-name="P1"><text:s text:c="2"/>rds_added,</text:p>
      <text:p text:style-name="P1"><text:s text:c="2"/>build = function() {</text:p>
      <text:p text:style-name="P1"><text:s text:c="4"/>x23 <text:s/>&lt;- sf::st_union(sf::st_geometry(cyc23_m))</text:p>
      <text:p text:style-name="P1"><text:s text:c="4"/>diff &lt;- sf::st_difference(x23, buf15)</text:p>
      <text:p text:style-name="P1"><text:s text:c="4"/>process_difference(diff, sf::st_crs(cyc23_m)) |&gt;</text:p>
      <text:p text:style-name="P1"><text:s text:c="6"/>len_ok(min_len)</text:p>
      <text:p text:style-name="P1"><text:s text:c="2"/>},</text:p>
      <text:p text:style-name="P1"><text:s text:c="2"/>inputs = c(rds_cyc23, rds_buf15)</text:p>
      <text:p text:style-name="P1">)</text:p>
      <text:p text:style-name="P1"/>
      <text:p text:style-name="P1">removed &lt;- .cache(</text:p>
      <text:p text:style-name="P1"><text:s text:c="2"/>rds_removed,</text:p>
      <text:p text:style-name="P1"><text:s text:c="2"/>build = function() {</text:p>
      <text:p text:style-name="P1"><text:s text:c="4"/>x15 <text:s/>&lt;- sf::st_union(sf::st_geometry(cyc15_m))</text:p>
      <text:p text:style-name="P1"><text:s text:c="4"/>diff &lt;- sf::st_difference(x15, buf23)</text:p>
      <text:p text:style-name="P1"><text:soft-page-break/><text:s text:c="4"/>process_difference(diff, sf::st_crs(cyc15_m)) |&gt;</text:p>
      <text:p text:style-name="P1"><text:s text:c="6"/>len_ok(min_len)</text:p>
      <text:p text:style-name="P1"><text:s text:c="2"/>},</text:p>
      <text:p text:style-name="P1"><text:s text:c="2"/>inputs = c(rds_cyc15, rds_buf23)</text:p>
      <text:p text:style-name="P1">)</text:p>
      <text:p text:style-name="P1"/>
      <text:p text:style-name="P1"># -----------------------------</text:p>
      <text:p text:style-name="P1"># Summary</text:p>
      <text:p text:style-name="P1"># -----------------------------</text:p>
      <text:p text:style-name="P1">message(</text:p>
      <text:p text:style-name="P1"><text:s text:c="2"/>"CI nets — 2015 segs: ", nrow(cyc15_n),</text:p>
      <text:p text:style-name="P1"><text:s text:c="2"/>" | 2023 segs: ", nrow(cyc23_n),</text:p>
      <text:p text:style-name="P1"><text:s text:c="2"/>" | Added segs: ", nrow(added),</text:p>
      <text:p text:style-name="P1"><text:s text:c="2"/>" | Removed segs: ", nrow(removed)</text:p>
      <text:p text:style-name="P1">)</text:p>
      <text:p text:style-name="P1"/>
      <text:p text:style-name="P1"># -----------------------------</text:p>
      <text:p text:style-name="P1"># REALIGN tagging (metric)</text:p>
      <text:p text:style-name="P1"># -----------------------------</text:p>
      <text:p text:style-name="P1">tag_realign_between_add_rem &lt;- function(a, b, d = 15) {</text:p>
      <text:p text:style-name="P1"><text:s text:c="2"/>a_m &lt;- sf::st_transform(a, crs_work)</text:p>
      <text:p text:style-name="P1"><text:s text:c="2"/>b_m &lt;- sf::st_transform(b, crs_work)</text:p>
      <text:p text:style-name="P1"><text:s text:c="2"/>lengths(sf::st_is_within_distance(a_m, b_m, dist = d)) &gt; 0</text:p>
      <text:p text:style-name="P1">}</text:p>
      <text:p text:style-name="P1"/>
      <text:p text:style-name="P1">removed$REALIGN &lt;- tag_realign_between_add_rem(removed, added, d = 15)</text:p>
      <text:p text:style-name="P1">added$REALIGN <text:s text:c="2"/>&lt;- tag_realign_between_add_rem(added, <text:s text:c="2"/>removed, d = 15)</text:p>
      <text:p text:style-name="P1"/>
      <text:p text:style-name="P1"># Keep raw layers (canonical outputs of differencing)</text:p>
      <text:p text:style-name="P1">added_raw <text:s text:c="2"/>&lt;- added</text:p>
      <text:p text:style-name="P1">removed_raw &lt;- removed</text:p>
      <text:p text:style-name="P1"/>
      <text:p text:style-name="P1"># Evaluation pool (drop realignments etc.)</text:p>
      <text:p text:style-name="P1">added_eval <text:s text:c="2"/>&lt;- subset(added_raw, <text:s text:c="2"/>!REALIGN)</text:p>
      <text:p text:style-name="P1">removed_eval &lt;- subset(removed_raw, !REALIGN)</text:p>
      <text:p text:style-name="P1"/>
      <text:p text:style-name="P1"># ================================================================</text:p>
      <text:p text:style-name="P1"># 04_nonci_network.R</text:p>
      <text:p text:style-name="P1"># Build a NONCI pool by taking baseline road classes (from 2023 lines)</text:p>
      <text:p text:style-name="P1"># and excluding/cutting anything within tol_m of CI in either 2015 or 2023.</text:p>
      <text:p text:style-name="P1">#</text:p>
      <text:p text:style-name="P1"># Inputs:</text:p>
      <text:p text:style-name="P1"># <text:s text:c="2"/>l23 <text:s text:c="30"/># OSM lines (follow-up snapshot), with highway tag</text:p>
      <text:p text:style-name="P1"># <text:s text:c="2"/>cyc15_n, cyc23_n <text:s text:c="17"/># cleaned CI networks</text:p>
      <text:p text:style-name="P1"># <text:s text:c="2"/>tol_m, min_len</text:p>
      <text:p text:style-name="P1"># <text:s text:c="2"/>crs_work, crs_wgs</text:p>
      <text:p text:style-name="P1"># <text:s text:c="2"/>proc_dir, city_tag, ver15, ver23</text:p>
      <text:p text:style-name="P1"># <text:s text:c="2"/>normalize_lines_safe()</text:p>
      <text:p text:style-name="P1">#</text:p>
      <text:p text:style-name="P1"><text:soft-page-break/># Outputs (cached RDS in proc_dir):</text:p>
      <text:p text:style-name="P1"># <text:s text:c="2"/>{city_tag}_{ver15}_{ver23}_nonci_work_tol{tol_m}m_min{min_len}m.rds</text:p>
      <text:p text:style-name="P1"># <text:s text:c="2"/>{city_tag}_{ver15}_{ver23}_general_nonci_tol{tol_m}m_min{min_len}m.rds</text:p>
      <text:p text:style-name="P1"># <text:s text:c="2"/>(optionally reuses or writes CI buffers:)</text:p>
      <text:p text:style-name="P1"># <text:s text:c="2"/>{city_tag}_{ver15}_buf_tol{tol_m}m.rds</text:p>
      <text:p text:style-name="P1"># <text:s text:c="2"/>{city_tag}_{ver23}_buf_tol{tol_m}m.rds</text:p>
      <text:p text:style-name="P1">#</text:p>
      <text:p text:style-name="P1"># Objects (in memory):</text:p>
      <text:p text:style-name="P1"># <text:s text:c="2"/>nonci1523, general1523_n, buf15, buf23, buf_any</text:p>
      <text:p text:style-name="P1"># ================================================================</text:p>
      <text:p text:style-name="P1"/>
      <text:p text:style-name="P1"/>
      <text:p text:style-name="P1">reuse_cached &lt;- TRUE <text:s/># set FALSE to force rebuild</text:p>
      <text:p text:style-name="P1"/>
      <text:p text:style-name="P1"># ---- cache paths ------------------------------------------------------------</text:p>
      <text:p text:style-name="P1">rds_nonci_1523 <text:s/>&lt;- file.path(proc_dir, sprintf("%s_%s_%s_nonci_work_tol%sm_min%sm.rds",</text:p>
      <text:p text:style-name="P1"><text:s text:c="47"/>city_tag, ver15, ver23, tol_m, min_len))</text:p>
      <text:p text:style-name="P1">rds_nonciW_1523 &lt;- file.path(proc_dir, sprintf("%s_%s_%s_general_nonci_tol%sm_min%sm.rds",</text:p>
      <text:p text:style-name="P1"><text:s text:c="47"/>city_tag, ver15, ver23, tol_m, min_len))</text:p>
      <text:p text:style-name="P1"/>
      <text:p text:style-name="P1"># optional: reuse per-year CI buffers if present</text:p>
      <text:p text:style-name="P1">rds_buf23 &lt;- file.path(proc_dir, sprintf("%s_%s_buf_tol%sm.rds", city_tag, ver23, tol_m))</text:p>
      <text:p text:style-name="P1">rds_buf15 &lt;- file.path(proc_dir, sprintf("%s_%s_buf_tol%sm.rds", city_tag, ver15, tol_m))</text:p>
      <text:p text:style-name="P1"/>
      <text:p text:style-name="P1"># ---- FAST PATH --------------------------------------------------------------</text:p>
      <text:p text:style-name="P1">if (reuse_cached &amp;&amp; file.exists(rds_nonci_1523) &amp;&amp; file.exists(rds_nonciW_1523)) {</text:p>
      <text:p text:style-name="P1"><text:s text:c="2"/>nonci1523 <text:s text:c="4"/>&lt;- readRDS(rds_nonci_1523)</text:p>
      <text:p text:style-name="P1"><text:s text:c="2"/>general1523_n &lt;- readRDS(rds_nonciW_1523)</text:p>
      <text:p text:style-name="P1"><text:s text:c="2"/>message(</text:p>
      <text:p text:style-name="P1"><text:s text:c="4"/>"Non-CI 2015&amp;2023 (loaded) — rows: ", nrow(nonci1523),</text:p>
      <text:p text:style-name="P1"><text:s text:c="4"/>" | km: ", round(sum(as.numeric(st_length(nonci1523)))/1000, 1)</text:p>
      <text:p text:style-name="P1"><text:s text:c="2"/>)</text:p>
      <text:p text:style-name="P1">} else {</text:p>
      <text:p text:style-name="P1"><text:s text:c="2"/></text:p>
      <text:p text:style-name="P1"><text:s text:c="2"/># ---- 1) Base roads (same filter you used) ---------------------------------</text:p>
      <text:p text:style-name="P1"><text:s text:c="2"/>base_roads &lt;- c(</text:p>
      <text:p text:style-name="P1"><text:s text:c="4"/>"primary","secondary","tertiary","unclassified",</text:p>
      <text:p text:style-name="P1"><text:s text:c="4"/>"residential","primary_link","secondary_link",</text:p>
      <text:p text:style-name="P1"><text:s text:c="4"/>"tertiary_link","living_street","pedestrian"</text:p>
      <text:p text:style-name="P1"><text:s text:c="2"/>)</text:p>
      <text:p text:style-name="P1"><text:s text:c="2"/></text:p>
      <text:p text:style-name="P1"><text:s text:c="2"/># Build the base from 2023 snapshot in work CRS</text:p>
      <text:p text:style-name="P1"><text:s text:c="2"/>base23 &lt;- l23 |&gt;</text:p>
      <text:p text:style-name="P1"><text:s text:c="4"/>sf::st_transform(crs_work) |&gt;</text:p>
      <text:p text:style-name="P1"><text:s text:c="4"/>sf::st_make_valid() |&gt;</text:p>
      <text:p text:style-name="P1"><text:s text:c="4"/>dplyr::filter(.data$highway %in% base_roads) |&gt;</text:p>
      <text:p text:style-name="P1"><text:s text:c="4"/>normalize_lines_safe()</text:p>
      <text:p text:style-name="P1"><text:s text:c="2"/></text:p>
      <text:p text:style-name="P1"><text:s text:c="2"/>if (!inherits(base23, "sf") || nrow(base23) == 0) {</text:p>
      <text:p text:style-name="P1"><text:soft-page-break/><text:s text:c="4"/>stop(sprintf(</text:p>
      <text:p text:style-name="P1"><text:s text:c="6"/>"04_nonci_network: base23 is empty or not sf after filtering. Check base_roads vs l23$highway and snapshot/input. n=%s",</text:p>
      <text:p text:style-name="P1"><text:s text:c="6"/>if (inherits(base23, "sf")) nrow(base23) else "NA"</text:p>
      <text:p text:style-name="P1"><text:s text:c="4"/>))</text:p>
      <text:p text:style-name="P1"><text:s text:c="2"/>}</text:p>
      <text:p text:style-name="P1"><text:s text:c="2"/></text:p>
      <text:p text:style-name="P1"><text:s text:c="2"/></text:p>
      <text:p text:style-name="P1"><text:s text:c="2"/># ---- 2) Build or load CI buffers for each year ----------------------------</text:p>
      <text:p text:style-name="P1"><text:s text:c="2"/># 2023 buffer</text:p>
      <text:p text:style-name="P1"><text:s text:c="2"/>if (file.exists(rds_buf23)) {</text:p>
      <text:p text:style-name="P1"><text:s text:c="4"/>buf23 &lt;- readRDS(rds_buf23)</text:p>
      <text:p text:style-name="P1"><text:s text:c="4"/>if (sf::st_crs(buf23) != sf::st_crs(base23)) buf23 &lt;- sf::st_transform(buf23, sf::st_crs(base23))</text:p>
      <text:p text:style-name="P1"><text:s text:c="2"/>} else {</text:p>
      <text:p text:style-name="P1"><text:s text:c="4"/>ci23_geom &lt;- sf::st_transform(cyc23_n, sf::st_crs(base23)) |&gt; sf::st_geometry()</text:p>
      <text:p text:style-name="P1"><text:s text:c="4"/>buf23 &lt;- sf::st_buffer(sf::st_union(ci23_geom), tol_m) |&gt; sf::st_make_valid()</text:p>
      <text:p text:style-name="P1"><text:s text:c="4"/></text:p>
      <text:p text:style-name="P1"><text:s text:c="4"/>try(saveRDS(buf23, rds_buf23), silent = TRUE)</text:p>
      <text:p text:style-name="P1"><text:s text:c="2"/>}</text:p>
      <text:p text:style-name="P1"><text:s text:c="2"/></text:p>
      <text:p text:style-name="P1"><text:s text:c="2"/># 2015 buffer</text:p>
      <text:p text:style-name="P1"><text:s text:c="2"/>if (file.exists(rds_buf15)) {</text:p>
      <text:p text:style-name="P1"><text:s text:c="4"/>buf15 &lt;- readRDS(rds_buf15)</text:p>
      <text:p text:style-name="P1"><text:s text:c="4"/>if (sf::st_crs(buf15) != sf::st_crs(base23)) buf15 &lt;- sf::st_transform(buf15, sf::st_crs(base23))</text:p>
      <text:p text:style-name="P1"><text:s text:c="2"/>} else {</text:p>
      <text:p text:style-name="P1"><text:s text:c="4"/>ci15_geom &lt;- sf::st_transform(cyc15_n, sf::st_crs(base23)) |&gt; sf::st_geometry()</text:p>
      <text:p text:style-name="P1"><text:s text:c="4"/>buf15 &lt;- sf::st_buffer(sf::st_union(ci15_geom), tol_m) |&gt; sf::st_make_valid()</text:p>
      <text:p text:style-name="P1"><text:s text:c="4"/>try(saveRDS(buf15, rds_buf15), silent = TRUE)</text:p>
      <text:p text:style-name="P1"><text:s text:c="2"/>}</text:p>
      <text:p text:style-name="P1"><text:s text:c="2"/></text:p>
      <text:p text:style-name="P1"><text:s text:c="2"/># Union of both buffers = any CI in 2015 or 2023</text:p>
      <text:p text:style-name="P1"><text:s text:c="2"/>buf_any &lt;- sf::st_union(sf::st_make_valid(buf15), sf::st_make_valid(buf23))</text:p>
      <text:p text:style-name="P1"><text:s text:c="2"/></text:p>
      <text:p text:style-name="P1"><text:s text:c="2"/># ---- 3) Remove streets that overlap ANY CI in 2015 or 2023 ----------------</text:p>
      <text:p text:style-name="P1"><text:s text:c="2"/>touch_any &lt;- lengths(sf::st_intersects(base23, buf_any, sparse = TRUE)) &gt; 0</text:p>
      <text:p text:style-name="P1"><text:s text:c="2"/>keep_any <text:s/>&lt;- base23[!touch_any, , drop = FALSE] <text:s/># fully outside both buffers</text:p>
      <text:p text:style-name="P1"><text:s text:c="2"/>cut_any <text:s text:c="2"/>&lt;- if (any(touch_any)) sf::st_difference(base23[touch_any, , drop = FALSE], buf_any) else base23[0,]</text:p>
      <text:p text:style-name="P1"><text:s text:c="2"/></text:p>
      <text:p text:style-name="P1"><text:s text:c="2"/>cut_any &lt;- normalize_lines_safe(cut_any)</text:p>
      <text:p text:style-name="P1"><text:s text:c="2"/></text:p>
      <text:p text:style-name="P1"><text:s text:c="2"/># Combine and drop tiny fragments if requested</text:p>
      <text:p text:style-name="P1"><text:s text:c="2"/>nonci1523 &lt;- dplyr::bind_rows(keep_any, cut_any)</text:p>
      <text:p text:style-name="P1"><text:s text:c="2"/>if (nrow(nonci1523) &amp;&amp; min_len &gt; 0) {</text:p>
      <text:p text:style-name="P1"><text:s text:c="4"/>nonci1523 &lt;- nonci1523[as.numeric(sf::st_length(nonci1523)) &gt;= min_len, , drop = FALSE]</text:p>
      <text:p text:style-name="P1"><text:s text:c="2"/>}</text:p>
      <text:p text:style-name="P1"><text:s text:c="2"/></text:p>
      <text:p text:style-name="P1"><text:s text:c="2"/># ---- 4) WGS84 for mapping -------------------------------------------------</text:p>
      <text:p text:style-name="P1"><text:s text:c="2"/>general1523_n &lt;- nonci1523 |&gt;</text:p>
      <text:p text:style-name="P1"><text:soft-page-break/><text:s text:c="4"/>sf::st_transform(crs_wgs) |&gt;</text:p>
      <text:p text:style-name="P1"><text:s text:c="4"/>sf::st_make_valid() |&gt;</text:p>
      <text:p text:style-name="P1"><text:s text:c="4"/>sf::st_simplify(dTolerance = 2)</text:p>
      <text:p text:style-name="P1"><text:s text:c="2"/></text:p>
      <text:p text:style-name="P1"><text:s text:c="2"/># ---- 5) Save caches -------------------------------------------------------</text:p>
      <text:p text:style-name="P1"><text:s text:c="2"/>try(saveRDS(nonci1523, <text:s text:c="4"/>rds_nonci_1523), <text:s/>silent = TRUE)</text:p>
      <text:p text:style-name="P1"><text:s text:c="2"/>try(saveRDS(general1523_n, rds_nonciW_1523), silent = TRUE)</text:p>
      <text:p text:style-name="P1"><text:s text:c="2"/></text:p>
      <text:p text:style-name="P1"><text:s text:c="2"/># ---- 6) Log ---------------------------------------------------------------</text:p>
      <text:p text:style-name="P1"><text:s text:c="2"/>message(</text:p>
      <text:p text:style-name="P1"><text:s text:c="4"/>"Non-CI 2015&amp;2023 built — rows: ", nrow(nonci1523),</text:p>
      <text:p text:style-name="P1"><text:s text:c="4"/>" | km: ", round(sum(as.numeric(sf::st_length(nonci1523)))/1000, 1)</text:p>
      <text:p text:style-name="P1"><text:s text:c="2"/>)</text:p>
      <text:p text:style-name="P1">}</text:p>
      <text:p text:style-name="P1"/>
      <text:p text:style-name="P1"># ================================================================</text:p>
      <text:p text:style-name="P1"># 05_tracts_strata.R</text:p>
      <text:p text:style-name="P1"># Stratify tracts (density × centrality) and select sampled tracts per stratum.</text:p>
      <text:p text:style-name="P1">#</text:p>
      <text:p text:style-name="P1"># Inputs: <text:s/>processed tracts dataset, stratification settings/seed</text:p>
      <text:p text:style-name="P1"># Outputs: sampled_tracts (sf) + optional saved files</text:p>
      <text:p text:style-name="P1"># ================================================================</text:p>
      <text:p text:style-name="P1"/>
      <text:p text:style-name="P1"># Census tracts (processed, EPSG:25831)</text:p>
      <text:p text:style-name="P1">rds_tracts_proc <text:s/>&lt;- file.path(proc_dir, sprintf("%s_tracts_proc_25831.rds", <text:s/>city_tag))</text:p>
      <text:p text:style-name="P1">gpkg_tracts_proc &lt;- file.path(proc_dir, sprintf("%s_tracts_proc_25831.gpkg", city_tag))</text:p>
      <text:p text:style-name="P1"/>
      <text:p text:style-name="P1">barcelona_tracts &lt;- .cache(</text:p>
      <text:p text:style-name="P1"><text:s text:c="2"/>rds_tracts_proc,</text:p>
      <text:p text:style-name="P1"><text:s text:c="2"/>build = function(){</text:p>
      <text:p text:style-name="P1"><text:s text:c="4"/></text:p>
      <text:p text:style-name="P1"><text:s text:c="4"/># ---- load raw inputs ----</text:p>
      <text:p text:style-name="P1"><text:s text:c="4"/>tracts_geo &lt;- readRDS("../data/geo/BCN_seccion_censal_2015.rds")</text:p>
      <text:p text:style-name="P1"><text:s text:c="4"/>tracts_pop &lt;- readRDS("../data/pop/Population_Census_tract_2015_2022.rds")</text:p>
      <text:p text:style-name="P1"><text:s text:c="4"/></text:p>
      <text:p text:style-name="P1"><text:s text:c="4"/># Ensure expected ids exist</text:p>
      <text:p text:style-name="P1"><text:s text:c="4"/>stopifnot("CUSEC" %in% names(tracts_geo), all(c("GEOID","Year","Population") %in% names(tracts_pop)))</text:p>
      <text:p text:style-name="P1"><text:s text:c="4"/></text:p>
      <text:p text:style-name="P1"><text:s text:c="4"/># ---- coerce types + keep only needed years ----</text:p>
      <text:p text:style-name="P1"><text:s text:c="4"/>tracts_pop &lt;- dplyr::mutate(tracts_pop, Year = as.character(Year))</text:p>
      <text:p text:style-name="P1"><text:s text:c="4"/>keep_years &lt;- c("2015", "2022")</text:p>
      <text:p text:style-name="P1"><text:s text:c="4"/>tracts_pop &lt;- dplyr::filter(tracts_pop, Year %in% keep_years)</text:p>
      <text:p text:style-name="P1"><text:s text:c="4"/></text:p>
      <text:p text:style-name="P1"><text:s text:c="4"/># ---- wide pop table ----</text:p>
      <text:p text:style-name="P1"><text:s text:c="4"/>tracts_pop_wide &lt;- tidyr::pivot_wider(</text:p>
      <text:p text:style-name="P1"><text:s text:c="6"/>tracts_pop, names_from = Year, values_from = Population, names_prefix = "pop_"</text:p>
      <text:p text:style-name="P1"><text:s text:c="4"/>)</text:p>
      <text:p text:style-name="P1"><text:s text:c="4"/></text:p>
      <text:p text:style-name="P1"><text:soft-page-break/><text:s text:c="4"/># ---- join + geometry ----</text:p>
      <text:p text:style-name="P1"><text:s text:c="4"/>x &lt;- dplyr::left_join(tracts_geo, tracts_pop_wide, by = c("CUSEC" = "GEOID")) |&gt;</text:p>
      <text:p text:style-name="P1"><text:s text:c="6"/>dplyr::select(CUSEC, dplyr::starts_with("pop_"), geometry = dplyr::last_col())</text:p>
      <text:p text:style-name="P1"><text:s text:c="4"/></text:p>
      <text:p text:style-name="P1"><text:s text:c="4"/># ---- project once (UTM31N) ----</text:p>
      <text:p text:style-name="P1"><text:s text:c="4"/>x &lt;- sf::st_transform(x, crs_work)</text:p>
      <text:p text:style-name="P1"><text:s text:c="4"/></text:p>
      <text:p text:style-name="P1"><text:s text:c="4"/># ---- area + density (NA-safe) ----</text:p>
      <text:p text:style-name="P1"><text:s text:c="4"/>area_km2 &lt;- as.numeric(sf::st_area(x)) / 1e6</text:p>
      <text:p text:style-name="P1"><text:s text:c="4"/>x &lt;- dplyr::mutate(</text:p>
      <text:p text:style-name="P1"><text:s text:c="6"/>x,</text:p>
      <text:p text:style-name="P1"><text:s text:c="6"/>area_km2 <text:s/>= area_km2,</text:p>
      <text:p text:style-name="P1"><text:s text:c="6"/>dens_2015 = dplyr::if_else(area_km2 &gt; 0, pop_2015 / area_km2, NA_real_),</text:p>
      <text:p text:style-name="P1"><text:s text:c="6"/>dens_2022 = dplyr::if_else(area_km2 &gt; 0, pop_2022 / area_km2, NA_real_)</text:p>
      <text:p text:style-name="P1"><text:s text:c="4"/>)</text:p>
      <text:p text:style-name="P1"><text:s text:c="4"/></text:p>
      <text:p text:style-name="P1"><text:s text:c="4"/># ---- distance to Plaça Catalunya (planar) ---- Barcelona-specific implementation (centre = Plaça Catalunya, BCN census tracts)</text:p>
      <text:p text:style-name="P1"><text:s text:c="4"/>pc_pt &lt;- sf::st_sfc(sf::st_point(c(431870, 4581450)), crs = 25831) <text:s/># already in same CRS</text:p>
      <text:p text:style-name="P1"><text:s text:c="4"/>ctr <text:s text:c="2"/>&lt;- sf::st_point_on_surface(sf::st_geometry(x))</text:p>
      <text:p text:style-name="P1"><text:s text:c="4"/>x$dist_centre_km &lt;- as.numeric(sf::st_distance(ctr, pc_pt)) / 1000</text:p>
      <text:p text:style-name="P1"><text:s text:c="4"/></text:p>
      <text:p text:style-name="P1"><text:s text:c="4"/># optional snapshot</text:p>
      <text:p text:style-name="P1"><text:s text:c="4"/>if (!file.exists(gpkg_tracts_proc)) {</text:p>
      <text:p text:style-name="P1"><text:s text:c="6"/>sf::st_write(x, gpkg_tracts_proc, layer = "tracts", quiet = TRUE, append = FALSE)</text:p>
      <text:p text:style-name="P1"><text:s text:c="4"/>}</text:p>
      <text:p text:style-name="P1"><text:s text:c="4"/>x</text:p>
      <text:p text:style-name="P1"><text:s text:c="2"/>},</text:p>
      <text:p text:style-name="P1"><text:s text:c="2"/>inputs = c("../data/geo/BCN_seccion_censal_2015.rds",</text:p>
      <text:p text:style-name="P1"><text:s text:c="13"/>"../data/pop/Population_Census_tract_2015_2022.rds")</text:p>
      <text:p text:style-name="P1">)</text:p>
      <text:p text:style-name="P1"/>
      <text:p text:style-name="P1"># 11-tracts-stratify</text:p>
      <text:p text:style-name="P1"/>
      <text:p text:style-name="P1">barcelona_tracts &lt;- barcelona_tracts |&gt;</text:p>
      <text:p text:style-name="P1"><text:s text:c="2"/>mutate(</text:p>
      <text:p text:style-name="P1"><text:s text:c="4"/>dens_stratum = ntile(dens_2022, 3),</text:p>
      <text:p text:style-name="P1"><text:s text:c="4"/>cent_stratum = ntile(-dist_centre_km, 3),</text:p>
      <text:p text:style-name="P1"><text:s text:c="4"/>stratum_id <text:s text:c="2"/>= paste0("D", dens_stratum, "_C", cent_stratum)</text:p>
      <text:p text:style-name="P1"><text:s text:c="2"/>)</text:p>
      <text:p text:style-name="P1"/>
      <text:p text:style-name="P1"/>
      <text:p text:style-name="P1">set.seed(123)</text:p>
      <text:p text:style-name="P1">per_stratum &lt;- 6 <text:s/># try 3–6 depending on effort</text:p>
      <text:p text:style-name="P1"/>
      <text:p text:style-name="P1">sampled_tracts &lt;- barcelona_tracts |&gt; </text:p>
      <text:p text:style-name="P1"><text:s text:c="2"/>group_by(stratum_id) |&gt; </text:p>
      <text:p text:style-name="P1"><text:s text:c="2"/>sample_n(size = min(per_stratum, n())) |&gt; </text:p>
      <text:p text:style-name="P1"><text:s text:c="2"/>ungroup() |&gt;</text:p>
      <text:p text:style-name="P1"><text:soft-page-break/><text:s text:c="2"/>mutate(stratum = stratum_id) <text:s text:c="2"/># ← ADD THIS LINE</text:p>
      <text:p text:style-name="P1"/>
      <text:p text:style-name="P1"># ================================================================</text:p>
      <text:p text:style-name="P1"># 06_sampling_points.R</text:p>
      <text:p text:style-name="P1"># Sample lines per tract (ADD/REMOVE/NONCI) and convert to one point per line.</text:p>
      <text:p text:style-name="P1">#</text:p>
      <text:p text:style-name="P1"># Inputs: <text:s/>added, removed, general1523_n, sampled_tracts, crs_work</text:p>
      <text:p text:style-name="P1"># Outputs: samples_tbl (for Excel export), plus QC summaries</text:p>
      <text:p text:style-name="P1"># ================================================================</text:p>
      <text:p text:style-name="P1"/>
      <text:p text:style-name="P1"># Helper</text:p>
      <text:p text:style-name="P1"/>
      <text:p text:style-name="P1"># 5) Core sampler: **fixed cap per tract**</text:p>
      <text:p text:style-name="P1"># <text:s text:c="3"/>- Intersect candidate lines with each tract</text:p>
      <text:p text:style-name="P1"># <text:s text:c="3"/>- Drop tiny fragments</text:p>
      <text:p text:style-name="P1"># <text:s text:c="3"/>- Length-weighted sample up to n_per per tract</text:p>
      <text:p text:style-name="P1">sample_lines_by_tract &lt;- function(lines_sf, tracts_sf, n_per, replace = FALSE, min_len = 0){</text:p>
      <text:p text:style-name="P1"><text:s text:c="2"/>if (!inherits(lines_sf,"sf") || !nrow(lines_sf)) {</text:p>
      <text:p text:style-name="P1"><text:s text:c="4"/>out &lt;- lines_sf[0, , drop = FALSE]</text:p>
      <text:p text:style-name="P1"><text:s text:c="4"/>out$tract_id &lt;- character(0); out$stratum &lt;- factor()[0]</text:p>
      <text:p text:style-name="P1"><text:s text:c="4"/>return(out)</text:p>
      <text:p text:style-name="P1"><text:s text:c="2"/>}</text:p>
      <text:p text:style-name="P1"><text:s text:c="2"/>L &lt;- sf::st_transform(lines_sf, sf::st_crs(tracts_sf))</text:p>
      <text:p text:style-name="P1"><text:s text:c="2"/>hits <text:s/>&lt;- sf::st_intersects(tracts_sf, L)</text:p>
      <text:p text:style-name="P1"><text:s text:c="2"/>picks &lt;- vector("list", nrow(tracts_sf))</text:p>
      <text:p text:style-name="P1"><text:s text:c="2"/></text:p>
      <text:p text:style-name="P1"><text:s text:c="2"/>for (i in seq_len(nrow(tracts_sf))) {</text:p>
      <text:p text:style-name="P1"><text:s text:c="4"/>idx &lt;- hits[[i]]; if (!length(idx)) next</text:p>
      <text:p text:style-name="P1"><text:s text:c="4"/>cand &lt;- suppressWarnings(sf::st_intersection(L[idx, , drop = FALSE], tracts_sf[i, ]))</text:p>
      <text:p text:style-name="P1"><text:s text:c="4"/>cand &lt;- suppressWarnings(sf::st_collection_extract(cand, "LINESTRING", warn = FALSE))</text:p>
      <text:p text:style-name="P1"><text:s text:c="4"/>cand &lt;- cand[!sf::st_is_empty(cand), , drop = FALSE]</text:p>
      <text:p text:style-name="P1"><text:s text:c="4"/>if (min_len &gt; 0)</text:p>
      <text:p text:style-name="P1"><text:s text:c="6"/>cand &lt;- cand[as.numeric(sf::st_length(cand)) &gt;= min_len, , drop = FALSE]</text:p>
      <text:p text:style-name="P1"><text:s text:c="4"/>if (!nrow(cand)) next</text:p>
      <text:p text:style-name="P1"><text:s text:c="4"/></text:p>
      <text:p text:style-name="P1"><text:s text:c="4"/># Up to n_per per **this** tract</text:p>
      <text:p text:style-name="P1"><text:s text:c="4"/>draw_with_replacement &lt;- isTRUE(replace) &amp;&amp; nrow(cand) &lt; n_per</text:p>
      <text:p text:style-name="P1"><text:s text:c="4"/>k &lt;- if (draw_with_replacement) n_per else min(n_per, nrow(cand))</text:p>
      <text:p text:style-name="P1"><text:s text:c="4"/>lens &lt;- as.numeric(sf::st_length(cand)); lens[!is.finite(lens)] &lt;- 0</text:p>
      <text:p text:style-name="P1"><text:s text:c="4"/>prob &lt;- if (sum(lens) &gt; 0) lens / sum(lens) else NULL</text:p>
      <text:p text:style-name="P1"><text:s text:c="4"/></text:p>
      <text:p text:style-name="P1"><text:s text:c="4"/>piece &lt;- cand[sample(seq_len(nrow(cand)), k, replace = draw_with_replacement, prob = prob), , drop = FALSE]</text:p>
      <text:p text:style-name="P1"><text:s text:c="4"/>piece$tract_id &lt;- tracts_sf$tract_id[i]</text:p>
      <text:p text:style-name="P1"><text:s text:c="4"/>piece$stratum <text:s/>&lt;- tracts_sf$stratum[i]</text:p>
      <text:p text:style-name="P1"><text:s text:c="4"/>picks[[i]] &lt;- piece</text:p>
      <text:p text:style-name="P1"><text:s text:c="2"/>}</text:p>
      <text:p text:style-name="P1"><text:s text:c="2"/>dplyr::bind_rows(picks)</text:p>
      <text:p text:style-name="P1">}</text:p>
      <text:p text:style-name="P1"><text:soft-page-break/></text:p>
      <text:p text:style-name="P1"/>
      <text:p text:style-name="P1">set.seed(1234)</text:p>
      <text:p text:style-name="P1"/>
      <text:p text:style-name="P1"># --- basic checks (CI_STABLE stuff removed) ----------------------------------</text:p>
      <text:p text:style-name="P1">stopifnot(exists("added_eval"), exists("removed_eval"), exists("crs_work"))</text:p>
      <text:p text:style-name="P1">stopifnot(exists("sampled_tracts"))</text:p>
      <text:p text:style-name="P1">stopifnot(exists("general1523_n"), inherits(general1523_n, "sf"), nrow(general1523_n) &gt; 0)</text:p>
      <text:p text:style-name="P1"/>
      <text:p text:style-name="P1"># ensure 'tract_id'</text:p>
      <text:p text:style-name="P1">normalize_tract_id &lt;- function(s){</text:p>
      <text:p text:style-name="P1"><text:s text:c="2"/>nm <text:s/>&lt;- names(s); nml &lt;- tolower(nm)</text:p>
      <text:p text:style-name="P1"><text:s text:c="2"/>candidates &lt;- c("tract_id","tractid","geoid","geoid10","geoid20","id","code","name","objectid","fid")</text:p>
      <text:p text:style-name="P1"><text:s text:c="2"/>hit &lt;- which(nml %in% candidates)</text:p>
      <text:p text:style-name="P1"><text:s text:c="2"/>if (length(hit) &gt; 0) s$tract_id &lt;- as.character(s[[ nm[hit[1]] ]]) else s$tract_id &lt;- sprintf("tract_%04d", seq_len(nrow(s)))</text:p>
      <text:p text:style-name="P1"><text:s text:c="2"/>s</text:p>
      <text:p text:style-name="P1">}</text:p>
      <text:p text:style-name="P1">sampled_tracts &lt;- normalize_tract_id(sampled_tracts)</text:p>
      <text:p text:style-name="P1">stopifnot("tract_id" %in% names(sampled_tracts))</text:p>
      <text:p text:style-name="P1"/>
      <text:p text:style-name="P1">PERTRACT_ADD <text:s text:c="3"/>&lt;- 2</text:p>
      <text:p text:style-name="P1">PERTRACT_REM <text:s text:c="3"/>&lt;- 2</text:p>
      <text:p text:style-name="P1">PERTRACT_NONCI <text:s/>&lt;- 1</text:p>
      <text:p text:style-name="P1">FORCE_QUOTA <text:s text:c="4"/>&lt;- FALSE</text:p>
      <text:p text:style-name="P1">MIN_LEN_M <text:s text:c="6"/>&lt;- 15</text:p>
      <text:p text:style-name="P1"/>
      <text:p text:style-name="P1"># CRS + strata</text:p>
      <text:p text:style-name="P1">tracts &lt;- sf::st_transform(sampled_tracts, crs_work)</text:p>
      <text:p text:style-name="P1">if (!"stratum" %in% names(tracts)) {</text:p>
      <text:p text:style-name="P1"><text:s text:c="2"/>tracts$stratum &lt;- factor("all")</text:p>
      <text:p text:style-name="P1">} else {</text:p>
      <text:p text:style-name="P1"><text:s text:c="2"/>tracts$stratum &lt;- droplevels(as.factor(tracts$stratum))</text:p>
      <text:p text:style-name="P1">}</text:p>
      <text:p text:style-name="P1"/>
      <text:p text:style-name="P1"># GENERAL pool (NONCI lines created upstream)</text:p>
      <text:p text:style-name="P1">noncycle23 &lt;- sf::st_transform(general1523_n, crs_work)</text:p>
      <text:p text:style-name="P1"/>
      <text:p text:style-name="P1"># --- picks: strictly per-tract caps; no top-ups ------------------------------</text:p>
      <text:p text:style-name="P1">added_by_tr <text:s text:c="2"/>&lt;- sample_lines_by_tract(added_eval, <text:s text:c="5"/>tracts, PERTRACT_ADD, <text:s text:c="2"/>replace = FORCE_QUOTA, min_len = MIN_LEN_M)</text:p>
      <text:p text:style-name="P1">removed_by_tr &lt;- sample_lines_by_tract(removed_eval, <text:s text:c="3"/>tracts, PERTRACT_REM, <text:s text:c="2"/>replace = FORCE_QUOTA, min_len = MIN_LEN_M)</text:p>
      <text:p text:style-name="P1">general_by_tr &lt;- sample_lines_by_tract(noncycle23, tracts, PERTRACT_NONCI, replace = FORCE_QUOTA, min_len = MIN_LEN_M)</text:p>
      <text:p text:style-name="P1"/>
      <text:p text:style-name="P1"># convert to points (1 per line)</text:p>
      <text:p text:style-name="P1">added_pts <text:s text:c="2"/>&lt;- points_on_lines(added_by_tr) <text:s text:c="2"/>|&gt; dplyr::mutate(class = "ADD")</text:p>
      <text:p text:style-name="P1">removed_pts &lt;- points_on_lines(removed_by_tr) |&gt; dplyr::mutate(class = "REMOVE")</text:p>
      <text:p text:style-name="P1"><text:soft-page-break/>nonci_pts <text:s text:c="2"/>&lt;- points_on_lines(general_by_tr) |&gt; dplyr::mutate(class = "NONCI")</text:p>
      <text:p text:style-name="P1"/>
      <text:p text:style-name="P1"># keep only points within tract boundaries</text:p>
      <text:p text:style-name="P1">keep_in &lt;- function(pts, tracts, eps = 0.5){</text:p>
      <text:p text:style-name="P1"><text:s text:c="2"/>if (!inherits(pts,"sf") || !nrow(pts)) return(pts)</text:p>
      <text:p text:style-name="P1"><text:s text:c="2"/>if (sf::st_crs(pts) != sf::st_crs(tracts)) pts &lt;- sf::st_transform(pts, sf::st_crs(tracts))</text:p>
      <text:p text:style-name="P1"><text:s text:c="2"/>M &lt;- sf::st_is_within_distance(pts, tracts, dist = eps, sparse = FALSE)</text:p>
      <text:p text:style-name="P1"><text:s text:c="2"/>pts[apply(M, 1, any), , drop = FALSE]</text:p>
      <text:p text:style-name="P1">}</text:p>
      <text:p text:style-name="P1">added_pts <text:s text:c="2"/>&lt;- keep_in(added_pts, <text:s text:c="2"/>tracts)</text:p>
      <text:p text:style-name="P1">removed_pts &lt;- keep_in(removed_pts, tracts)</text:p>
      <text:p text:style-name="P1">nonci_pts <text:s text:c="2"/>&lt;- keep_in(nonci_pts, <text:s text:c="2"/>tracts)</text:p>
      <text:p text:style-name="P1"/>
      <text:p text:style-name="P1"># sanity: one point per selected line</text:p>
      <text:p text:style-name="P1">stopifnot(</text:p>
      <text:p text:style-name="P1"><text:s text:c="2"/>nrow(added_pts) <text:s text:c="2"/>== nrow(added_by_tr),</text:p>
      <text:p text:style-name="P1"><text:s text:c="2"/>nrow(removed_pts) == nrow(removed_by_tr),</text:p>
      <text:p text:style-name="P1"><text:s text:c="2"/>nrow(nonci_pts) <text:s text:c="2"/>== nrow(general_by_tr)</text:p>
      <text:p text:style-name="P1">)</text:p>
      <text:p text:style-name="P1"/>
      <text:p text:style-name="P1"># tables for export</text:p>
      <text:p text:style-name="P1">add_tbl &lt;- to_lonlat_tbl(added_pts) <text:s text:c="2"/>|&gt; dplyr::mutate(interval="2015→2023", source="ADD_FLAG", <text:s text:c="3"/>class="ADD") <text:s text:c="3"/>|&gt; add_validation_cols() |&gt; coerce_for_bind()</text:p>
      <text:p text:style-name="P1">rem_tbl &lt;- to_lonlat_tbl(removed_pts) |&gt; dplyr::mutate(interval="2015→2023", source="REMOVE_FLAG", class="REMOVE") |&gt; add_validation_cols() |&gt; coerce_for_bind()</text:p>
      <text:p text:style-name="P1">gen_tbl &lt;- to_lonlat_tbl(nonci_pts) <text:s text:c="2"/>|&gt; dplyr::mutate(interval="2015→2023", source="NONCI_2023", <text:s/>class="NONCI") <text:s/>|&gt; add_validation_cols() |&gt; coerce_for_bind()</text:p>
      <text:p text:style-name="P1"/>
      <text:p text:style-name="P1"># final stack</text:p>
      <text:p text:style-name="P1">samples_tbl &lt;- dplyr::bind_rows(add_tbl, rem_tbl, gen_tbl)</text:p>
      <text:p text:style-name="P1"/>
      <text:p text:style-name="P1"># give annotators a non-NA option for interiors/photos</text:p>
      <text:p text:style-name="P1">if (!"imagery_class" %in% names(samples_tbl)) {</text:p>
      <text:p text:style-name="P1"><text:s text:c="2"/>samples_tbl$imagery_class &lt;- factor("PENDING",</text:p>
      <text:p text:style-name="P1"><text:s text:c="38"/>levels = c("STREET","NONSTREET","PENDING"))</text:p>
      <text:p text:style-name="P1">}</text:p>
      <text:p text:style-name="P1"># ---------------------------------------------------------------------------</text:p>
      <text:p text:style-name="P1"/>
      <text:p text:style-name="P1"/>
      <text:p text:style-name="P1"># quick counts</text:p>
      <text:p text:style-name="P1">cat("\nCounts (lines → points):\n")</text:p>
      <text:p text:style-name="P1">print(rbind(</text:p>
      <text:p text:style-name="P1"><text:s text:c="2"/>ADD <text:s text:c="4"/>= c(lines = nrow(added_by_tr), <text:s text:c="2"/>pts = nrow(added_pts)),</text:p>
      <text:p text:style-name="P1"><text:s text:c="2"/>REMOVE <text:s/>= c(lines = nrow(removed_by_tr), pts = nrow(removed_pts)),</text:p>
      <text:p text:style-name="P1"><text:s text:c="2"/>NONCI <text:s text:c="2"/>= c(lines = nrow(general_by_tr), pts = nrow(nonci_pts))</text:p>
      <text:p text:style-name="P1">))</text:p>
      <text:p text:style-name="P1"/>
      <text:p text:style-name="P1"># --- Stratum sanity ----------------------------------------------------------</text:p>
      <text:p text:style-name="P1">attach_stratum_to_pts &lt;- function(pts, tracts){</text:p>
      <text:p text:style-name="P1"><text:soft-page-break/><text:s text:c="2"/>if (!inherits(pts,"sf") || !nrow(pts)) return(pts)</text:p>
      <text:p text:style-name="P1"><text:s text:c="2"/>p &lt;- pts</text:p>
      <text:p text:style-name="P1"><text:s text:c="2"/>if (sf::st_crs(p) != sf::st_crs(tracts)) p &lt;- sf::st_transform(p, sf::st_crs(tracts))</text:p>
      <text:p text:style-name="P1"><text:s text:c="2"/>sf::st_join(p, tracts[, c("tract_id","stratum")], left = TRUE, join = sf::st_within)</text:p>
      <text:p text:style-name="P1">}</text:p>
      <text:p text:style-name="P1"/>
      <text:p text:style-name="P1">nonci_pts_s &lt;- attach_stratum_to_pts(nonci_pts, tracts)</text:p>
      <text:p text:style-name="P1">add_pts_s <text:s text:c="2"/>&lt;- attach_stratum_to_pts(added_pts, <text:s/>tracts)</text:p>
      <text:p text:style-name="P1">rem_pts_s <text:s text:c="2"/>&lt;- attach_stratum_to_pts(removed_pts, tracts)</text:p>
      <text:p text:style-name="P1"/>
      <text:p text:style-name="P1">by_stratum &lt;- data.frame(</text:p>
      <text:p text:style-name="P1"><text:s text:c="2"/>STRATUM = levels(tracts$stratum),</text:p>
      <text:p text:style-name="P1"><text:s text:c="2"/>NONCI <text:s text:c="2"/>= as.integer(table(factor(nonci_pts_s$stratum, levels(tracts$stratum)))),</text:p>
      <text:p text:style-name="P1"><text:s text:c="2"/>ADD <text:s text:c="4"/>= as.integer(table(factor(add_pts_s$stratum, <text:s text:c="2"/>levels(tracts$stratum)))),</text:p>
      <text:p text:style-name="P1"><text:s text:c="2"/>REMOVE <text:s/>= as.integer(table(factor(rem_pts_s$stratum, <text:s/>levels(tracts$stratum))))</text:p>
      <text:p text:style-name="P1">)</text:p>
      <text:p text:style-name="P1"/>
      <text:p text:style-name="P1">cat("\nBy-stratum counts (POINTS):\n")</text:p>
      <text:p text:style-name="P1">print(by_stratum)</text:p>
      <text:p text:style-name="P1"/>
      <text:p text:style-name="P1"># feasibility_diagnostic call (use the actual NONCI pool sampled from)</text:p>
      <text:p text:style-name="P1"># feas &lt;- feasibility_diagnostic(</text:p>
      <text:p text:style-name="P1"># <text:s text:c="2"/>sampled_tracts <text:s/>= sampled_tracts,</text:p>
      <text:p text:style-name="P1"># <text:s text:c="2"/>added <text:s text:c="10"/>= added,</text:p>
      <text:p text:style-name="P1"># <text:s text:c="2"/>removed <text:s text:c="8"/>= removed,</text:p>
      <text:p text:style-name="P1"># <text:s text:c="2"/>nonci_lines <text:s text:c="4"/>= noncycle23,</text:p>
      <text:p text:style-name="P1"># <text:s text:c="2"/>crs_work <text:s text:c="7"/>= crs_work</text:p>
      <text:p text:style-name="P1"># )</text:p>
      <text:p text:style-name="P1"># </text:p>
      <text:p text:style-name="P1"># print(feas, n = Inf, width = Inf)</text:p>
      <text:p text:style-name="P1"/>
      <text:p text:style-name="P1"># ================================================================</text:p>
      <text:p text:style-name="P1"># 07_export_excel.R</text:p>
      <text:p text:style-name="P1"># Export coder workbooks for manual validation (coder1 and coder2).</text:p>
      <text:p text:style-name="P1">#</text:p>
      <text:p text:style-name="P1"># Inputs: <text:s/>samples_tbl</text:p>
      <text:p text:style-name="P1"># Outputs: outdir/&lt;city&gt;_samples_2015_2023_coder1.xlsx and coder2.xlsx</text:p>
      <text:p text:style-name="P1"># ================================================================</text:p>
      <text:p text:style-name="P1"/>
      <text:p text:style-name="P1"># --- setup -------------------------------------------------------</text:p>
      <text:p text:style-name="P1"/>
      <text:p text:style-name="P1"># which coders to prepare workbooks for</text:p>
      <text:p text:style-name="P1">coders &lt;- c(1, 2)</text:p>
      <text:p text:style-name="P1"/>
      <text:p text:style-name="P1"># flag to force rebuild if you really want to regenerate the Excels</text:p>
      <text:p text:style-name="P1">rebuild_excels &lt;- FALSE</text:p>
      <text:p text:style-name="P1"/>
      <text:p text:style-name="P1">mk_outfile &lt;- function(city_tag, coder_id){</text:p>
      <text:p text:style-name="P1"><text:s text:c="2"/>file.path(</text:p>
      <text:p text:style-name="P1"><text:soft-page-break/><text:s text:c="4"/>outdir,</text:p>
      <text:p text:style-name="P1"><text:s text:c="4"/>paste0(city_tag, "_samples_2015_2023_coder", coder_id, ".xlsx")</text:p>
      <text:p text:style-name="P1"><text:s text:c="2"/>)</text:p>
      <text:p text:style-name="P1">}</text:p>
      <text:p text:style-name="P1"/>
      <text:p text:style-name="P1"># --- validations: presence coding -------------------------------------------</text:p>
      <text:p text:style-name="P1">PRESENCE_LIST &lt;- c("1","0","NA") <text:s/># 1 = visible, 0 = absent, NA = not verifiable</text:p>
      <text:p text:style-name="P1"/>
      <text:p text:style-name="P1"># --- helpers -----------------------------------------------------</text:p>
      <text:p text:style-name="P1">mk_gsv_cbll &lt;- function(lat, lon, heading = NA_real_) {</text:p>
      <text:p text:style-name="P1"><text:s text:c="2"/>paste0(</text:p>
      <text:p text:style-name="P1"><text:s text:c="4"/>"https://www.google.com/maps?layer=c&amp;cbll=",</text:p>
      <text:p text:style-name="P1"><text:s text:c="4"/>sprintf("%.6f,%.6f", lat, lon),</text:p>
      <text:p text:style-name="P1"><text:s text:c="4"/>ifelse(is.na(heading), "", sprintf("&amp;cbp=12,%.0f,0,0,0", heading))</text:p>
      <text:p text:style-name="P1"><text:s text:c="2"/>)</text:p>
      <text:p text:style-name="P1">}</text:p>
      <text:p text:style-name="P1"/>
      <text:p text:style-name="P1"># Ensure correct structure and order of columns, matching the template</text:p>
      <text:p text:style-name="P1"># Behaviour:</text:p>
      <text:p text:style-name="P1"># - Do NOT export lon/lat</text:p>
      <text:p text:style-name="P1"># - Keep gsv_link but hide it in Excel (width 0)</text:p>
      <text:p text:style-name="P1"># - Show only clickable "Open GSV" in column GSV</text:p>
      <text:p text:style-name="P1">ensure_export_cols &lt;- function(df){</text:p>
      <text:p text:style-name="P1"><text:s text:c="2"/></text:p>
      <text:p text:style-name="P1"><text:s text:c="2"/># prefer existing link in 'gsv_link', else 'gsv_url'</text:p>
      <text:p text:style-name="P1"><text:s text:c="2"/>if (!"gsv_link" %in% names(df)) {</text:p>
      <text:p text:style-name="P1"><text:s text:c="4"/>if ("gsv_url" %in% names(df)) df$gsv_link &lt;- df$gsv_url else df$gsv_link &lt;- NA_character_</text:p>
      <text:p text:style-name="P1"><text:s text:c="2"/>}</text:p>
      <text:p text:style-name="P1"><text:s text:c="2"/></text:p>
      <text:p text:style-name="P1"><text:s text:c="2"/># clean id: 1..N</text:p>
      <text:p text:style-name="P1"><text:s text:c="2"/>df$id &lt;- seq_len(nrow(df))</text:p>
      <text:p text:style-name="P1"><text:s text:c="2"/></text:p>
      <text:p text:style-name="P1"><text:s text:c="2"/># make sure all validation columns exist</text:p>
      <text:p text:style-name="P1"><text:s text:c="2"/>for (nm in c(</text:p>
      <text:p text:style-name="P1"><text:s text:c="4"/>"pres24","mon24","pres23","mon23",</text:p>
      <text:p text:style-name="P1"><text:s text:c="4"/>"pres22","mon22",</text:p>
      <text:p text:style-name="P1"><text:s text:c="4"/>"pres16","mon16","pres15","mon15",</text:p>
      <text:p text:style-name="P1"><text:s text:c="4"/>"pres14","mon14",</text:p>
      <text:p text:style-name="P1"><text:s text:c="4"/>"notes","pres_fu","pres_bl","match"</text:p>
      <text:p text:style-name="P1"><text:s text:c="2"/>)) {</text:p>
      <text:p text:style-name="P1"><text:s text:c="4"/>if (!nm %in% names(df)) df[[nm]] &lt;- NA</text:p>
      <text:p text:style-name="P1"><text:s text:c="2"/>}</text:p>
      <text:p text:style-name="P1"><text:s text:c="2"/></text:p>
      <text:p text:style-name="P1"><text:s text:c="2"/># clickable label col</text:p>
      <text:p text:style-name="P1"><text:s text:c="2"/>if (!"GSV" %in% names(df)) df$GSV &lt;- NA_character_</text:p>
      <text:p text:style-name="P1"><text:s text:c="2"/></text:p>
      <text:p text:style-name="P1"><text:s text:c="2"/># normalise ids as character</text:p>
      <text:p text:style-name="P1"><text:s text:c="2"/>if ("tract_id" %in% names(df)) df$tract_id &lt;- as.character(df$tract_id)</text:p>
      <text:p text:style-name="P1"><text:s text:c="2"/>if ("stratum" <text:s/>%in% names(df)) df$stratum <text:s/>&lt;- as.character(df$stratum)</text:p>
      <text:p text:style-name="P1"><text:soft-page-break/><text:s text:c="2"/></text:p>
      <text:p text:style-name="P1"><text:s text:c="2"/># export order (NO lon/lat shown)</text:p>
      <text:p text:style-name="P1"><text:s text:c="2"/>wanted &lt;- c(</text:p>
      <text:p text:style-name="P1"><text:s text:c="4"/>"id","class","tract_id","stratum",</text:p>
      <text:p text:style-name="P1"><text:s text:c="4"/>"gsv_link","GSV",</text:p>
      <text:p text:style-name="P1"><text:s text:c="4"/>"pres24","mon24","pres23","mon23",</text:p>
      <text:p text:style-name="P1"><text:s text:c="4"/>"pres22","mon22",</text:p>
      <text:p text:style-name="P1"><text:s text:c="4"/>"pres16","mon16","pres15","mon15",</text:p>
      <text:p text:style-name="P1"><text:s text:c="4"/>"pres14","mon14",</text:p>
      <text:p text:style-name="P1"><text:s text:c="4"/>"notes","pres_fu","pres_bl","match"</text:p>
      <text:p text:style-name="P1"><text:s text:c="2"/>)</text:p>
      <text:p text:style-name="P1"><text:s text:c="2"/></text:p>
      <text:p text:style-name="P1"><text:s text:c="2"/>for (nm in setdiff(wanted, names(df))) df[[nm]] &lt;- NA</text:p>
      <text:p text:style-name="P1"><text:s text:c="2"/>df[, wanted, drop = FALSE]</text:p>
      <text:p text:style-name="P1">}</text:p>
      <text:p text:style-name="P1"/>
      <text:p text:style-name="P1"># -------------------------------------------------------------------</text:p>
      <text:p text:style-name="P1"># Fused presence formulas: pres_fu (follow-up) and pres_bl (baseline)</text:p>
      <text:p text:style-name="P1"># Robust to column position changes (no hard-coded letters).</text:p>
      <text:p text:style-name="P1"># -------------------------------------------------------------------</text:p>
      <text:p text:style-name="P1">add_fused_formula_cols &lt;- function(wb, sheet, df, n_rows, header_row = 2){</text:p>
      <text:p text:style-name="P1"><text:s text:c="2"/>if (n_rows == 0) return(invisible(NULL))</text:p>
      <text:p text:style-name="P1"><text:s text:c="2"/></text:p>
      <text:p text:style-name="P1"><text:s text:c="2"/>r1 &lt;- header_row + 1</text:p>
      <text:p text:style-name="P1"><text:s text:c="2"/>rN &lt;- header_row + n_rows</text:p>
      <text:p text:style-name="P1"><text:s text:c="2"/></text:p>
      <text:p text:style-name="P1"><text:s text:c="2"/>xl <text:s/>&lt;- openxlsx::int2col</text:p>
      <text:p text:style-name="P1"><text:s text:c="2"/>col &lt;- setNames(seq_along(names(df)), names(df))</text:p>
      <text:p text:style-name="P1"><text:s text:c="2"/></text:p>
      <text:p text:style-name="P1"><text:s text:c="2"/># Excel column letters</text:p>
      <text:p text:style-name="P1"><text:s text:c="2"/>p24 &lt;- xl(col["pres24"]); m24 &lt;- xl(col["mon24"])</text:p>
      <text:p text:style-name="P1"><text:s text:c="2"/>p23 &lt;- xl(col["pres23"]); m23 &lt;- xl(col["mon23"])</text:p>
      <text:p text:style-name="P1"><text:s text:c="2"/>p22 &lt;- xl(col["pres22"])</text:p>
      <text:p text:style-name="P1"><text:s text:c="2"/></text:p>
      <text:p text:style-name="P1"><text:s text:c="2"/>p16 &lt;- xl(col["pres16"]); m16 &lt;- xl(col["mon16"])</text:p>
      <text:p text:style-name="P1"><text:s text:c="2"/>p15 &lt;- xl(col["pres15"]); m15 &lt;- xl(col["mon15"])</text:p>
      <text:p text:style-name="P1"><text:s text:c="2"/>p14 &lt;- xl(col["pres14"])</text:p>
      <text:p text:style-name="P1"><text:s text:c="2"/></text:p>
      <text:p text:style-name="P1"><text:s text:c="2"/>col_fu &lt;- col["pres_fu"]</text:p>
      <text:p text:style-name="P1"><text:s text:c="2"/>col_bl &lt;- col["pres_bl"]</text:p>
      <text:p text:style-name="P1"><text:s text:c="2"/></text:p>
      <text:p text:style-name="P1"><text:s text:c="2"/>tmpl_fu &lt;- paste0(</text:p>
      <text:p text:style-name="P1"><text:s text:c="4"/>'IF(AND(', p24, '%d="",', p23, '%d=""),',</text:p>
      <text:p text:style-name="P1"><text:s text:c="4"/>'IF(', p22, '%d&lt;&gt;"",', p22, '%d,""),',</text:p>
      <text:p text:style-name="P1"><text:s text:c="4"/>'IF(AND(', p24, '%d&lt;&gt;"",', p23, '%d=""),', p24, '%d,',</text:p>
      <text:p text:style-name="P1"><text:s text:c="4"/>'IF(AND(', p24, '%d="",', p23, '%d&lt;&gt;""),', p23, '%d,',</text:p>
      <text:p text:style-name="P1"><text:s text:c="4"/>'IF(ABS(', m24, '%d-1)&lt;=ABS(13-', m23, '%d),', p24, '%d,', p23, '%d)',</text:p>
      <text:p text:style-name="P1"><text:s text:c="4"/>')',</text:p>
      <text:p text:style-name="P1"><text:s text:c="4"/>')',</text:p>
      <text:p text:style-name="P1"><text:soft-page-break/><text:s text:c="4"/>')'</text:p>
      <text:p text:style-name="P1"><text:s text:c="2"/>)</text:p>
      <text:p text:style-name="P1"><text:s text:c="2"/></text:p>
      <text:p text:style-name="P1"><text:s text:c="2"/>tmpl_bl &lt;- paste0(</text:p>
      <text:p text:style-name="P1"><text:s text:c="4"/>'IF(AND(', p16, '%d="",', p15, '%d=""),',</text:p>
      <text:p text:style-name="P1"><text:s text:c="4"/>'IF(', p14, '%d&lt;&gt;"",', p14, '%d,""),',</text:p>
      <text:p text:style-name="P1"><text:s text:c="4"/>'IF(AND(', p16, '%d&lt;&gt;"",', p15, '%d=""),', p16, '%d,',</text:p>
      <text:p text:style-name="P1"><text:s text:c="4"/>'IF(AND(', p16, '%d="",', p15, '%d&lt;&gt;""),', p15, '%d,',</text:p>
      <text:p text:style-name="P1"><text:s text:c="4"/>'IF(ABS(', m16, '%d-1)&lt;=ABS(13-', m15, '%d),', p16, '%d,', p15, '%d)',</text:p>
      <text:p text:style-name="P1"><text:s text:c="4"/>')',</text:p>
      <text:p text:style-name="P1"><text:s text:c="4"/>')',</text:p>
      <text:p text:style-name="P1"><text:s text:c="4"/>')'</text:p>
      <text:p text:style-name="P1"><text:s text:c="2"/>)</text:p>
      <text:p text:style-name="P1"><text:s text:c="2"/></text:p>
      <text:p text:style-name="P1"><text:s text:c="2"/># each template uses 14 %d slots</text:p>
      <text:p text:style-name="P1"><text:s text:c="2"/>for (r in r1:rN) {</text:p>
      <text:p text:style-name="P1"><text:s text:c="4"/>f_fu &lt;- paste0("=", sprintf(tmpl_fu, r,r, r,r, r,r, r, r,r, r, r,r, r, r))</text:p>
      <text:p text:style-name="P1"><text:s text:c="4"/>f_bl &lt;- paste0("=", sprintf(tmpl_bl, r,r, r,r, r,r, r, r,r, r, r,r, r, r))</text:p>
      <text:p text:style-name="P1"><text:s text:c="4"/></text:p>
      <text:p text:style-name="P1"><text:s text:c="4"/>openxlsx::writeFormula(wb, sheet, x = f_fu, startCol = col_fu, startRow = r)</text:p>
      <text:p text:style-name="P1"><text:s text:c="4"/>openxlsx::writeFormula(wb, sheet, x = f_bl, startCol = col_bl, startRow = r)</text:p>
      <text:p text:style-name="P1"><text:s text:c="2"/>}</text:p>
      <text:p text:style-name="P1"><text:s text:c="2"/></text:p>
      <text:p text:style-name="P1"><text:s text:c="2"/>openxlsx::setColWidths(wb, sheet, cols = c(col_fu, col_bl), widths = 13)</text:p>
      <text:p text:style-name="P1">}</text:p>
      <text:p text:style-name="P1"/>
      <text:p text:style-name="P1"># -------------------------------------------------------------------</text:p>
      <text:p text:style-name="P1"># Match column: comparison of class vs (pres_bl, pres_fu)</text:p>
      <text:p text:style-name="P1"># Robust to column position changes (no hard-coded letters).</text:p>
      <text:p text:style-name="P1"># -------------------------------------------------------------------</text:p>
      <text:p text:style-name="P1">add_match_col &lt;- function(wb, sheet, df, n_rows, header_row = 2) {</text:p>
      <text:p text:style-name="P1"><text:s text:c="2"/>if (n_rows == 0) return(invisible(NULL))</text:p>
      <text:p text:style-name="P1"><text:s text:c="2"/></text:p>
      <text:p text:style-name="P1"><text:s text:c="2"/>r1 &lt;- header_row + 1</text:p>
      <text:p text:style-name="P1"><text:s text:c="2"/>rN &lt;- header_row + n_rows</text:p>
      <text:p text:style-name="P1"><text:s text:c="2"/></text:p>
      <text:p text:style-name="P1"><text:s text:c="2"/>xl <text:s/>&lt;- openxlsx::int2col</text:p>
      <text:p text:style-name="P1"><text:s text:c="2"/>col &lt;- setNames(seq_along(names(df)), names(df))</text:p>
      <text:p text:style-name="P1"><text:s text:c="2"/></text:p>
      <text:p text:style-name="P1"><text:s text:c="2"/>c_class &lt;- xl(col["class"])</text:p>
      <text:p text:style-name="P1"><text:s text:c="2"/>c_fu <text:s text:c="3"/>&lt;- xl(col["pres_fu"])</text:p>
      <text:p text:style-name="P1"><text:s text:c="2"/>c_bl <text:s text:c="3"/>&lt;- xl(col["pres_bl"])</text:p>
      <text:p text:style-name="P1"><text:s text:c="2"/></text:p>
      <text:p text:style-name="P1"><text:s text:c="2"/>col_match &lt;- col["match"]</text:p>
      <text:p text:style-name="P1"><text:s text:c="2"/></text:p>
      <text:p text:style-name="P1"><text:s text:c="2"/>tmpl_match &lt;- paste0(</text:p>
      <text:p text:style-name="P1"><text:s text:c="4"/>'IF(OR(', c_fu, '%d="",', c_bl, '%d=""),"",',</text:p>
      <text:p text:style-name="P1"><text:s text:c="4"/>'IF(OR(IFERROR(VALUE(', c_fu, '%d),-1)=-1,IFERROR(VALUE(', c_bl, '%d),-1)=-1),"",',</text:p>
      <text:p text:style-name="P1"><text:soft-page-break/><text:s text:c="4"/>'IF(', c_class, '%d="ADD",AND(IFERROR(VALUE(', c_fu, '%d),-1)=1,IFERROR(VALUE(', c_bl, '%d),-1)=0),',</text:p>
      <text:p text:style-name="P1"><text:s text:c="4"/>'IF(', c_class, '%d="REMOVE",AND(IFERROR(VALUE(', c_fu, '%d),-1)=0,IFERROR(VALUE(', c_bl, '%d),-1)=1),',</text:p>
      <text:p text:style-name="P1"><text:s text:c="4"/>'IF(', c_class, '%d="NONCI",AND(IFERROR(VALUE(', c_fu, '%d),-1)=0,IFERROR(VALUE(', c_bl, '%d),-1)=0),"")',</text:p>
      <text:p text:style-name="P1"><text:s text:c="4"/>')',</text:p>
      <text:p text:style-name="P1"><text:s text:c="4"/>')',</text:p>
      <text:p text:style-name="P1"><text:s text:c="4"/>')',</text:p>
      <text:p text:style-name="P1"><text:s text:c="4"/>')'</text:p>
      <text:p text:style-name="P1"><text:s text:c="2"/>)</text:p>
      <text:p text:style-name="P1"><text:s text:c="2"/></text:p>
      <text:p text:style-name="P1"><text:s text:c="2"/># tmpl_match uses 11 %d slots</text:p>
      <text:p text:style-name="P1"><text:s text:c="2"/>for (r in r1:rN) {</text:p>
      <text:p text:style-name="P1"><text:s text:c="4"/>f_match &lt;- paste0("=", sprintf(tmpl_match, r,r, r,r, r, r,r, r, r,r, r, r,r))</text:p>
      <text:p text:style-name="P1"><text:s text:c="4"/>openxlsx::writeFormula(wb, sheet, x = f_match, startCol = col_match, startRow = r)</text:p>
      <text:p text:style-name="P1"><text:s text:c="2"/>}</text:p>
      <text:p text:style-name="P1"><text:s text:c="2"/></text:p>
      <text:p text:style-name="P1"><text:s text:c="2"/>openxlsx::setColWidths(wb, sheet, cols = col_match, widths = 13)</text:p>
      <text:p text:style-name="P1">}</text:p>
      <text:p text:style-name="P1"/>
      <text:p text:style-name="P1"># -------------------------------------------------------------------</text:p>
      <text:p text:style-name="P1"># Writer: make sheet look like coder template</text:p>
      <text:p text:style-name="P1"># <text:s text:c="2"/>- only coder-editable cols coloured:</text:p>
      <text:p text:style-name="P1"># <text:s text:c="6"/>* BLUE: pres24, mon24, pres23, mon23, pres16, mon16, pres15, mon15</text:p>
      <text:p text:style-name="P1"># <text:s text:c="6"/>* YELLOW: pres22, mon22, pres14, mon14</text:p>
      <text:p text:style-name="P1"># <text:s text:c="6"/>* GREEN: notes</text:p>
      <text:p text:style-name="P1"># <text:s text:c="2"/>- pres_fu, pres_bl, match: no colour</text:p>
      <text:p text:style-name="P1"># Behaviour:</text:p>
      <text:p text:style-name="P1"># <text:s text:c="2"/>- gsv_link hidden, GSV clickable text shown</text:p>
      <text:p text:style-name="P1"># <text:s text:c="2"/>- Freeze columns from id through GSV</text:p>
      <text:p text:style-name="P1"># <text:s text:c="2"/>- Group headers computed from column names (robust)</text:p>
      <text:p text:style-name="P1"># -------------------------------------------------------------------</text:p>
      <text:p text:style-name="P1">write_one &lt;- function(wb, df, sheet){</text:p>
      <text:p text:style-name="P1"><text:s text:c="2"/>df &lt;- ensure_export_cols(df)</text:p>
      <text:p text:style-name="P1"><text:s text:c="2"/></text:p>
      <text:p text:style-name="P1"><text:s text:c="2"/>openxlsx::addWorksheet(</text:p>
      <text:p text:style-name="P1"><text:s text:c="4"/>wb, sheet, gridLines = TRUE,</text:p>
      <text:p text:style-name="P1"><text:s text:c="4"/>tabColour = switch(sheet, "ADD"="green","REMOVE"="red","NONCI"="orange","CI_STATIC"="blue","grey")</text:p>
      <text:p text:style-name="P1"><text:s text:c="2"/>)</text:p>
      <text:p text:style-name="P1"><text:s text:c="2"/></text:p>
      <text:p text:style-name="P1"><text:s text:c="2"/># headers at row 2, data from row 3</text:p>
      <text:p text:style-name="P1"><text:s text:c="2"/>openxlsx::writeData(wb, sheet, df, startRow = 2, startCol = 1,</text:p>
      <text:p text:style-name="P1"><text:s text:c="22"/>colNames = TRUE, withFilter = FALSE)</text:p>
      <text:p text:style-name="P1"><text:s text:c="2"/></text:p>
      <text:p text:style-name="P1"><text:s text:c="2"/># locate columns</text:p>
      <text:p text:style-name="P1"><text:s text:c="2"/>col_gsv <text:s text:c="4"/>&lt;- match("GSV", names(df))</text:p>
      <text:p text:style-name="P1"><text:s text:c="2"/>col_gsvlink &lt;- match("gsv_link", names(df))</text:p>
      <text:p text:style-name="P1"><text:soft-page-break/><text:s text:c="2"/></text:p>
      <text:p text:style-name="P1"><text:s text:c="2"/># clickable Open GSV in the GSV column</text:p>
      <text:p text:style-name="P1"><text:s text:c="2"/>if (nrow(df)) {</text:p>
      <text:p text:style-name="P1"><text:s text:c="4"/>openxlsx::writeFormula(</text:p>
      <text:p text:style-name="P1"><text:s text:c="6"/>wb, sheet,</text:p>
      <text:p text:style-name="P1"><text:s text:c="6"/>x = paste0('HYPERLINK("', df$gsv_link, '","Open GSV")'),</text:p>
      <text:p text:style-name="P1"><text:s text:c="6"/>startCol = col_gsv,</text:p>
      <text:p text:style-name="P1"><text:s text:c="6"/>startRow = 3</text:p>
      <text:p text:style-name="P1"><text:s text:c="4"/>)</text:p>
      <text:p text:style-name="P1"><text:s text:c="2"/>}</text:p>
      <text:p text:style-name="P1"><text:s text:c="2"/></text:p>
      <text:p text:style-name="P1"><text:s text:c="2"/>openxlsx::setColWidths(wb, sheet, cols = 1:ncol(df), widths = 13)</text:p>
      <text:p text:style-name="P1"><text:s text:c="2"/></text:p>
      <text:p text:style-name="P1"><text:s text:c="2"/># hide raw link</text:p>
      <text:p text:style-name="P1"><text:s text:c="2"/>if (!is.na(col_gsvlink)) openxlsx::setColWidths(wb, sheet, cols = col_gsvlink, widths = 0)</text:p>
      <text:p text:style-name="P1"><text:s text:c="2"/></text:p>
      <text:p text:style-name="P1"><text:s text:c="2"/># freeze columns from id through GSV</text:p>
      <text:p text:style-name="P1"><text:s text:c="2"/>openxlsx::freezePane(wb, sheet, firstActiveRow = 3, firstActiveCol = col_gsv + 1)</text:p>
      <text:p text:style-name="P1"><text:s text:c="2"/></text:p>
      <text:p text:style-name="P1"><text:s text:c="2"/># centre "Open GSV"</text:p>
      <text:p text:style-name="P1"><text:s text:c="2"/>style_center &lt;- openxlsx::createStyle(halign = "center")</text:p>
      <text:p text:style-name="P1"><text:s text:c="2"/>openxlsx::addStyle(wb, sheet, style = style_center,</text:p>
      <text:p text:style-name="P1"><text:s text:c="21"/>rows = 2:(nrow(df)+2), cols = col_gsv, gridExpand = TRUE)</text:p>
      <text:p text:style-name="P1"><text:s text:c="2"/></text:p>
      <text:p text:style-name="P1"><text:s text:c="2"/># ----- row 1 group headers --------------------------------------------------</text:p>
      <text:p text:style-name="P1"><text:s text:c="2"/>group_style &lt;- openxlsx::createStyle(</text:p>
      <text:p text:style-name="P1"><text:s text:c="4"/>fgFill = "#DCEBFA", textDecoration = "bold",</text:p>
      <text:p text:style-name="P1"><text:s text:c="4"/>halign = "center", valign = "center"</text:p>
      <text:p text:style-name="P1"><text:s text:c="2"/>)</text:p>
      <text:p text:style-name="P1"><text:s text:c="2"/></text:p>
      <text:p text:style-name="P1"><text:s text:c="2"/>openxlsx::writeData(</text:p>
      <text:p text:style-name="P1"><text:s text:c="4"/>wb, sheet,</text:p>
      <text:p text:style-name="P1"><text:s text:c="4"/>x = matrix("", nrow = 1, ncol = ncol(df)),</text:p>
      <text:p text:style-name="P1"><text:s text:c="4"/>startRow = 1, startCol = 1, colNames = FALSE</text:p>
      <text:p text:style-name="P1"><text:s text:c="2"/>)</text:p>
      <text:p text:style-name="P1"><text:s text:c="2"/></text:p>
      <text:p text:style-name="P1"><text:s text:c="2"/># Follow-up block over pres24..mon22</text:p>
      <text:p text:style-name="P1"><text:s text:c="2"/>c_followup &lt;- match("pres24", names(df)) : match("mon22", names(df))</text:p>
      <text:p text:style-name="P1"><text:s text:c="2"/>openxlsx::writeData(wb, sheet, x = "Follow-up", startRow = 1, startCol = min(c_followup), colNames = FALSE)</text:p>
      <text:p text:style-name="P1"><text:s text:c="2"/>openxlsx::mergeCells(wb, sheet, rows = 1, cols = c_followup)</text:p>
      <text:p text:style-name="P1"><text:s text:c="2"/>openxlsx::addStyle(wb, sheet, style = group_style,</text:p>
      <text:p text:style-name="P1"><text:s text:c="21"/>rows = 1, cols = c_followup, gridExpand = TRUE)</text:p>
      <text:p text:style-name="P1"><text:s text:c="2"/></text:p>
      <text:p text:style-name="P1"><text:s text:c="2"/># Baseline block over pres16..mon14</text:p>
      <text:p text:style-name="P1"><text:s text:c="2"/>c_baseline &lt;- match("pres16", names(df)) : match("mon14", names(df))</text:p>
      <text:p text:style-name="P1"><text:s text:c="2"/>openxlsx::writeData(wb, sheet, x = "Baseline", startRow = 1, startCol = min(c_baseline), colNames = FALSE)</text:p>
      <text:p text:style-name="P1"><text:s text:c="2"/>openxlsx::mergeCells(wb, sheet, rows = 1, cols = c_baseline)</text:p>
      <text:p text:style-name="P1"><text:soft-page-break/><text:s text:c="2"/>openxlsx::addStyle(wb, sheet, style = group_style,</text:p>
      <text:p text:style-name="P1"><text:s text:c="21"/>rows = 1, cols = c_baseline, gridExpand = TRUE)</text:p>
      <text:p text:style-name="P1"><text:s text:c="2"/></text:p>
      <text:p text:style-name="P1"><text:s text:c="2"/># ----- header colours: ONLY coder-editable cols ----------------------------</text:p>
      <text:p text:style-name="P1"><text:s text:c="2"/>header_blue <text:s text:c="2"/>&lt;- openxlsx::createStyle(fgFill = "#DCEBFA", textDecoration = "bold")</text:p>
      <text:p text:style-name="P1"><text:s text:c="2"/>header_yellow &lt;- openxlsx::createStyle(fgFill = "#FFF4C2", textDecoration = "bold")</text:p>
      <text:p text:style-name="P1"><text:s text:c="2"/>header_green <text:s/>&lt;- openxlsx::createStyle(fgFill = "#E4F8D2", textDecoration = "bold")</text:p>
      <text:p text:style-name="P1"><text:s text:c="2"/></text:p>
      <text:p text:style-name="P1"><text:s text:c="2"/>nm &lt;- names(df)</text:p>
      <text:p text:style-name="P1"><text:s text:c="2"/></text:p>
      <text:p text:style-name="P1"><text:s text:c="2"/>blue_cols &lt;- which(nm %in% c(</text:p>
      <text:p text:style-name="P1"><text:s text:c="4"/>"pres24","mon24","pres23","mon23",</text:p>
      <text:p text:style-name="P1"><text:s text:c="4"/>"pres16","mon16","pres15","mon15"</text:p>
      <text:p text:style-name="P1"><text:s text:c="2"/>))</text:p>
      <text:p text:style-name="P1"><text:s text:c="2"/>yellow_cols &lt;- which(nm %in% c("pres22","mon22","pres14","mon14"))</text:p>
      <text:p text:style-name="P1"><text:s text:c="2"/>green_col &lt;- which(nm == "notes")</text:p>
      <text:p text:style-name="P1"><text:s text:c="2"/></text:p>
      <text:p text:style-name="P1"><text:s text:c="2"/>if (length(blue_cols)) {</text:p>
      <text:p text:style-name="P1"><text:s text:c="4"/>openxlsx::addStyle(wb, sheet, style = header_blue,</text:p>
      <text:p text:style-name="P1"><text:s text:c="23"/>rows = 2, cols = blue_cols, gridExpand = TRUE)</text:p>
      <text:p text:style-name="P1"><text:s text:c="2"/>}</text:p>
      <text:p text:style-name="P1"><text:s text:c="2"/>if (length(yellow_cols)) {</text:p>
      <text:p text:style-name="P1"><text:s text:c="4"/>openxlsx::addStyle(wb, sheet, style = header_yellow,</text:p>
      <text:p text:style-name="P1"><text:s text:c="23"/>rows = 2, cols = yellow_cols, gridExpand = TRUE)</text:p>
      <text:p text:style-name="P1"><text:s text:c="2"/>}</text:p>
      <text:p text:style-name="P1"><text:s text:c="2"/>if (length(green_col) == 1) {</text:p>
      <text:p text:style-name="P1"><text:s text:c="4"/>openxlsx::addStyle(wb, sheet, style = header_green,</text:p>
      <text:p text:style-name="P1"><text:s text:c="23"/>rows = 2, cols = green_col, gridExpand = TRUE)</text:p>
      <text:p text:style-name="P1"><text:s text:c="2"/>}</text:p>
      <text:p text:style-name="P1"><text:s text:c="2"/></text:p>
      <text:p text:style-name="P1"><text:s text:c="2"/># ----- make data cells for coder inputs text-formatted ----------------------</text:p>
      <text:p text:style-name="P1"><text:s text:c="2"/>input_cols &lt;- c(match("pres24", nm):match("mon22", nm),</text:p>
      <text:p text:style-name="P1"><text:s text:c="18"/>match("pres16", nm):match("mon14", nm))</text:p>
      <text:p text:style-name="P1"><text:s text:c="2"/>sty_text &lt;- openxlsx::createStyle(numFmt = "@")</text:p>
      <text:p text:style-name="P1"><text:s text:c="2"/></text:p>
      <text:p text:style-name="P1"><text:s text:c="2"/>if (nrow(df) &gt; 0) {</text:p>
      <text:p text:style-name="P1"><text:s text:c="4"/>openxlsx::addStyle(</text:p>
      <text:p text:style-name="P1"><text:s text:c="6"/>wb, sheet, style = sty_text,</text:p>
      <text:p text:style-name="P1"><text:s text:c="6"/>rows = 3:(nrow(df) + 2), cols = input_cols, gridExpand = TRUE</text:p>
      <text:p text:style-name="P1"><text:s text:c="4"/>)</text:p>
      <text:p text:style-name="P1"><text:s text:c="4"/>for (j in input_cols) {</text:p>
      <text:p text:style-name="P1"><text:s text:c="6"/>v &lt;- df[[j]]</text:p>
      <text:p text:style-name="P1"><text:s text:c="6"/>v[!is.na(v)] &lt;- as.character(v[!is.na(v)])</text:p>
      <text:p text:style-name="P1"><text:s text:c="6"/>v[is.na(v)] <text:s/>&lt;- ""</text:p>
      <text:p text:style-name="P1"><text:s text:c="6"/>openxlsx::writeData(wb, sheet, v,</text:p>
      <text:p text:style-name="P1"><text:s text:c="26"/>startRow = 3, startCol = j, colNames = FALSE)</text:p>
      <text:p text:style-name="P1"><text:s text:c="4"/>}</text:p>
      <text:p text:style-name="P1"><text:s text:c="2"/>}</text:p>
      <text:p text:style-name="P1"><text:s text:c="2"/></text:p>
      <text:p text:style-name="P1"><text:soft-page-break/><text:s text:c="2"/># ----- fused presence + match formulas, no colour ---------------------------</text:p>
      <text:p text:style-name="P1"><text:s text:c="2"/>add_fused_formula_cols(wb, sheet, df = df, n_rows = nrow(df), header_row = 2)</text:p>
      <text:p text:style-name="P1"><text:s text:c="2"/>add_match_col(wb, sheet, df = df, n_rows = nrow(df), header_row = 2)</text:p>
      <text:p text:style-name="P1">}</text:p>
      <text:p text:style-name="P1"/>
      <text:p text:style-name="P1"># keep one tract_id and stratum on points</text:p>
      <text:p text:style-name="P1">add_id_if_missing &lt;- function(p, tr){</text:p>
      <text:p text:style-name="P1"><text:s text:c="2"/>if (!"tract_id" %in% names(p)) {</text:p>
      <text:p text:style-name="P1"><text:s text:c="4"/>if (sf::st_crs(p) != sf::st_crs(tr)) p &lt;- sf::st_transform(p, sf::st_crs(tr))</text:p>
      <text:p text:style-name="P1"><text:s text:c="4"/>p &lt;- sf::st_join(p, tr["tract_id"], join = sf::st_within, left = TRUE)</text:p>
      <text:p text:style-name="P1"><text:s text:c="2"/>}</text:p>
      <text:p text:style-name="P1"><text:s text:c="2"/>p</text:p>
      <text:p text:style-name="P1">}</text:p>
      <text:p text:style-name="P1"/>
      <text:p text:style-name="P1">canon_id_stratum &lt;- function(p, tr){</text:p>
      <text:p text:style-name="P1"><text:s text:c="2"/>co &lt;- function(df, vars){</text:p>
      <text:p text:style-name="P1"><text:s text:c="4"/>v &lt;- lapply(vars, \(x) if (x %in% names(df)) as.character(df[[x]]) else NA_character_)</text:p>
      <text:p text:style-name="P1"><text:s text:c="4"/>z &lt;- v[[1]]</text:p>
      <text:p text:style-name="P1"><text:s text:c="4"/>if (length(v) &gt; 1) for (k in 2:length(v)) z &lt;- dplyr::coalesce(z, v[[k]])</text:p>
      <text:p text:style-name="P1"><text:s text:c="4"/>z[trimws(z)==""] &lt;- NA_character_</text:p>
      <text:p text:style-name="P1"><text:s text:c="4"/>z</text:p>
      <text:p text:style-name="P1"><text:s text:c="2"/>}</text:p>
      <text:p text:style-name="P1"><text:s text:c="2"/>p$tract_id &lt;- co(p, c("tract_id","tract_id.x","tract_id.y"))</text:p>
      <text:p text:style-name="P1"><text:s text:c="2"/>p$stratum <text:s/>&lt;- co(p, c("stratum","stratum.x","stratum.y","stratum_id"))</text:p>
      <text:p text:style-name="P1"><text:s text:c="2"/>if (any(is.na(p$stratum)) &amp;&amp; "tract_id" %in% names(p)) {</text:p>
      <text:p text:style-name="P1"><text:s text:c="4"/>lk &lt;- sf::st_drop_geometry(tr)[,c("tract_id","stratum")]</text:p>
      <text:p text:style-name="P1"><text:s text:c="4"/>p <text:s/>&lt;- dplyr::left_join(p, lk, by="tract_id", suffix=c("",".lkp"))</text:p>
      <text:p text:style-name="P1"><text:s text:c="4"/>p$stratum &lt;- dplyr::coalesce(p$stratum, p$stratum.lkp)</text:p>
      <text:p text:style-name="P1"><text:s text:c="4"/>p$stratum.lkp &lt;- NULL</text:p>
      <text:p text:style-name="P1"><text:s text:c="2"/>}</text:p>
      <text:p text:style-name="P1"><text:s text:c="2"/>p[c("tract_id.x","tract_id.y","stratum.x","stratum.y","stratum_id")] &lt;- NULL</text:p>
      <text:p text:style-name="P1"><text:s text:c="2"/>p$stratum &lt;- as.character(p$stratum)</text:p>
      <text:p text:style-name="P1"><text:s text:c="2"/>p$tract_id &lt;- as.character(p$tract_id)</text:p>
      <text:p text:style-name="P1"><text:s text:c="2"/>p</text:p>
      <text:p text:style-name="P1">}</text:p>
      <text:p text:style-name="P1"/>
      <text:p text:style-name="P1"># --- rebuild export tables AFTER the joins -----------------------------------</text:p>
      <text:p text:style-name="P1">added_pts <text:s text:c="2"/>&lt;- canon_id_stratum(add_id_if_missing(added_pts, <text:s text:c="2"/>tracts), tracts)</text:p>
      <text:p text:style-name="P1">removed_pts &lt;- canon_id_stratum(add_id_if_missing(removed_pts, tracts), tracts)</text:p>
      <text:p text:style-name="P1">nonci_pts <text:s text:c="2"/>&lt;- canon_id_stratum(add_id_if_missing(nonci_pts, <text:s text:c="2"/>tracts), tracts)</text:p>
      <text:p text:style-name="P1"/>
      <text:p text:style-name="P1"># You already have these helpers in your project:</text:p>
      <text:p text:style-name="P1"># - to_lonlat_tbl()</text:p>
      <text:p text:style-name="P1"># - add_validation_cols()</text:p>
      <text:p text:style-name="P1"># - coerce_for_bind()</text:p>
      <text:p text:style-name="P1"/>
      <text:p text:style-name="P1">mk_tbl &lt;- function(p, src, cls){</text:p>
      <text:p text:style-name="P1"><text:s text:c="2"/>to_lonlat_tbl(p) |&gt;</text:p>
      <text:p text:style-name="P1"><text:s text:c="4"/>dplyr::mutate(interval = "2015→2023", source = src, class = cls) |&gt;</text:p>
      <text:p text:style-name="P1"><text:soft-page-break/><text:s text:c="4"/>add_validation_cols() |&gt;</text:p>
      <text:p text:style-name="P1"><text:s text:c="4"/>coerce_for_bind()</text:p>
      <text:p text:style-name="P1">}</text:p>
      <text:p text:style-name="P1"/>
      <text:p text:style-name="P1">add_tbl &lt;- mk_tbl(added_pts, <text:s text:c="2"/>"ADD", <text:s text:c="3"/>"ADD")</text:p>
      <text:p text:style-name="P1">rem_tbl &lt;- mk_tbl(removed_pts, "REMOVE", "REMOVE")</text:p>
      <text:p text:style-name="P1">gen_tbl &lt;- mk_tbl(nonci_pts, <text:s text:c="2"/>"NONCI", <text:s/>"NONCI")</text:p>
      <text:p text:style-name="P1"/>
      <text:p text:style-name="P1"># --- write workbooks: one per coder -----------------------------------------</text:p>
      <text:p text:style-name="P1">for (cd in coders) {</text:p>
      <text:p text:style-name="P1"><text:s text:c="2"/>outfile &lt;- mk_outfile(city_tag, cd)</text:p>
      <text:p text:style-name="P1"><text:s text:c="2"/></text:p>
      <text:p text:style-name="P1"><text:s text:c="2"/>if (file.exists(outfile) &amp;&amp; !rebuild_excels) {</text:p>
      <text:p text:style-name="P1"><text:s text:c="4"/>message("Validation workbook for coder ", cd, " already exists, not overwriting: ", outfile)</text:p>
      <text:p text:style-name="P1"><text:s text:c="2"/>} else {</text:p>
      <text:p text:style-name="P1"><text:s text:c="4"/>message("Creating validation workbook for coder ", cd, ": ", outfile)</text:p>
      <text:p text:style-name="P1"><text:s text:c="4"/>wb &lt;- openxlsx::createWorkbook()</text:p>
      <text:p text:style-name="P1"><text:s text:c="4"/></text:p>
      <text:p text:style-name="P1"><text:s text:c="4"/>write_one(wb, add_tbl, "ADD")</text:p>
      <text:p text:style-name="P1"><text:s text:c="4"/>write_one(wb, rem_tbl, "REMOVE")</text:p>
      <text:p text:style-name="P1"><text:s text:c="4"/>write_one(wb, gen_tbl, "NONCI")</text:p>
      <text:p text:style-name="P1"><text:s text:c="4"/></text:p>
      <text:p text:style-name="P1"><text:s text:c="4"/># Optional: add a tiny info sheet with coder id</text:p>
      <text:p text:style-name="P1"><text:s text:c="4"/>openxlsx::addWorksheet(wb, "INFO")</text:p>
      <text:p text:style-name="P1"><text:s text:c="4"/>openxlsx::writeData(</text:p>
      <text:p text:style-name="P1"><text:s text:c="6"/>wb, "INFO",</text:p>
      <text:p text:style-name="P1"><text:s text:c="6"/>data.frame(</text:p>
      <text:p text:style-name="P1"><text:s text:c="8"/>city_tag = city_tag,</text:p>
      <text:p text:style-name="P1"><text:s text:c="8"/>coder_id = cd</text:p>
      <text:p text:style-name="P1"><text:s text:c="6"/>),</text:p>
      <text:p text:style-name="P1"><text:s text:c="6"/>startRow = 1, startCol = 1</text:p>
      <text:p text:style-name="P1"><text:s text:c="4"/>)</text:p>
      <text:p text:style-name="P1"><text:s text:c="4"/></text:p>
      <text:p text:style-name="P1"><text:s text:c="4"/>openxlsx::saveWorkbook(wb, outfile, overwrite = TRUE)</text:p>
      <text:p text:style-name="P1"><text:s text:c="2"/>}</text:p>
      <text:p text:style-name="P1">}</text:p>
      <text:p text:style-name="P1"/>
      <text:p text:style-name="P1"/>
      <text:p text:style-name="P1"># ================================================================</text:p>
      <text:p text:style-name="P1"># 08_results_general.R</text:p>
      <text:p text:style-name="P1"># Read joined results and produce descriptive summaries / QC tables.</text:p>
      <text:p text:style-name="P1">#</text:p>
      <text:p text:style-name="P1"># Inputs: <text:s/>joined_results workbook (from 09, or existing)</text:p>
      <text:p text:style-name="P1"># Outputs: summary tables / prints (and optional saved tables/figures)</text:p>
      <text:p text:style-name="P1"># ================================================================</text:p>
      <text:p text:style-name="P1"/>
      <text:p text:style-name="P1"># Geometry hygiene (prevents micro-slivers and odd empties)</text:p>
      <text:p text:style-name="P1">prep_lines &lt;- function(x, crs){</text:p>
      <text:p text:style-name="P1"><text:s text:c="2"/>x |&gt;</text:p>
      <text:p text:style-name="P1"><text:soft-page-break/><text:s text:c="4"/>sf::st_make_valid() |&gt;</text:p>
      <text:p text:style-name="P1"><text:s text:c="4"/>sf::st_zm(drop = TRUE, what = "ZM") |&gt;</text:p>
      <text:p text:style-name="P1"><text:s text:c="4"/>sf::st_transform(crs) |&gt;</text:p>
      <text:p text:style-name="P1"><text:s text:c="4"/>sf::st_set_precision(1e3) |&gt; <text:s text:c="4"/># 1 mm precision in a metre CRS</text:p>
      <text:p text:style-name="P1"><text:s text:c="4"/>sf::st_snap_to_grid(1e-3) |&gt; <text:s text:c="4"/># snap to that precision grid</text:p>
      <text:p text:style-name="P1"><text:s text:c="4"/>suppressWarnings(sf::st_cast("MULTILINESTRING")) |&gt;</text:p>
      <text:p text:style-name="P1"><text:s text:c="4"/>sf::st_line_merge() |&gt;</text:p>
      <text:p text:style-name="P1"><text:s text:c="4"/>suppressWarnings(sf::st_cast("LINESTRING"))</text:p>
      <text:p text:style-name="P1">}</text:p>
      <text:p text:style-name="P1"/>
      <text:p text:style-name="P1"># Optional: gently snap 'a' toward 'b' to reduce pseudo-changes</text:p>
      <text:p text:style-name="P1">snap_like &lt;- function(a, b, tol){</text:p>
      <text:p text:style-name="P1"><text:s text:c="2"/>if (!requireNamespace("lwgeom", quietly = TRUE)) return(a)</text:p>
      <text:p text:style-name="P1"><text:s text:c="2"/>lwgeom::st_snap(a, b, tolerance = tol)</text:p>
      <text:p text:style-name="P1">}</text:p>
      <text:p text:style-name="P1"/>
      <text:p text:style-name="P1"># 21-added-removed-ensure ------------------------------------------------------</text:p>
      <text:p text:style-name="P1"/>
      <text:p text:style-name="P1"># Ensure 2015/2023 CI networks exist (use your objects if already built)</text:p>
      <text:p text:style-name="P1">if (!exists("cyc15_n")) {</text:p>
      <text:p text:style-name="P1"><text:s text:c="2"/>src15 &lt;- if (exists("cyc15")) cyc15 else if (exists("l15")) l15 else stop("Need cyc15 or l15")</text:p>
      <text:p text:style-name="P1"><text:s text:c="2"/>if (exists("pick_cycle_strict")) src15 &lt;- pick_cycle_strict(src15)</text:p>
      <text:p text:style-name="P1"><text:s text:c="2"/>cyc15_n &lt;- to_lines_work(src15, crs_work)</text:p>
      <text:p text:style-name="P1">}</text:p>
      <text:p text:style-name="P1">if (!exists("cyc23_n")) {</text:p>
      <text:p text:style-name="P1"><text:s text:c="2"/>src23 &lt;- if (exists("cyc23")) cyc23 else if (exists("l23")) l23 else stop("Need cyc23 or l23")</text:p>
      <text:p text:style-name="P1"><text:s text:c="2"/>if (exists("pick_cycle_strict")) src23 &lt;- pick_cycle_strict(src23)</text:p>
      <text:p text:style-name="P1"><text:s text:c="2"/>cyc23_n &lt;- to_lines_work(src23, crs_work)</text:p>
      <text:p text:style-name="P1">}</text:p>
      <text:p text:style-name="P1"/>
      <text:p text:style-name="P1"># NOTE: 03_change_detection.R is the authoritative source for 'added' and 'removed'.</text:p>
      <text:p text:style-name="P1"># Here we ONLY use them. If missing, we compute local fallbacks for reporting/QC only.</text:p>
      <text:p text:style-name="P1"/>
      <text:p text:style-name="P1">added_use <text:s text:c="2"/>&lt;- if (exists("added") <text:s text:c="2"/>&amp;&amp; inherits(added, "sf")) <text:s text:c="2"/>added <text:s text:c="2"/>else NULL</text:p>
      <text:p text:style-name="P1">removed_use &lt;- if (exists("removed") &amp;&amp; inherits(removed, "sf")) removed else NULL</text:p>
      <text:p text:style-name="P1"/>
      <text:p text:style-name="P1">if (is.null(added_use)) {</text:p>
      <text:p text:style-name="P1"><text:s text:c="2"/>message("08_results_general: 'added' not found. Recomputing locally for reporting/QC only.")</text:p>
      <text:p text:style-name="P1"><text:s text:c="2"/>cyc15_buf &lt;- sf::st_buffer(sf::st_union(sf::st_geometry(cyc15_n)), tol_m)</text:p>
      <text:p text:style-name="P1"><text:s text:c="2"/>added_use &lt;- sf::st_difference(sf::st_geometry(cyc23_n), cyc15_buf) |&gt;</text:p>
      <text:p text:style-name="P1"><text:s text:c="4"/>sf::st_collection_extract("LINESTRING", warn = FALSE) |&gt;</text:p>
      <text:p text:style-name="P1"><text:s text:c="4"/>sf::st_sf(crs = crs_work)</text:p>
      <text:p text:style-name="P1"><text:s text:c="2"/>added_use &lt;- added_use[!sf::st_is_empty(added_use), , drop = FALSE]</text:p>
      <text:p text:style-name="P1">}</text:p>
      <text:p text:style-name="P1"/>
      <text:p text:style-name="P1">if (is.null(removed_use)) {</text:p>
      <text:p text:style-name="P1"><text:s text:c="2"/>message("08_results_general: 'removed' not found. Recomputing locally for reporting/QC only.")</text:p>
      <text:p text:style-name="P1"><text:s text:c="2"/>cyc23_buf &lt;- sf::st_buffer(sf::st_union(sf::st_geometry(cyc23_n)), tol_m)</text:p>
      <text:p text:style-name="P1"><text:s text:c="2"/>removed_use &lt;- sf::st_difference(sf::st_geometry(cyc15_n), cyc23_buf) |&gt;</text:p>
      <text:p text:style-name="P1"><text:soft-page-break/><text:s text:c="4"/>sf::st_collection_extract("LINESTRING", warn = FALSE) |&gt;</text:p>
      <text:p text:style-name="P1"><text:s text:c="4"/>sf::st_sf(crs = crs_work)</text:p>
      <text:p text:style-name="P1"><text:s text:c="2"/>removed_use &lt;- removed_use[!sf::st_is_empty(removed_use), , drop = FALSE]</text:p>
      <text:p text:style-name="P1">}</text:p>
      <text:p text:style-name="P1"/>
      <text:p text:style-name="P1"># 23-strata-table (full network) ----------------------------------------------</text:p>
      <text:p text:style-name="P1"/>
      <text:p text:style-name="P1"># ---- Pick a tract layer and harmonise CRS (prefer already-prepared layer) ---</text:p>
      <text:p text:style-name="P1">tract_layer &lt;- if (exists("tracts_work")) tracts_work else</text:p>
      <text:p text:style-name="P1"><text:s text:c="2"/>if (exists("barcelona_tracts")) <text:s/>barcelona_tracts else</text:p>
      <text:p text:style-name="P1"><text:s text:c="4"/>if (exists("tracts")) <text:s text:c="9"/>tracts else</text:p>
      <text:p text:style-name="P1"><text:s text:c="6"/>stop("No tract layer found (tracts_work / barcelona_tracts / tracts).")</text:p>
      <text:p text:style-name="P1"/>
      <text:p text:style-name="P1">tracts_work &lt;- sf::st_transform(tract_layer, sf::st_crs(added_use))</text:p>
      <text:p text:style-name="P1"/>
      <text:p text:style-name="P1"># tract id column (set explicitly if you prefer)</text:p>
      <text:p text:style-name="P1">id_col &lt;- dplyr::case_when(</text:p>
      <text:p text:style-name="P1"><text:s text:c="2"/>"tract_id" <text:s text:c="4"/>%in% names(tracts_work) ~ "tract_id",</text:p>
      <text:p text:style-name="P1"><text:s text:c="2"/>"CUSEC" <text:s text:c="7"/>%in% names(tracts_work) ~ "CUSEC",</text:p>
      <text:p text:style-name="P1"><text:s text:c="2"/>"codi_seccio" <text:s/>%in% names(tracts_work) ~ "codi_seccio",</text:p>
      <text:p text:style-name="P1"><text:s text:c="2"/>TRUE ~ names(tracts_work)[1]</text:p>
      <text:p text:style-name="P1">)</text:p>
      <text:p text:style-name="P1"/>
      <text:p text:style-name="P1"># ---- Faster length-by-tract using spatial index ------------------------------</text:p>
      <text:p text:style-name="P1">length_by_tract &lt;- function(geom, tr, id_col){</text:p>
      <text:p text:style-name="P1"><text:s text:c="2"/>if (!inherits(geom,"sf") || !nrow(geom)) {</text:p>
      <text:p text:style-name="P1"><text:s text:c="4"/>return(tr |&gt; sf::st_drop_geometry() |&gt;</text:p>
      <text:p text:style-name="P1"><text:s text:c="13"/>dplyr::transmute(tract_id = as.character(.data[[!!id_col]]), km = 0) |&gt;</text:p>
      <text:p text:style-name="P1"><text:s text:c="13"/>dplyr::slice(0))</text:p>
      <text:p text:style-name="P1"><text:s text:c="2"/>}</text:p>
      <text:p text:style-name="P1"><text:s text:c="2"/>tr_id &lt;- tr |&gt; dplyr::select(all_of(id_col))</text:p>
      <text:p text:style-name="P1"><text:s text:c="2"/>idx <text:s text:c="2"/>&lt;- sf::st_intersects(tr_id, geom, sparse = TRUE)</text:p>
      <text:p text:style-name="P1"><text:s text:c="2"/>rows <text:s/>&lt;- which(lengths(idx) &gt; 0)</text:p>
      <text:p text:style-name="P1"><text:s text:c="2"/>if (!length(rows)) {</text:p>
      <text:p text:style-name="P1"><text:s text:c="4"/>return(tr |&gt; sf::st_drop_geometry() |&gt;</text:p>
      <text:p text:style-name="P1"><text:s text:c="13"/>dplyr::transmute(tract_id = as.character(.data[[!!id_col]]), km = 0) |&gt;</text:p>
      <text:p text:style-name="P1"><text:s text:c="13"/>dplyr::slice(0))</text:p>
      <text:p text:style-name="P1"><text:s text:c="2"/>}</text:p>
      <text:p text:style-name="P1"><text:s text:c="2"/>inter &lt;- suppressWarnings(sf::st_intersection(tr_id[rows, ], geom))</text:p>
      <text:p text:style-name="P1"><text:s text:c="2"/>if (!nrow(inter)) {</text:p>
      <text:p text:style-name="P1"><text:s text:c="4"/>return(tr |&gt; sf::st_drop_geometry() |&gt;</text:p>
      <text:p text:style-name="P1"><text:s text:c="13"/>dplyr::transmute(tract_id = as.character(.data[[!!id_col]]), km = 0) |&gt;</text:p>
      <text:p text:style-name="P1"><text:s text:c="13"/>dplyr::slice(0))</text:p>
      <text:p text:style-name="P1"><text:s text:c="2"/>}</text:p>
      <text:p text:style-name="P1"><text:s text:c="2"/>inter |&gt;</text:p>
      <text:p text:style-name="P1"><text:s text:c="4"/>dplyr::mutate(</text:p>
      <text:p text:style-name="P1"><text:s text:c="6"/>tract_id = as.character(.data[[id_col]]),</text:p>
      <text:p text:style-name="P1"><text:s text:c="6"/>km <text:s text:c="6"/>= as.numeric(sf::st_length(geometry)) / 1000</text:p>
      <text:p text:style-name="P1"><text:s text:c="4"/>) |&gt;</text:p>
      <text:p text:style-name="P1"><text:soft-page-break/><text:s text:c="4"/>sf::st_drop_geometry() |&gt;</text:p>
      <text:p text:style-name="P1"><text:s text:c="4"/>dplyr::group_by(tract_id) |&gt;</text:p>
      <text:p text:style-name="P1"><text:s text:c="4"/>dplyr::summarise(km = sum(km, na.rm = TRUE), .groups = "drop")</text:p>
      <text:p text:style-name="P1">}</text:p>
      <text:p text:style-name="P1"/>
      <text:p text:style-name="P1">add_tr <text:s/>&lt;- length_by_tract(added_use, <text:s text:c="2"/>tracts_work, id_col) |&gt; dplyr::mutate(Change = "Added")</text:p>
      <text:p text:style-name="P1">rem_tr <text:s/>&lt;- length_by_tract(removed_use, tracts_work, id_col) |&gt; dplyr::mutate(Change = "Removed")</text:p>
      <text:p text:style-name="P1">tr_dist &lt;- dplyr::bind_rows(add_tr, rem_tr)</text:p>
      <text:p text:style-name="P1"/>
      <text:p text:style-name="P1">tr_km &lt;- tr_dist |&gt;</text:p>
      <text:p text:style-name="P1"><text:s text:c="2"/>tidyr::pivot_wider(</text:p>
      <text:p text:style-name="P1"><text:s text:c="4"/>names_from <text:s/>= Change,</text:p>
      <text:p text:style-name="P1"><text:s text:c="4"/>values_from = km,</text:p>
      <text:p text:style-name="P1"><text:s text:c="4"/>values_fill = list(km = 0),</text:p>
      <text:p text:style-name="P1"><text:s text:c="4"/>values_fn <text:s text:c="2"/>= list(km = sum)</text:p>
      <text:p text:style-name="P1"><text:s text:c="2"/>) |&gt;</text:p>
      <text:p text:style-name="P1"><text:s text:c="2"/>dplyr::mutate(</text:p>
      <text:p text:style-name="P1"><text:s text:c="4"/>Added <text:s text:c="2"/>= dplyr::coalesce(Added, <text:s text:c="2"/>0),</text:p>
      <text:p text:style-name="P1"><text:s text:c="4"/>Removed = dplyr::coalesce(Removed, 0)</text:p>
      <text:p text:style-name="P1"><text:s text:c="2"/>)</text:p>
      <text:p text:style-name="P1"/>
      <text:p text:style-name="P1"># ---- Build tracts_plot (for strata, full network) ---------------------------</text:p>
      <text:p text:style-name="P1">tracts_plot &lt;- tracts_work |&gt;</text:p>
      <text:p text:style-name="P1"><text:s text:c="2"/>dplyr::mutate(tract_id = as.character(.data[[id_col]])) |&gt;</text:p>
      <text:p text:style-name="P1"><text:s text:c="2"/>dplyr::left_join(tr_km, by = "tract_id") |&gt;</text:p>
      <text:p text:style-name="P1"><text:s text:c="2"/>dplyr::mutate(</text:p>
      <text:p text:style-name="P1"><text:s text:c="4"/>Added <text:s text:c="2"/>= dplyr::coalesce(Added, <text:s text:c="2"/>0),</text:p>
      <text:p text:style-name="P1"><text:s text:c="4"/>Removed = dplyr::coalesce(Removed, 0)</text:p>
      <text:p text:style-name="P1"><text:s text:c="2"/>)</text:p>
      <text:p text:style-name="P1"/>
      <text:p text:style-name="P1"># ---- Create/fetch 'stratum' -------------------------------------------------</text:p>
      <text:p text:style-name="P1">nm <text:s text:c="2"/>&lt;- names(tracts_plot)</text:p>
      <text:p text:style-name="P1">pick &lt;- function(nm_vec, cands){</text:p>
      <text:p text:style-name="P1"><text:s text:c="2"/>hit &lt;- intersect(cands, nm_vec)</text:p>
      <text:p text:style-name="P1"><text:s text:c="2"/>if (length(hit)) hit[1] else NA_character_</text:p>
      <text:p text:style-name="P1">}</text:p>
      <text:p text:style-name="P1"/>
      <text:p text:style-name="P1">dens_col &lt;- pick(nm, c("density_class","dens_class","dens_cat","density_cat",</text:p>
      <text:p text:style-name="P1"><text:s text:c="23"/>"density_q","dens_q","density","dens","dens_stratum"))</text:p>
      <text:p text:style-name="P1">cent_col &lt;- pick(nm, c("centrality_class","centr_class","centr_cat","centrality_cat",</text:p>
      <text:p text:style-name="P1"><text:s text:c="23"/>"centrality_q","centr_q","centrality","centr","cent_stratum"))</text:p>
      <text:p text:style-name="P1"/>
      <text:p text:style-name="P1">if ("stratum" %in% nm) {</text:p>
      <text:p text:style-name="P1"><text:s text:c="2"/>tracts_plot &lt;- tracts_plot |&gt;</text:p>
      <text:p text:style-name="P1"><text:s text:c="4"/>dplyr::mutate(stratum = as.character(stratum))</text:p>
      <text:p text:style-name="P1">} else if (!is.na(dens_col) &amp;&amp; !is.na(cent_col)) {</text:p>
      <text:p text:style-name="P1"><text:s text:c="2"/>tracts_plot &lt;- tracts_plot |&gt;</text:p>
      <text:p text:style-name="P1"><text:s text:c="4"/>dplyr::mutate(</text:p>
      <text:p text:style-name="P1"><text:soft-page-break/><text:s text:c="6"/>density_class <text:s text:c="3"/>= if (is.numeric(.data[[dens_col]])) dplyr::ntile(.data[[dens_col]], 3) else as.character(.data[[dens_col]]),</text:p>
      <text:p text:style-name="P1"><text:s text:c="6"/>centrality_class = if (is.numeric(.data[[cent_col]])) dplyr::ntile(.data[[cent_col]], 3) else as.character(.data[[cent_col]]),</text:p>
      <text:p text:style-name="P1"><text:s text:c="6"/>stratum = paste0("D", density_class, "_C", centrality_class)</text:p>
      <text:p text:style-name="P1"><text:s text:c="4"/>)</text:p>
      <text:p text:style-name="P1">} else {</text:p>
      <text:p text:style-name="P1"><text:s text:c="2"/>tracts_plot &lt;- tracts_plot |&gt;</text:p>
      <text:p text:style-name="P1"><text:s text:c="4"/>dplyr::mutate(stratum = "All")</text:p>
      <text:p text:style-name="P1">}</text:p>
      <text:p text:style-name="P1"/>
      <text:p text:style-name="P1"># ---- Summarise by stratum (full network) ------------------------------------</text:p>
      <text:p text:style-name="P1">stratum_summary &lt;- tracts_plot |&gt;</text:p>
      <text:p text:style-name="P1"><text:s text:c="2"/>sf::st_drop_geometry() |&gt;</text:p>
      <text:p text:style-name="P1"><text:s text:c="2"/>dplyr::group_by(stratum) |&gt;</text:p>
      <text:p text:style-name="P1"><text:s text:c="2"/>dplyr::summarise(</text:p>
      <text:p text:style-name="P1"><text:s text:c="4"/>Added_km <text:s text:c="2"/>= sum(Added, <text:s text:c="2"/>na.rm = TRUE),</text:p>
      <text:p text:style-name="P1"><text:s text:c="4"/>Removed_km = sum(Removed, na.rm = TRUE),</text:p>
      <text:p text:style-name="P1"><text:s text:c="4"/>.groups <text:s text:c="3"/>= "drop"</text:p>
      <text:p text:style-name="P1"><text:s text:c="2"/>) |&gt;</text:p>
      <text:p text:style-name="P1"><text:s text:c="2"/>dplyr::arrange(stratum)</text:p>
      <text:p text:style-name="P1"/>
      <text:p text:style-name="P1"># Totals for Table 2 (strata distribution)</text:p>
      <text:p text:style-name="P1">tot_added_strata <text:s text:c="2"/>&lt;- sum(stratum_summary$Added_km, <text:s text:c="2"/>na.rm = TRUE)</text:p>
      <text:p text:style-name="P1">tot_removed_strata &lt;- sum(stratum_summary$Removed_km, na.rm = TRUE)</text:p>
      <text:p text:style-name="P1"/>
      <text:p text:style-name="P1"># Main table by stratum (Table 2)</text:p>
      <text:p text:style-name="P1">stratum_out &lt;- stratum_summary |&gt;</text:p>
      <text:p text:style-name="P1"><text:s text:c="2"/>dplyr::mutate(</text:p>
      <text:p text:style-name="P1"><text:s text:c="4"/>Added_pct <text:s text:c="2"/>= if (tot_added_strata <text:s text:c="2"/>&gt; 0) 100 * Added_km <text:s text:c="2"/>/ tot_added_strata <text:s text:c="2"/>else 0,</text:p>
      <text:p text:style-name="P1"><text:s text:c="4"/>Removed_pct = if (tot_removed_strata &gt; 0) 100 * Removed_km / tot_removed_strata else 0</text:p>
      <text:p text:style-name="P1"><text:s text:c="2"/>) |&gt;</text:p>
      <text:p text:style-name="P1"><text:s text:c="2"/>dplyr::mutate(</text:p>
      <text:p text:style-name="P1"><text:s text:c="4"/>dplyr::across(c(Added_km, Removed_km, Added_pct, Removed_pct), ~ round(.x, 0))</text:p>
      <text:p text:style-name="P1"><text:s text:c="2"/>) |&gt;</text:p>
      <text:p text:style-name="P1"><text:s text:c="2"/>dplyr::mutate(</text:p>
      <text:p text:style-name="P1"><text:s text:c="4"/>Description = dplyr::case_when(</text:p>
      <text:p text:style-name="P1"><text:s text:c="6"/>stratum == "D1_C1" ~ "Low density, peripheral",</text:p>
      <text:p text:style-name="P1"><text:s text:c="6"/>stratum == "D1_C2" ~ "Low density, intermediate",</text:p>
      <text:p text:style-name="P1"><text:s text:c="6"/>stratum == "D1_C3" ~ "Low density, central",</text:p>
      <text:p text:style-name="P1"><text:s text:c="6"/>stratum == "D2_C1" ~ "Medium density, peripheral",</text:p>
      <text:p text:style-name="P1"><text:s text:c="6"/>stratum == "D2_C2" ~ "Medium density, intermediate",</text:p>
      <text:p text:style-name="P1"><text:s text:c="6"/>stratum == "D2_C3" ~ "Medium density, central",</text:p>
      <text:p text:style-name="P1"><text:s text:c="6"/>stratum == "D3_C1" ~ "High density, peripheral",</text:p>
      <text:p text:style-name="P1"><text:s text:c="6"/>stratum == "D3_C2" ~ "High density, intermediate",</text:p>
      <text:p text:style-name="P1"><text:s text:c="6"/>stratum == "D3_C3" ~ "High density, central",</text:p>
      <text:p text:style-name="P1"><text:s text:c="6"/>TRUE <text:s text:c="14"/>~ NA_character_</text:p>
      <text:p text:style-name="P1"><text:s text:c="4"/>)</text:p>
      <text:p text:style-name="P1"><text:s text:c="2"/>) |&gt;</text:p>
      <text:p text:style-name="P1"><text:soft-page-break/><text:s text:c="2"/>dplyr::select(stratum, Description, Added_km, Removed_km, Added_pct, Removed_pct)</text:p>
      <text:p text:style-name="P1"/>
      <text:p text:style-name="P1">stratum_out_full &lt;- dplyr::bind_rows(</text:p>
      <text:p text:style-name="P1"><text:s text:c="2"/>stratum_out,</text:p>
      <text:p text:style-name="P1"><text:s text:c="2"/>tibble::tibble(</text:p>
      <text:p text:style-name="P1"><text:s text:c="4"/>stratum <text:s text:c="5"/>= "TOTAL",</text:p>
      <text:p text:style-name="P1"><text:s text:c="4"/>Description <text:s/>= "All strata combined",</text:p>
      <text:p text:style-name="P1"><text:s text:c="4"/>Added_km <text:s text:c="4"/>= round(tot_added_strata, <text:s text:c="2"/>1),</text:p>
      <text:p text:style-name="P1"><text:s text:c="4"/>Removed_km <text:s text:c="2"/>= round(tot_removed_strata, 1),</text:p>
      <text:p text:style-name="P1"><text:s text:c="4"/>Added_pct <text:s text:c="3"/>= if (tot_added_strata <text:s text:c="2"/>&gt; 0) 100 else 0,</text:p>
      <text:p text:style-name="P1"><text:s text:c="4"/>Removed_pct <text:s/>= if (tot_removed_strata &gt; 0) 100 else 0</text:p>
      <text:p text:style-name="P1"><text:s text:c="2"/>)</text:p>
      <text:p text:style-name="P1">)</text:p>
      <text:p text:style-name="P1"/>
      <text:p text:style-name="P1"># 22-tab-consistency (network-level check, should be close to zero) -----------</text:p>
      <text:p text:style-name="P1"/>
      <text:p text:style-name="P1">tot_2015 &lt;- len_km(cyc15_n)</text:p>
      <text:p text:style-name="P1">tot_2023 &lt;- len_km(cyc23_n)</text:p>
      <text:p text:style-name="P1"/>
      <text:p text:style-name="P1"># Use the change layers directly (not intersection totals)</text:p>
      <text:p text:style-name="P1">km_added <text:s text:c="2"/>&lt;- len_km(added_use)</text:p>
      <text:p text:style-name="P1">km_removed &lt;- len_km(removed_use)</text:p>
      <text:p text:style-name="P1"/>
      <text:p text:style-name="P1">consistency &lt;- tibble::tibble(</text:p>
      <text:p text:style-name="P1"><text:s text:c="2"/>Metric <text:s text:c="2"/>= c(</text:p>
      <text:p text:style-name="P1"><text:s text:c="4"/>"Total 2015",</text:p>
      <text:p text:style-name="P1"><text:s text:c="4"/>"Total 2023",</text:p>
      <text:p text:style-name="P1"><text:s text:c="4"/>"Net growth",</text:p>
      <text:p text:style-name="P1"><text:s text:c="4"/>"Added",</text:p>
      <text:p text:style-name="P1"><text:s text:c="4"/>"Removed",</text:p>
      <text:p text:style-name="P1"><text:s text:c="4"/>"Added − Removed",</text:p>
      <text:p text:style-name="P1"><text:s text:c="4"/>"Gap: (Added − Removed) − Net"</text:p>
      <text:p text:style-name="P1"><text:s text:c="2"/>),</text:p>
      <text:p text:style-name="P1"><text:s text:c="2"/>`Value (km)` = c(</text:p>
      <text:p text:style-name="P1"><text:s text:c="4"/>round(tot_2015, 1),</text:p>
      <text:p text:style-name="P1"><text:s text:c="4"/>round(tot_2023, 1),</text:p>
      <text:p text:style-name="P1"><text:s text:c="4"/>round(tot_2023 - tot_2015, 1),</text:p>
      <text:p text:style-name="P1"><text:s text:c="4"/>round(km_added, 1),</text:p>
      <text:p text:style-name="P1"><text:s text:c="4"/>round(km_removed, 1),</text:p>
      <text:p text:style-name="P1"><text:s text:c="4"/>round(km_added - km_removed, 1),</text:p>
      <text:p text:style-name="P1"><text:s text:c="4"/>round((km_added - km_removed) - (tot_2023 - tot_2015), 1)</text:p>
      <text:p text:style-name="P1"><text:s text:c="2"/>)</text:p>
      <text:p text:style-name="P1">)</text:p>
      <text:p text:style-name="P1"/>
      <text:p text:style-name="P1"># ================================================================</text:p>
      <text:p text:style-name="P1"># 09_results_validation.R</text:p>
      <text:p text:style-name="P1"># Build joined_results workbook, derive consensus, and compute validation metrics.</text:p>
      <text:p text:style-name="P1">#</text:p>
      <text:p text:style-name="P1"># Inputs: <text:s/>coder1/coder2 workbooks (from 07)</text:p>
      <text:p text:style-name="P1"><text:soft-page-break/># Outputs: joined_results workbook + metrics tables in R</text:p>
      <text:p text:style-name="P1"># ================================================================</text:p>
      <text:p text:style-name="P1"/>
      <text:p text:style-name="P1"># -------------------------------------------------------------------</text:p>
      <text:p text:style-name="P1"># 0) File paths and options</text:p>
      <text:p text:style-name="P1"># -------------------------------------------------------------------</text:p>
      <text:p text:style-name="P1"/>
      <text:p text:style-name="P1">if (!exists("city_tag")) {</text:p>
      <text:p text:style-name="P1"><text:s text:c="2"/>stop("city_tag must be defined before running 09_results_validation.R")</text:p>
      <text:p text:style-name="P1">}</text:p>
      <text:p text:style-name="P1"/>
      <text:p text:style-name="P1">coder1_file &lt;- file.path(outdir, paste0(city_tag, "_samples_2015_2023_coder1.xlsx"))</text:p>
      <text:p text:style-name="P1">coder2_file &lt;- file.path(outdir, paste0(city_tag, "_samples_2015_2023_coder2.xlsx"))</text:p>
      <text:p text:style-name="P1">joined_file &lt;- file.path(outdir, paste0(city_tag, "_samples_2015_2023_joined_results.xlsx"))</text:p>
      <text:p text:style-name="P1"/>
      <text:p text:style-name="P1"># Set to TRUE only when you want to rebuild joined_file from coder Excels</text:p>
      <text:p text:style-name="P1">rebuild_joined &lt;- FALSE</text:p>
      <text:p text:style-name="P1"/>
      <text:p text:style-name="P1"># -------------------------------------------------------------------</text:p>
      <text:p text:style-name="P1"># 1) Helpers to read coder sheets and build joined sheets</text:p>
      <text:p text:style-name="P1"># -------------------------------------------------------------------</text:p>
      <text:p text:style-name="P1"/>
      <text:p text:style-name="P1">norm01 &lt;- function(x) {</text:p>
      <text:p text:style-name="P1"><text:s text:c="2"/># Normalise "0"/"1"/"NA"/TRUE/FALSE/blank to 0/1/NA_integer_</text:p>
      <text:p text:style-name="P1"><text:s text:c="2"/>x &lt;- tolower(trimws(as.character(x)))</text:p>
      <text:p text:style-name="P1"><text:s text:c="2"/>dplyr::case_when(</text:p>
      <text:p text:style-name="P1"><text:s text:c="4"/>x %in% c("1", "true") <text:s/>~ 1L,</text:p>
      <text:p text:style-name="P1"><text:s text:c="4"/>x %in% c("0", "false") ~ 0L,</text:p>
      <text:p text:style-name="P1"><text:s text:c="4"/>TRUE <text:s text:c="18"/>~ NA_integer_</text:p>
      <text:p text:style-name="P1"><text:s text:c="2"/>)</text:p>
      <text:p text:style-name="P1">}</text:p>
      <text:p text:style-name="P1"/>
      <text:p text:style-name="P1">read_coder_sheet &lt;- function(path, sheet_name, coder_prefix) {</text:p>
      <text:p text:style-name="P1"><text:s text:c="2"/># coder_prefix is "c1" or "c2"</text:p>
      <text:p text:style-name="P1"><text:s text:c="2"/></text:p>
      <text:p text:style-name="P1"><text:s text:c="2"/>if (is.null(path) || !file.exists(path)) {</text:p>
      <text:p text:style-name="P1"><text:s text:c="4"/>return(tibble::tibble(</text:p>
      <text:p text:style-name="P1"><text:s text:c="6"/>id <text:s text:c="21"/>= numeric(),</text:p>
      <text:p text:style-name="P1"><text:s text:c="6"/>class <text:s text:c="18"/>= character(),</text:p>
      <text:p text:style-name="P1"><text:s text:c="6"/>tract_id <text:s text:c="15"/>= character(),</text:p>
      <text:p text:style-name="P1"><text:s text:c="6"/>stratum <text:s text:c="16"/>= character(),</text:p>
      <text:p text:style-name="P1"><text:s text:c="6"/>!!paste0(coder_prefix, "_bl") := integer(),</text:p>
      <text:p text:style-name="P1"><text:s text:c="6"/>!!paste0(coder_prefix, "_fu") := integer()</text:p>
      <text:p text:style-name="P1"><text:s text:c="4"/>))</text:p>
      <text:p text:style-name="P1"><text:s text:c="2"/>}</text:p>
      <text:p text:style-name="P1"><text:s text:c="2"/></text:p>
      <text:p text:style-name="P1"><text:s text:c="2"/>df &lt;- tryCatch(</text:p>
      <text:p text:style-name="P1"><text:s text:c="4"/>readxl::read_xlsx(</text:p>
      <text:p text:style-name="P1"><text:s text:c="6"/>path,</text:p>
      <text:p text:style-name="P1"><text:soft-page-break/><text:s text:c="6"/>sheet = sheet_name,</text:p>
      <text:p text:style-name="P1"><text:s text:c="6"/>skip <text:s/>= 1, <text:s text:c="15"/># skip group header row, read header at row 2</text:p>
      <text:p text:style-name="P1"><text:s text:c="6"/>.name_repair = "minimal"</text:p>
      <text:p text:style-name="P1"><text:s text:c="4"/>),</text:p>
      <text:p text:style-name="P1"><text:s text:c="4"/>error = function(e) tibble::tibble()</text:p>
      <text:p text:style-name="P1"><text:s text:c="2"/>)</text:p>
      <text:p text:style-name="P1"><text:s text:c="2"/></text:p>
      <text:p text:style-name="P1"><text:s text:c="2"/>if (!nrow(df)) {</text:p>
      <text:p text:style-name="P1"><text:s text:c="4"/>return(tibble::tibble(</text:p>
      <text:p text:style-name="P1"><text:s text:c="6"/>id <text:s text:c="21"/>= numeric(),</text:p>
      <text:p text:style-name="P1"><text:s text:c="6"/>class <text:s text:c="18"/>= character(),</text:p>
      <text:p text:style-name="P1"><text:s text:c="6"/>tract_id <text:s text:c="15"/>= character(),</text:p>
      <text:p text:style-name="P1"><text:s text:c="6"/>stratum <text:s text:c="16"/>= character(),</text:p>
      <text:p text:style-name="P1"><text:s text:c="6"/>!!paste0(coder_prefix, "_bl") := integer(),</text:p>
      <text:p text:style-name="P1"><text:s text:c="6"/>!!paste0(coder_prefix, "_fu") := integer()</text:p>
      <text:p text:style-name="P1"><text:s text:c="4"/>))</text:p>
      <text:p text:style-name="P1"><text:s text:c="2"/>}</text:p>
      <text:p text:style-name="P1"><text:s text:c="2"/></text:p>
      <text:p text:style-name="P1"><text:s text:c="2"/># clean names: blanks, duplicates</text:p>
      <text:p text:style-name="P1"><text:s text:c="2"/>nm &lt;- trimws(names(df))</text:p>
      <text:p text:style-name="P1"><text:s text:c="2"/>bad &lt;- which(is.na(nm) | nm == "")</text:p>
      <text:p text:style-name="P1"><text:s text:c="2"/>if (length(bad)) nm[bad] &lt;- paste0("X", bad)</text:p>
      <text:p text:style-name="P1"><text:s text:c="2"/>names(df) &lt;- nm</text:p>
      <text:p text:style-name="P1"><text:s text:c="2"/>dup &lt;- duplicated(names(df))</text:p>
      <text:p text:style-name="P1"><text:s text:c="2"/>if (any(dup)) df &lt;- df[, !dup, drop = FALSE]</text:p>
      <text:p text:style-name="P1"><text:s text:c="2"/></text:p>
      <text:p text:style-name="P1"><text:s text:c="2"/># mandatory columns (or defaults)</text:p>
      <text:p text:style-name="P1"><text:s text:c="2"/>if (!"id" <text:s text:c="6"/>%in% names(df)) df$id <text:s text:c="6"/>&lt;- NA_real_</text:p>
      <text:p text:style-name="P1"><text:s text:c="2"/>if (!"class" <text:s text:c="3"/>%in% names(df)) df$class <text:s text:c="3"/>&lt;- sheet_name</text:p>
      <text:p text:style-name="P1"><text:s text:c="2"/>if (!"tract_id" %in% names(df)) df$tract_id &lt;- NA_character_</text:p>
      <text:p text:style-name="P1"><text:s text:c="2"/>if (!"stratum" <text:s/>%in% names(df)) df$stratum <text:s/>&lt;- NA_character_</text:p>
      <text:p text:style-name="P1"><text:s text:c="2"/></text:p>
      <text:p text:style-name="P1"><text:s text:c="2"/># --- NEW: locate fused columns under old or new names ----------------------</text:p>
      <text:p text:style-name="P1"><text:s text:c="2"/>fu_col &lt;- dplyr::case_when(</text:p>
      <text:p text:style-name="P1"><text:s text:c="4"/>"pres_fu" <text:s text:c="9"/>%in% names(df) ~ "pres_fu", <text:s text:c="10"/># new template</text:p>
      <text:p text:style-name="P1"><text:s text:c="4"/>"present_followup" %in% names(df) ~ "present_followup", <text:s/># old template</text:p>
      <text:p text:style-name="P1"><text:s text:c="4"/>TRUE <text:s text:c="30"/>~ NA_character_</text:p>
      <text:p text:style-name="P1"><text:s text:c="2"/>)</text:p>
      <text:p text:style-name="P1"><text:s text:c="2"/>bl_col &lt;- dplyr::case_when(</text:p>
      <text:p text:style-name="P1"><text:s text:c="4"/>"pres_bl" <text:s text:c="9"/>%in% names(df) ~ "pres_bl", <text:s text:c="10"/># new template</text:p>
      <text:p text:style-name="P1"><text:s text:c="4"/>"present_baseline" %in% names(df) ~ "present_baseline", <text:s/># old template</text:p>
      <text:p text:style-name="P1"><text:s text:c="4"/>TRUE <text:s text:c="30"/>~ NA_character_</text:p>
      <text:p text:style-name="P1"><text:s text:c="2"/>)</text:p>
      <text:p text:style-name="P1"><text:s text:c="2"/></text:p>
      <text:p text:style-name="P1"><text:s text:c="2"/>if (is.na(fu_col)) df$present_followup &lt;- NA_integer_ else</text:p>
      <text:p text:style-name="P1"><text:s text:c="4"/>df$present_followup &lt;- norm01(df[[fu_col]])</text:p>
      <text:p text:style-name="P1"><text:s text:c="2"/></text:p>
      <text:p text:style-name="P1"><text:s text:c="2"/>if (is.na(bl_col)) df$present_baseline &lt;- NA_integer_ else</text:p>
      <text:p text:style-name="P1"><text:s text:c="4"/>df$present_baseline &lt;- norm01(df[[bl_col]])</text:p>
      <text:p text:style-name="P1"><text:soft-page-break/><text:s text:c="2"/># ---------------------------------------------------------------------------</text:p>
      <text:p text:style-name="P1"><text:s text:c="2"/></text:p>
      <text:p text:style-name="P1"><text:s text:c="2"/>df %&gt;%</text:p>
      <text:p text:style-name="P1"><text:s text:c="4"/>dplyr::mutate(</text:p>
      <text:p text:style-name="P1"><text:s text:c="6"/>id <text:s text:c="6"/>= as.numeric(id),</text:p>
      <text:p text:style-name="P1"><text:s text:c="6"/>class <text:s text:c="3"/>= as.character(class),</text:p>
      <text:p text:style-name="P1"><text:s text:c="6"/>tract_id = as.character(tract_id),</text:p>
      <text:p text:style-name="P1"><text:s text:c="6"/>stratum <text:s/>= as.character(stratum)</text:p>
      <text:p text:style-name="P1"><text:s text:c="4"/>) %&gt;%</text:p>
      <text:p text:style-name="P1"><text:s text:c="4"/>dplyr::select(id, class, tract_id, stratum,</text:p>
      <text:p text:style-name="P1"><text:s text:c="18"/>present_baseline, present_followup) %&gt;%</text:p>
      <text:p text:style-name="P1"><text:s text:c="4"/>dplyr::rename(</text:p>
      <text:p text:style-name="P1"><text:s text:c="6"/>!!paste0(coder_prefix, "_bl") := present_baseline,</text:p>
      <text:p text:style-name="P1"><text:s text:c="6"/>!!paste0(coder_prefix, "_fu") := present_followup</text:p>
      <text:p text:style-name="P1"><text:s text:c="4"/>)</text:p>
      <text:p text:style-name="P1">}</text:p>
      <text:p text:style-name="P1"/>
      <text:p text:style-name="P1"/>
      <text:p text:style-name="P1">build_joined_sheet_for_class &lt;- function(sheet_name,</text:p>
      <text:p text:style-name="P1"><text:s text:c="41"/>coder1_file,</text:p>
      <text:p text:style-name="P1"><text:s text:c="41"/>coder2_file = NULL) {</text:p>
      <text:p text:style-name="P1"><text:s text:c="2"/></text:p>
      <text:p text:style-name="P1"><text:s text:c="2"/># coder prefixes -&gt; short column names in joined sheet</text:p>
      <text:p text:style-name="P1"><text:s text:c="2"/>c1 &lt;- read_coder_sheet(coder1_file, sheet_name, coder_prefix = "c1")</text:p>
      <text:p text:style-name="P1"><text:s text:c="2"/>c2 &lt;- read_coder_sheet(coder2_file, sheet_name, coder_prefix = "c2")</text:p>
      <text:p text:style-name="P1"><text:s text:c="2"/></text:p>
      <text:p text:style-name="P1"><text:s text:c="2"/>joined &lt;- dplyr::full_join(</text:p>
      <text:p text:style-name="P1"><text:s text:c="4"/>c1, c2,</text:p>
      <text:p text:style-name="P1"><text:s text:c="4"/>by = c("id", "class", "tract_id", "stratum")</text:p>
      <text:p text:style-name="P1"><text:s text:c="2"/>) %&gt;%</text:p>
      <text:p text:style-name="P1"><text:s text:c="4"/>dplyr::arrange(class, id)</text:p>
      <text:p text:style-name="P1"><text:s text:c="2"/></text:p>
      <text:p text:style-name="P1"><text:s text:c="2"/># 1) Automatic coder CONSENSUS where BOTH coders coded AND agree</text:p>
      <text:p text:style-name="P1"><text:s text:c="2"/>joined &lt;- joined %&gt;%</text:p>
      <text:p text:style-name="P1"><text:s text:c="4"/>dplyr::mutate(</text:p>
      <text:p text:style-name="P1"><text:s text:c="6"/>consens_bl = dplyr::case_when(</text:p>
      <text:p text:style-name="P1"><text:s text:c="8"/>!is.na(c1_bl) &amp; !is.na(c2_bl) &amp; c1_bl == c2_bl ~ c1_bl,</text:p>
      <text:p text:style-name="P1"><text:s text:c="8"/>TRUE <text:s text:c="42"/>~ NA_integer_</text:p>
      <text:p text:style-name="P1"><text:s text:c="6"/>),</text:p>
      <text:p text:style-name="P1"><text:s text:c="6"/>consens_fu = dplyr::case_when(</text:p>
      <text:p text:style-name="P1"><text:s text:c="8"/>!is.na(c1_fu) &amp; !is.na(c2_fu) &amp; c1_fu == c2_fu ~ c1_fu,</text:p>
      <text:p text:style-name="P1"><text:s text:c="8"/>TRUE <text:s text:c="42"/>~ NA_integer_</text:p>
      <text:p text:style-name="P1"><text:s text:c="6"/>)</text:p>
      <text:p text:style-name="P1"><text:s text:c="4"/>)</text:p>
      <text:p text:style-name="P1"><text:s text:c="2"/></text:p>
      <text:p text:style-name="P1"><text:s text:c="2"/># 2) Flag rows that still need consensus:</text:p>
      <text:p text:style-name="P1"><text:s text:c="2"/>joined &lt;- joined %&gt;%</text:p>
      <text:p text:style-name="P1"><text:s text:c="4"/>dplyr::mutate(</text:p>
      <text:p text:style-name="P1"><text:s text:c="6"/>needs_consens = dplyr::case_when(</text:p>
      <text:p text:style-name="P1"><text:soft-page-break/><text:s text:c="8"/>(is.na(consens_fu) &amp; (!is.na(c1_fu) | !is.na(c2_fu))) |</text:p>
      <text:p text:style-name="P1"><text:s text:c="10"/>(is.na(consens_bl) &amp; (!is.na(c1_bl) | !is.na(c2_bl))) ~ TRUE,</text:p>
      <text:p text:style-name="P1"><text:s text:c="8"/>TRUE <text:s text:c="51"/>~ FALSE</text:p>
      <text:p text:style-name="P1"><text:s text:c="6"/>)</text:p>
      <text:p text:style-name="P1"><text:s text:c="4"/>)</text:p>
      <text:p text:style-name="P1"><text:s text:c="2"/></text:p>
      <text:p text:style-name="P1"><text:s text:c="2"/># 3) FINAL columns (what you actually use in the analysis)</text:p>
      <text:p text:style-name="P1"><text:s text:c="2"/>joined &lt;- joined %&gt;%</text:p>
      <text:p text:style-name="P1"><text:s text:c="4"/>dplyr::mutate(</text:p>
      <text:p text:style-name="P1"><text:s text:c="6"/>fu_fin = consens_fu,</text:p>
      <text:p text:style-name="P1"><text:s text:c="6"/>bl_fin = consens_bl</text:p>
      <text:p text:style-name="P1"><text:s text:c="4"/>)</text:p>
      <text:p text:style-name="P1"><text:s text:c="2"/></text:p>
      <text:p text:style-name="P1"><text:s text:c="2"/># 4) Column for comments about the final decision</text:p>
      <text:p text:style-name="P1"><text:s text:c="2"/>if (!"fin_note" %in% names(joined)) joined$fin_note &lt;- NA_character_</text:p>
      <text:p text:style-name="P1"><text:s text:c="2"/></text:p>
      <text:p text:style-name="P1"><text:s text:c="2"/># 5) Add empty helper columns (filled later in Excel)</text:p>
      <text:p text:style-name="P1"><text:s text:c="2"/>if (!"usable" %in% names(joined)) joined$usable &lt;- NA_integer_</text:p>
      <text:p text:style-name="P1"><text:s text:c="2"/>if (!"match" <text:s/>%in% names(joined)) joined$match <text:s/>&lt;- NA</text:p>
      <text:p text:style-name="P1"><text:s text:c="2"/></text:p>
      <text:p text:style-name="P1"><text:s text:c="2"/># FINAL COLUMN ORDER</text:p>
      <text:p text:style-name="P1"><text:s text:c="2"/>base_order &lt;- c(</text:p>
      <text:p text:style-name="P1"><text:s text:c="4"/>"id", "class", "tract_id", "stratum",</text:p>
      <text:p text:style-name="P1"><text:s text:c="4"/>"c1_fu", "c1_bl",</text:p>
      <text:p text:style-name="P1"><text:s text:c="4"/>"c2_fu", "c2_bl",</text:p>
      <text:p text:style-name="P1"><text:s text:c="4"/>"consens_fu", "consens_bl",</text:p>
      <text:p text:style-name="P1"><text:s text:c="4"/>"needs_consens",</text:p>
      <text:p text:style-name="P1"><text:s text:c="4"/>"fu_fin", "bl_fin",</text:p>
      <text:p text:style-name="P1"><text:s text:c="4"/>"match",</text:p>
      <text:p text:style-name="P1"><text:s text:c="4"/>"usable",</text:p>
      <text:p text:style-name="P1"><text:s text:c="4"/>"fin_note"</text:p>
      <text:p text:style-name="P1"><text:s text:c="2"/>)</text:p>
      <text:p text:style-name="P1"><text:s text:c="2"/></text:p>
      <text:p text:style-name="P1"><text:s text:c="2"/>joined %&gt;%</text:p>
      <text:p text:style-name="P1"><text:s text:c="4"/>dplyr::select(dplyr::any_of(base_order))</text:p>
      <text:p text:style-name="P1">}</text:p>
      <text:p text:style-name="P1"/>
      <text:p text:style-name="P1">build_joined_results &lt;- function(city_tag,</text:p>
      <text:p text:style-name="P1"><text:s text:c="33"/>coder1_file,</text:p>
      <text:p text:style-name="P1"><text:s text:c="33"/>coder2_file = NULL,</text:p>
      <text:p text:style-name="P1"><text:s text:c="33"/>out_file <text:s text:c="3"/>= NULL) {</text:p>
      <text:p text:style-name="P1"><text:s text:c="2"/></text:p>
      <text:p text:style-name="P1"><text:s text:c="2"/>if (is.null(out_file)) {</text:p>
      <text:p text:style-name="P1"><text:s text:c="4"/>out_file &lt;- file.path("outputs",</text:p>
      <text:p text:style-name="P1"><text:s text:c="26"/>paste0(city_tag, "_samples_2015_2023_joined_results.xlsx"))</text:p>
      <text:p text:style-name="P1"><text:s text:c="2"/>}</text:p>
      <text:p text:style-name="P1"><text:s text:c="2"/></text:p>
      <text:p text:style-name="P1"><text:s text:c="2"/>sheets &lt;- c("ADD", "REMOVE", "NONCI")</text:p>
      <text:p text:style-name="P1"><text:s text:c="2"/>joined_list &lt;- lapply(sheets, function(sh) {</text:p>
      <text:p text:style-name="P1"><text:soft-page-break/><text:s text:c="4"/>build_joined_sheet_for_class(sh, coder1_file, coder2_file)</text:p>
      <text:p text:style-name="P1"><text:s text:c="2"/>})</text:p>
      <text:p text:style-name="P1"><text:s text:c="2"/>names(joined_list) &lt;- sheets</text:p>
      <text:p text:style-name="P1"><text:s text:c="2"/></text:p>
      <text:p text:style-name="P1"><text:s text:c="2"/>wb &lt;- openxlsx::createWorkbook()</text:p>
      <text:p text:style-name="P1"><text:s text:c="2"/></text:p>
      <text:p text:style-name="P1"><text:s text:c="2"/>for (sh in sheets) {</text:p>
      <text:p text:style-name="P1"><text:s text:c="4"/>df_sh <text:s/>&lt;- joined_list[[sh]]</text:p>
      <text:p text:style-name="P1"><text:s text:c="4"/>n_rows &lt;- nrow(df_sh)</text:p>
      <text:p text:style-name="P1"><text:s text:c="4"/></text:p>
      <text:p text:style-name="P1"><text:s text:c="4"/>openxlsx::addWorksheet(wb, sh)</text:p>
      <text:p text:style-name="P1"><text:s text:c="4"/>openxlsx::writeData(wb, sh, df_sh, startRow = 2, startCol = 1, colNames = TRUE)</text:p>
      <text:p text:style-name="P1"><text:s text:c="4"/></text:p>
      <text:p text:style-name="P1"><text:s text:c="4"/>if (n_rows &gt; 0) {</text:p>
      <text:p text:style-name="P1"><text:s text:c="6"/>nm <text:s text:c="7"/>&lt;- names(df_sh)</text:p>
      <text:p text:style-name="P1"><text:s text:c="6"/></text:p>
      <text:p text:style-name="P1"><text:s text:c="6"/>col_class &lt;- match("class", <text:s/>nm)</text:p>
      <text:p text:style-name="P1"><text:s text:c="6"/>col_fu <text:s text:c="3"/>&lt;- match("fu_fin", nm)</text:p>
      <text:p text:style-name="P1"><text:s text:c="6"/>col_bl <text:s text:c="3"/>&lt;- match("bl_fin", nm)</text:p>
      <text:p text:style-name="P1"><text:s text:c="6"/>col_match &lt;- match("match", <text:s/>nm)</text:p>
      <text:p text:style-name="P1"><text:s text:c="6"/>col_use <text:s text:c="2"/>&lt;- match("usable", nm)</text:p>
      <text:p text:style-name="P1"><text:s text:c="6"/></text:p>
      <text:p text:style-name="P1"><text:s text:c="6"/>if (any(is.na(c(col_class, col_fu, col_bl, col_match, col_use)))) {</text:p>
      <text:p text:style-name="P1"><text:s text:c="8"/>stop("Expected columns class, fu_fin, bl_fin, match, usable in joined sheet for ", sh)</text:p>
      <text:p text:style-name="P1"><text:s text:c="6"/>}</text:p>
      <text:p text:style-name="P1"><text:s text:c="6"/></text:p>
      <text:p text:style-name="P1"><text:s text:c="6"/>C <text:s text:c="7"/>&lt;- openxlsx::int2col</text:p>
      <text:p text:style-name="P1"><text:s text:c="6"/>class_l <text:s/>&lt;- C(col_class)</text:p>
      <text:p text:style-name="P1"><text:s text:c="6"/>fu_col_l &lt;- C(col_fu)</text:p>
      <text:p text:style-name="P1"><text:s text:c="6"/>bl_col_l &lt;- C(col_bl)</text:p>
      <text:p text:style-name="P1"><text:s text:c="6"/></text:p>
      <text:p text:style-name="P1"><text:s text:c="6"/># Row-wise formulas</text:p>
      <text:p text:style-name="P1"><text:s text:c="6"/>for (r in seq_len(n_rows)) {</text:p>
      <text:p text:style-name="P1"><text:s text:c="8"/>excel_row &lt;- r + 2 <text:s/># header at row 2, data start at row 3</text:p>
      <text:p text:style-name="P1"><text:s text:c="8"/></text:p>
      <text:p text:style-name="P1"><text:s text:c="8"/># usable = 1 if both final cols are non-blank, else ""</text:p>
      <text:p text:style-name="P1"><text:s text:c="8"/>f_usable &lt;- sprintf(</text:p>
      <text:p text:style-name="P1"><text:s text:c="10"/>'IF(AND(NOT(ISBLANK(%s%d)),NOT(ISBLANK(%s%d))),1,"")',</text:p>
      <text:p text:style-name="P1"><text:s text:c="10"/>fu_col_l, excel_row,</text:p>
      <text:p text:style-name="P1"><text:s text:c="10"/>bl_col_l, excel_row</text:p>
      <text:p text:style-name="P1"><text:s text:c="8"/>)</text:p>
      <text:p text:style-name="P1"><text:s text:c="8"/>openxlsx::writeFormula(</text:p>
      <text:p text:style-name="P1"><text:s text:c="10"/>wb, sh,</text:p>
      <text:p text:style-name="P1"><text:s text:c="10"/>x = f_usable,</text:p>
      <text:p text:style-name="P1"><text:s text:c="10"/>startCol = col_use,</text:p>
      <text:p text:style-name="P1"><text:s text:c="10"/>startRow = excel_row</text:p>
      <text:p text:style-name="P1"><text:s text:c="8"/>)</text:p>
      <text:p text:style-name="P1"><text:s text:c="8"/></text:p>
      <text:p text:style-name="P1"><text:s text:c="8"/># match = TRUE/FALSE (or blank) based on class and (fu_fin, bl_fin)</text:p>
      <text:p text:style-name="P1"><text:soft-page-break/><text:s text:c="8"/>f_match &lt;- sprintf(</text:p>
      <text:p text:style-name="P1"><text:s text:c="10"/>paste0(</text:p>
      <text:p text:style-name="P1"><text:s text:c="12"/>'IF(OR(ISBLANK(%s%d),ISBLANK(%s%d)),"",',</text:p>
      <text:p text:style-name="P1"><text:s text:c="12"/>'IF(%s%d="ADD",AND(%s%d=1,%s%d=0),',</text:p>
      <text:p text:style-name="P1"><text:s text:c="12"/>'IF(%s%d="REMOVE",AND(%s%d=0,%s%d=1),',</text:p>
      <text:p text:style-name="P1"><text:s text:c="12"/>'IF(%s%d="NONCI",AND(%s%d=0,%s%d=0),"" )',</text:p>
      <text:p text:style-name="P1"><text:s text:c="12"/>')',</text:p>
      <text:p text:style-name="P1"><text:s text:c="12"/>')',</text:p>
      <text:p text:style-name="P1"><text:s text:c="12"/>')'</text:p>
      <text:p text:style-name="P1"><text:s text:c="10"/>),</text:p>
      <text:p text:style-name="P1"><text:s text:c="10"/>fu_col_l, excel_row, bl_col_l, excel_row,</text:p>
      <text:p text:style-name="P1"><text:s text:c="10"/>class_l, excel_row, fu_col_l, excel_row, bl_col_l, excel_row,</text:p>
      <text:p text:style-name="P1"><text:s text:c="10"/>class_l, excel_row, fu_col_l, excel_row, bl_col_l, excel_row,</text:p>
      <text:p text:style-name="P1"><text:s text:c="10"/>class_l, excel_row, fu_col_l, excel_row, bl_col_l, excel_row</text:p>
      <text:p text:style-name="P1"><text:s text:c="8"/>)</text:p>
      <text:p text:style-name="P1"><text:s text:c="8"/></text:p>
      <text:p text:style-name="P1"><text:s text:c="8"/>openxlsx::writeFormula(</text:p>
      <text:p text:style-name="P1"><text:s text:c="10"/>wb, sh,</text:p>
      <text:p text:style-name="P1"><text:s text:c="10"/>x = f_match,</text:p>
      <text:p text:style-name="P1"><text:s text:c="10"/>startCol = col_match,</text:p>
      <text:p text:style-name="P1"><text:s text:c="10"/>startRow = excel_row</text:p>
      <text:p text:style-name="P1"><text:s text:c="8"/>)</text:p>
      <text:p text:style-name="P1"><text:s text:c="6"/>}</text:p>
      <text:p text:style-name="P1"><text:s text:c="4"/>}</text:p>
      <text:p text:style-name="P1"><text:s text:c="2"/>}</text:p>
      <text:p text:style-name="P1"><text:s text:c="2"/></text:p>
      <text:p text:style-name="P1"><text:s text:c="2"/>openxlsx::saveWorkbook(wb, out_file, overwrite = TRUE)</text:p>
      <text:p text:style-name="P1"><text:s text:c="2"/>message("Wrote joined results to: ", out_file)</text:p>
      <text:p text:style-name="P1"><text:s text:c="2"/></text:p>
      <text:p text:style-name="P1"><text:s text:c="2"/>invisible(out_file)</text:p>
      <text:p text:style-name="P1">}</text:p>
      <text:p text:style-name="P1"/>
      <text:p text:style-name="P1"/>
      <text:p text:style-name="P1"/>
      <text:p text:style-name="P1"># -------------------------------------------------------------------</text:p>
      <text:p text:style-name="P1"># 2) Build joined_results (once, or when forced)</text:p>
      <text:p text:style-name="P1"># -------------------------------------------------------------------</text:p>
      <text:p text:style-name="P1"/>
      <text:p text:style-name="P1">if (!file.exists(joined_file) || rebuild_joined) {</text:p>
      <text:p text:style-name="P1"><text:s text:c="2"/>if (!file.exists(coder1_file)) stop("Coder1 file not found: ", coder1_file)</text:p>
      <text:p text:style-name="P1"><text:s text:c="2"/>if (!file.exists(coder2_file)) stop("Coder2 file not found: ", coder2_file)</text:p>
      <text:p text:style-name="P1"><text:s text:c="2"/></text:p>
      <text:p text:style-name="P1"><text:s text:c="2"/>build_joined_results(</text:p>
      <text:p text:style-name="P1"><text:s text:c="4"/>city_tag <text:s text:c="3"/>= city_tag,</text:p>
      <text:p text:style-name="P1"><text:s text:c="4"/>coder1_file = coder1_file,</text:p>
      <text:p text:style-name="P1"><text:s text:c="4"/>coder2_file = coder2_file,</text:p>
      <text:p text:style-name="P1"><text:s text:c="4"/>out_file <text:s text:c="3"/>= joined_file</text:p>
      <text:p text:style-name="P1"><text:s text:c="2"/>)</text:p>
      <text:p text:style-name="P1">} else {</text:p>
      <text:p text:style-name="P1"><text:soft-page-break/><text:s text:c="2"/>message("Using existing joined_results file: ", joined_file)</text:p>
      <text:p text:style-name="P1">}</text:p>
      <text:p text:style-name="P1"/>
      <text:p text:style-name="P1">FILE &lt;- joined_file</text:p>
      <text:p text:style-name="P1"/>
      <text:p text:style-name="P1"/>
      <text:p text:style-name="P1"># -------------------------------------------------------------------</text:p>
      <text:p text:style-name="P1"># 3) Stratum counts using consens-based usability</text:p>
      <text:p text:style-name="P1"># -------------------------------------------------------------------</text:p>
      <text:p text:style-name="P1"/>
      <text:p text:style-name="P1">safe_read_exact &lt;- function(path, sheet_name){</text:p>
      <text:p text:style-name="P1"><text:s text:c="2"/></text:p>
      <text:p text:style-name="P1"><text:s text:c="2"/>df &lt;- tryCatch(</text:p>
      <text:p text:style-name="P1"><text:s text:c="4"/>readxl::read_xlsx(</text:p>
      <text:p text:style-name="P1"><text:s text:c="6"/>path,</text:p>
      <text:p text:style-name="P1"><text:s text:c="6"/>sheet = sheet_name,</text:p>
      <text:p text:style-name="P1"><text:s text:c="6"/>skip <text:s/>= 1, <text:s text:c="14"/># skip the group header row</text:p>
      <text:p text:style-name="P1"><text:s text:c="6"/>.name_repair = "minimal"</text:p>
      <text:p text:style-name="P1"><text:s text:c="4"/>),</text:p>
      <text:p text:style-name="P1"><text:s text:c="4"/>error = function(e) tibble::tibble()</text:p>
      <text:p text:style-name="P1"><text:s text:c="2"/>)</text:p>
      <text:p text:style-name="P1"><text:s text:c="2"/></text:p>
      <text:p text:style-name="P1"><text:s text:c="2"/># Empty sheet case</text:p>
      <text:p text:style-name="P1"><text:s text:c="2"/>if (!nrow(df)) {</text:p>
      <text:p text:style-name="P1"><text:s text:c="4"/>return(tibble::tibble(</text:p>
      <text:p text:style-name="P1"><text:s text:c="6"/>tract_id = character(),</text:p>
      <text:p text:style-name="P1"><text:s text:c="6"/>stratum <text:s/>= character()</text:p>
      <text:p text:style-name="P1"><text:s text:c="4"/>))</text:p>
      <text:p text:style-name="P1"><text:s text:c="2"/>}</text:p>
      <text:p text:style-name="P1"><text:s text:c="2"/></text:p>
      <text:p text:style-name="P1"><text:s text:c="2"/># 1) Clean names and fix blanks</text:p>
      <text:p text:style-name="P1"><text:s text:c="2"/>nm &lt;- trimws(names(df))</text:p>
      <text:p text:style-name="P1"><text:s text:c="2"/>bad &lt;- which(is.na(nm) | nm == "")</text:p>
      <text:p text:style-name="P1"><text:s text:c="2"/>if (length(bad)) {</text:p>
      <text:p text:style-name="P1"><text:s text:c="4"/>nm[bad] &lt;- paste0("X", bad)</text:p>
      <text:p text:style-name="P1"><text:s text:c="2"/>}</text:p>
      <text:p text:style-name="P1"><text:s text:c="2"/>names(df) &lt;- nm</text:p>
      <text:p text:style-name="P1"><text:s text:c="2"/></text:p>
      <text:p text:style-name="P1"><text:s text:c="2"/># 2) Drop duplicate names (keep first occurrence)</text:p>
      <text:p text:style-name="P1"><text:s text:c="2"/>nm &lt;- names(df)</text:p>
      <text:p text:style-name="P1"><text:s text:c="2"/>dup &lt;- duplicated(nm)</text:p>
      <text:p text:style-name="P1"><text:s text:c="2"/>if (any(dup)) {</text:p>
      <text:p text:style-name="P1"><text:s text:c="4"/>df &lt;- df[, !dup, drop = FALSE]</text:p>
      <text:p text:style-name="P1"><text:s text:c="2"/>}</text:p>
      <text:p text:style-name="P1"><text:s text:c="2"/>nm &lt;- names(df)</text:p>
      <text:p text:style-name="P1"><text:s text:c="2"/></text:p>
      <text:p text:style-name="P1"><text:s text:c="2"/># 3) Drop summary rows if there is a tract_id column</text:p>
      <text:p text:style-name="P1"><text:s text:c="2"/>if ("tract_id" %in% nm) {</text:p>
      <text:p text:style-name="P1"><text:s text:c="4"/>df &lt;- df %&gt;% dplyr::filter(!is.na(tract_id))</text:p>
      <text:p text:style-name="P1"><text:soft-page-break/><text:s text:c="2"/>}</text:p>
      <text:p text:style-name="P1"><text:s text:c="2"/></text:p>
      <text:p text:style-name="P1"><text:s text:c="2"/># 4) Ensure stratum exists</text:p>
      <text:p text:style-name="P1"><text:s text:c="2"/>if (!"stratum" %in% names(df)) {</text:p>
      <text:p text:style-name="P1"><text:s text:c="4"/>df$stratum &lt;- NA_character_</text:p>
      <text:p text:style-name="P1"><text:s text:c="2"/>}</text:p>
      <text:p text:style-name="P1"><text:s text:c="2"/></text:p>
      <text:p text:style-name="P1"><text:s text:c="2"/># 5) Keep only usable rows (both final values filled)</text:p>
      <text:p text:style-name="P1"><text:s text:c="2"/>if (!all(c("bl_fin", "fu_fin") %in% names(df))) {</text:p>
      <text:p text:style-name="P1"><text:s text:c="4"/>stop("joined_results sheets must contain bl_fin and fu_fin.")</text:p>
      <text:p text:style-name="P1"><text:s text:c="2"/>}</text:p>
      <text:p text:style-name="P1"><text:s text:c="2"/></text:p>
      <text:p text:style-name="P1"><text:s text:c="2"/>keep &lt;- !is.na(df$bl_fin) &amp; !is.na(df$fu_fin)</text:p>
      <text:p text:style-name="P1"><text:s text:c="2"/></text:p>
      <text:p text:style-name="P1"><text:s text:c="2"/>df %&gt;%</text:p>
      <text:p text:style-name="P1"><text:s text:c="4"/>dplyr::mutate(</text:p>
      <text:p text:style-name="P1"><text:s text:c="6"/>tract_id = as.character(tract_id),</text:p>
      <text:p text:style-name="P1"><text:s text:c="6"/>stratum <text:s/>= as.character(stratum)</text:p>
      <text:p text:style-name="P1"><text:s text:c="4"/>) %&gt;%</text:p>
      <text:p text:style-name="P1"><text:s text:c="4"/>dplyr::filter(keep) %&gt;%</text:p>
      <text:p text:style-name="P1"><text:s text:c="4"/>dplyr::select(tract_id, stratum)</text:p>
      <text:p text:style-name="P1">}</text:p>
      <text:p text:style-name="P1"/>
      <text:p text:style-name="P1"># --- stratum lookup ------------------------------------------------</text:p>
      <text:p text:style-name="P1"/>
      <text:p text:style-name="P1">get_stratum_lookup &lt;- function() {</text:p>
      <text:p text:style-name="P1"><text:s text:c="2"/># 1) Pick which tracts object to use</text:p>
      <text:p text:style-name="P1"><text:s text:c="2"/>tr &lt;- if (exists("barcelona_tracts")) {</text:p>
      <text:p text:style-name="P1"><text:s text:c="4"/>barcelona_tracts</text:p>
      <text:p text:style-name="P1"><text:s text:c="2"/>} else if (exists("tracts_work")) {</text:p>
      <text:p text:style-name="P1"><text:s text:c="4"/>tracts_work</text:p>
      <text:p text:style-name="P1"><text:s text:c="2"/>} else if (exists("tracts")) {</text:p>
      <text:p text:style-name="P1"><text:s text:c="4"/>tracts</text:p>
      <text:p text:style-name="P1"><text:s text:c="2"/>} else {</text:p>
      <text:p text:style-name="P1"><text:s text:c="4"/>return(NULL)</text:p>
      <text:p text:style-name="P1"><text:s text:c="2"/>}</text:p>
      <text:p text:style-name="P1"><text:s text:c="2"/></text:p>
      <text:p text:style-name="P1"><text:s text:c="2"/>out &lt;- tr |&gt;</text:p>
      <text:p text:style-name="P1"><text:s text:c="4"/>sf::st_drop_geometry() |&gt;</text:p>
      <text:p text:style-name="P1"><text:s text:c="4"/>tibble::as_tibble()</text:p>
      <text:p text:style-name="P1"><text:s text:c="2"/></text:p>
      <text:p text:style-name="P1"><text:s text:c="2"/>nm &lt;- names(out)</text:p>
      <text:p text:style-name="P1"><text:s text:c="2"/></text:p>
      <text:p text:style-name="P1"><text:s text:c="2"/># 2) Identify the tract ID column</text:p>
      <text:p text:style-name="P1"><text:s text:c="2"/>id_col &lt;- dplyr::case_when(</text:p>
      <text:p text:style-name="P1"><text:s text:c="4"/>"tract_id" <text:s text:c="3"/>%in% nm ~ "tract_id",</text:p>
      <text:p text:style-name="P1"><text:s text:c="4"/>"CUSEC" <text:s text:c="6"/>%in% nm ~ "CUSEC",</text:p>
      <text:p text:style-name="P1"><text:s text:c="4"/>"codi_seccio" %in% nm ~ "codi_seccio",</text:p>
      <text:p text:style-name="P1"><text:s text:c="4"/>TRUE ~ nm[1]</text:p>
      <text:p text:style-name="P1"><text:soft-page-break/><text:s text:c="2"/>)</text:p>
      <text:p text:style-name="P1"><text:s text:c="2"/></text:p>
      <text:p text:style-name="P1"><text:s text:c="2"/># 3) Ensure we have a "stratum" column</text:p>
      <text:p text:style-name="P1"><text:s text:c="2"/>if (!"stratum" %in% nm) {</text:p>
      <text:p text:style-name="P1"><text:s text:c="4"/></text:p>
      <text:p text:style-name="P1"><text:s text:c="4"/>if ("stratum_id" %in% nm) {</text:p>
      <text:p text:style-name="P1"><text:s text:c="6"/># From your 11-tracts-stratify chunk</text:p>
      <text:p text:style-name="P1"><text:s text:c="6"/>out$stratum &lt;- as.character(out$stratum_id)</text:p>
      <text:p text:style-name="P1"><text:s text:c="6"/></text:p>
      <text:p text:style-name="P1"><text:s text:c="4"/>} else if (all(c("dens_stratum", "cent_stratum") %in% nm)) {</text:p>
      <text:p text:style-name="P1"><text:s text:c="6"/># Rebuild from numeric classes if needed</text:p>
      <text:p text:style-name="P1"><text:s text:c="6"/>out$stratum &lt;- paste0("D", out$dens_stratum, "_C", out$cent_stratum)</text:p>
      <text:p text:style-name="P1"><text:s text:c="6"/></text:p>
      <text:p text:style-name="P1"><text:s text:c="4"/>} else {</text:p>
      <text:p text:style-name="P1"><text:s text:c="6"/># Nothing to build from</text:p>
      <text:p text:style-name="P1"><text:s text:c="6"/>return(NULL)</text:p>
      <text:p text:style-name="P1"><text:s text:c="4"/>}</text:p>
      <text:p text:style-name="P1"><text:s text:c="2"/>}</text:p>
      <text:p text:style-name="P1"><text:s text:c="2"/></text:p>
      <text:p text:style-name="P1"><text:s text:c="2"/># 4) Keep only ID + stratum and normalise names</text:p>
      <text:p text:style-name="P1"><text:s text:c="2"/>out &lt;- out[, c(id_col, "stratum"), drop = FALSE]</text:p>
      <text:p text:style-name="P1"><text:s text:c="2"/>names(out) &lt;- c("tract_id", "stratum")</text:p>
      <text:p text:style-name="P1"><text:s text:c="2"/></text:p>
      <text:p text:style-name="P1"><text:s text:c="2"/>dplyr::distinct(out)</text:p>
      <text:p text:style-name="P1">}</text:p>
      <text:p text:style-name="P1"/>
      <text:p text:style-name="P1">strata_lkp &lt;- get_stratum_lookup()</text:p>
      <text:p text:style-name="P1"/>
      <text:p text:style-name="P1">fill_stratum &lt;- function(df) {</text:p>
      <text:p text:style-name="P1"><text:s text:c="2"/>if (is.null(strata_lkp) || !"tract_id" %in% names(df)) {</text:p>
      <text:p text:style-name="P1"><text:s text:c="4"/>df %&gt;%</text:p>
      <text:p text:style-name="P1"><text:s text:c="6"/>dplyr::mutate(stratum = dplyr::coalesce(stratum, "All"))</text:p>
      <text:p text:style-name="P1"><text:s text:c="2"/>} else {</text:p>
      <text:p text:style-name="P1"><text:s text:c="4"/>df %&gt;%</text:p>
      <text:p text:style-name="P1"><text:s text:c="6"/>dplyr::left_join(strata_lkp, by = "tract_id", suffix = c("", ".lkp")) %&gt;%</text:p>
      <text:p text:style-name="P1"><text:s text:c="6"/>dplyr::mutate(stratum = dplyr::coalesce(stratum, stratum.lkp, "All")) %&gt;%</text:p>
      <text:p text:style-name="P1"><text:s text:c="6"/>dplyr::select(-dplyr::any_of("stratum.lkp"))</text:p>
      <text:p text:style-name="P1"><text:s text:c="2"/>}</text:p>
      <text:p text:style-name="P1">}</text:p>
      <text:p text:style-name="P1"/>
      <text:p text:style-name="P1"/>
      <text:p text:style-name="P1"/>
      <text:p text:style-name="P1"># read three sheets, fill stratum, build summary</text:p>
      <text:p text:style-name="P1">add_tbl <text:s text:c="2"/>&lt;- safe_read_exact(FILE, "ADD") <text:s text:c="3"/>%&gt;% fill_stratum() %&gt;% dplyr::mutate(class = "ADD")</text:p>
      <text:p text:style-name="P1">rem_tbl <text:s text:c="2"/>&lt;- safe_read_exact(FILE, "REMOVE") %&gt;% fill_stratum() %&gt;% dplyr::mutate(class = "REMOVE")</text:p>
      <text:p text:style-name="P1">nonci_tbl &lt;- safe_read_exact(FILE, "NONCI") <text:s/>%&gt;% fill_stratum() %&gt;% dplyr::mutate(class = "NONCI")</text:p>
      <text:p text:style-name="P1"/>
      <text:p text:style-name="P1"><text:soft-page-break/>all_strata &lt;- sort(unique(c(add_tbl$stratum, rem_tbl$stratum, nonci_tbl$stratum)))</text:p>
      <text:p text:style-name="P1">if (!length(all_strata)) all_strata &lt;- "All"</text:p>
      <text:p text:style-name="P1"/>
      <text:p text:style-name="P1">usable_tbl &lt;- dplyr::bind_rows(add_tbl, rem_tbl, nonci_tbl)</text:p>
      <text:p text:style-name="P1"/>
      <text:p text:style-name="P1">summary_stratum_class &lt;- usable_tbl %&gt;%</text:p>
      <text:p text:style-name="P1"><text:s text:c="2"/>dplyr::count(stratum, class, name = "n") %&gt;%</text:p>
      <text:p text:style-name="P1"><text:s text:c="2"/>tidyr::complete(</text:p>
      <text:p text:style-name="P1"><text:s text:c="4"/>stratum = all_strata,</text:p>
      <text:p text:style-name="P1"><text:s text:c="4"/>class <text:s text:c="2"/>= c("ADD", "REMOVE", "NONCI"),</text:p>
      <text:p text:style-name="P1"><text:s text:c="4"/>fill <text:s text:c="3"/>= list(n = 0L)</text:p>
      <text:p text:style-name="P1"><text:s text:c="2"/>) %&gt;%</text:p>
      <text:p text:style-name="P1"><text:s text:c="2"/>tidyr::pivot_wider(names_from = class, values_from = n, values_fill = 0L)</text:p>
      <text:p text:style-name="P1"/>
      <text:p text:style-name="P1">wanted_cols &lt;- c("stratum", "ADD", "REMOVE", "NONCI")</text:p>
      <text:p text:style-name="P1">for (cc in setdiff(wanted_cols, names(summary_stratum_class))) {</text:p>
      <text:p text:style-name="P1"><text:s text:c="2"/>summary_stratum_class[[cc]] &lt;- 0L</text:p>
      <text:p text:style-name="P1">}</text:p>
      <text:p text:style-name="P1"/>
      <text:p text:style-name="P1">summary_stratum_class &lt;- summary_stratum_class %&gt;%</text:p>
      <text:p text:style-name="P1"><text:s text:c="2"/>dplyr::select(dplyr::all_of(wanted_cols)) %&gt;%</text:p>
      <text:p text:style-name="P1"><text:s text:c="2"/>dplyr::mutate(Total = REMOVE + ADD + NONCI) %&gt;%</text:p>
      <text:p text:style-name="P1"><text:s text:c="2"/>dplyr::arrange(stratum) %&gt;%</text:p>
      <text:p text:style-name="P1"><text:s text:c="2"/># split "D1_C2" into "D" and "C"</text:p>
      <text:p text:style-name="P1"><text:s text:c="2"/>tidyr::separate(stratum, into = c("D", "C"), sep = "_", remove = FALSE, fill = "right")</text:p>
      <text:p text:style-name="P1"/>
      <text:p text:style-name="P1"># Add human–readable Description for each stratum</text:p>
      <text:p text:style-name="P1">summary_stratum_class_full &lt;- summary_stratum_class %&gt;%</text:p>
      <text:p text:style-name="P1"><text:s text:c="2"/>dplyr::mutate(</text:p>
      <text:p text:style-name="P1"><text:s text:c="4"/>Description = dplyr::case_when(</text:p>
      <text:p text:style-name="P1"><text:s text:c="6"/>stratum == "D1_C1" ~ "Low density, peripheral",</text:p>
      <text:p text:style-name="P1"><text:s text:c="6"/>stratum == "D1_C2" ~ "Low density, intermediate",</text:p>
      <text:p text:style-name="P1"><text:s text:c="6"/>stratum == "D1_C3" ~ "Low density, central",</text:p>
      <text:p text:style-name="P1"><text:s text:c="6"/>stratum == "D2_C1" ~ "Medium density, peripheral",</text:p>
      <text:p text:style-name="P1"><text:s text:c="6"/>stratum == "D2_C2" ~ "Medium density, intermediate",</text:p>
      <text:p text:style-name="P1"><text:s text:c="6"/>stratum == "D2_C3" ~ "Medium density, central",</text:p>
      <text:p text:style-name="P1"><text:s text:c="6"/>stratum == "D3_C1" ~ "High density, peripheral",</text:p>
      <text:p text:style-name="P1"><text:s text:c="6"/>stratum == "D3_C2" ~ "High density, intermediate",</text:p>
      <text:p text:style-name="P1"><text:s text:c="6"/>stratum == "D3_C3" ~ "High density, central",</text:p>
      <text:p text:style-name="P1"><text:s text:c="6"/>TRUE <text:s text:c="14"/>~ NA_character_</text:p>
      <text:p text:style-name="P1"><text:s text:c="4"/>)</text:p>
      <text:p text:style-name="P1"><text:s text:c="2"/>) %&gt;%</text:p>
      <text:p text:style-name="P1"><text:s text:c="2"/>dplyr::select(</text:p>
      <text:p text:style-name="P1"><text:s text:c="4"/>stratum, Description, ADD, REMOVE, NONCI, Total</text:p>
      <text:p text:style-name="P1"><text:s text:c="2"/>)</text:p>
      <text:p text:style-name="P1"/>
      <text:p text:style-name="P1"># Add TOTAL row (with Description)</text:p>
      <text:p text:style-name="P1">summary_stratum_class_full &lt;- dplyr::bind_rows(</text:p>
      <text:p text:style-name="P1"><text:s text:c="2"/>summary_stratum_class_full,</text:p>
      <text:p text:style-name="P1"><text:soft-page-break/><text:s text:c="2"/>dplyr::summarise(</text:p>
      <text:p text:style-name="P1"><text:s text:c="4"/>summary_stratum_class_full,</text:p>
      <text:p text:style-name="P1"><text:s text:c="4"/>stratum <text:s text:c="4"/>= "TOTAL",</text:p>
      <text:p text:style-name="P1"><text:s text:c="4"/>Description = "All strata combined",</text:p>
      <text:p text:style-name="P1"><text:s text:c="4"/>ADD <text:s text:c="8"/>= sum(ADD, <text:s text:c="4"/>na.rm = TRUE),</text:p>
      <text:p text:style-name="P1"><text:s text:c="4"/>REMOVE <text:s text:c="5"/>= sum(REMOVE, <text:s/>na.rm = TRUE),</text:p>
      <text:p text:style-name="P1"><text:s text:c="4"/>NONCI <text:s text:c="6"/>= sum(NONCI, <text:s text:c="2"/>na.rm = TRUE),</text:p>
      <text:p text:style-name="P1"><text:s text:c="4"/>Total <text:s text:c="6"/>= sum(Total, <text:s text:c="2"/>na.rm = TRUE)</text:p>
      <text:p text:style-name="P1"><text:s text:c="2"/>)</text:p>
      <text:p text:style-name="P1">)</text:p>
      <text:p text:style-name="P1"/>
      <text:p text:style-name="P1"># -------------------------------------------------------------------</text:p>
      <text:p text:style-name="P1"># 4) Validation metrics using ONLY consens</text:p>
      <text:p text:style-name="P1"># -------------------------------------------------------------------</text:p>
      <text:p text:style-name="P1"/>
      <text:p text:style-name="P1">read_validation_sheet &lt;- function(path, sheet_name) {</text:p>
      <text:p text:style-name="P1"><text:s text:c="2"/></text:p>
      <text:p text:style-name="P1"><text:s text:c="2"/>df &lt;- tryCatch(</text:p>
      <text:p text:style-name="P1"><text:s text:c="4"/>readxl::read_xlsx(</text:p>
      <text:p text:style-name="P1"><text:s text:c="6"/>path,</text:p>
      <text:p text:style-name="P1"><text:s text:c="6"/>sheet = sheet_name,</text:p>
      <text:p text:style-name="P1"><text:s text:c="6"/>skip <text:s/>= 1, <text:s text:c="13"/># first row after the group header</text:p>
      <text:p text:style-name="P1"><text:s text:c="6"/>.name_repair = "minimal"</text:p>
      <text:p text:style-name="P1"><text:s text:c="4"/>),</text:p>
      <text:p text:style-name="P1"><text:s text:c="4"/>error = function(e) tibble::tibble()</text:p>
      <text:p text:style-name="P1"><text:s text:c="2"/>)</text:p>
      <text:p text:style-name="P1"><text:s text:c="2"/></text:p>
      <text:p text:style-name="P1"><text:s text:c="2"/>if (!nrow(df)) return(tibble::tibble())</text:p>
      <text:p text:style-name="P1"><text:s text:c="2"/></text:p>
      <text:p text:style-name="P1"><text:s text:c="2"/>nm <text:s/>&lt;- trimws(names(df))</text:p>
      <text:p text:style-name="P1"><text:s text:c="2"/>bad &lt;- which(is.na(nm) | nm == "")</text:p>
      <text:p text:style-name="P1"><text:s text:c="2"/>if (length(bad)) nm[bad] &lt;- paste0("X", bad)</text:p>
      <text:p text:style-name="P1"><text:s text:c="2"/>names(df) &lt;- nm</text:p>
      <text:p text:style-name="P1"><text:s text:c="2"/></text:p>
      <text:p text:style-name="P1"><text:s text:c="2"/>nm <text:s/>&lt;- names(df)</text:p>
      <text:p text:style-name="P1"><text:s text:c="2"/>dup &lt;- duplicated(nm)</text:p>
      <text:p text:style-name="P1"><text:s text:c="2"/>if (any(dup)) df &lt;- df[, !dup, drop = FALSE]</text:p>
      <text:p text:style-name="P1"><text:s text:c="2"/></text:p>
      <text:p text:style-name="P1"><text:s text:c="2"/>if ("tract_id" %in% names(df)) {</text:p>
      <text:p text:style-name="P1"><text:s text:c="4"/>df &lt;- df %&gt;% dplyr::filter(!is.na(tract_id))</text:p>
      <text:p text:style-name="P1"><text:s text:c="2"/>}</text:p>
      <text:p text:style-name="P1"><text:s text:c="2"/></text:p>
      <text:p text:style-name="P1"><text:s text:c="2"/>maybe_num &lt;- function(x) suppressWarnings(as.numeric(x))</text:p>
      <text:p text:style-name="P1"><text:s text:c="2"/></text:p>
      <text:p text:style-name="P1"><text:s text:c="2"/>if (!"class" %in% names(df)) df$class &lt;- sheet_name</text:p>
      <text:p text:style-name="P1"><text:s text:c="2"/></text:p>
      <text:p text:style-name="P1"><text:s text:c="2"/>for (cc in c("bl_fin", "fu_fin")) {</text:p>
      <text:p text:style-name="P1"><text:s text:c="4"/>if (!cc %in% names(df)) df[[cc]] &lt;- NA</text:p>
      <text:p text:style-name="P1"><text:s text:c="2"/>}</text:p>
      <text:p text:style-name="P1"><text:soft-page-break/><text:s text:c="2"/></text:p>
      <text:p text:style-name="P1"><text:s text:c="2"/>df %&gt;%</text:p>
      <text:p text:style-name="P1"><text:s text:c="4"/>dplyr::mutate(</text:p>
      <text:p text:style-name="P1"><text:s text:c="6"/>class <text:s/>= as.character(class),</text:p>
      <text:p text:style-name="P1"><text:s text:c="6"/>bl_fin = maybe_num(bl_fin),</text:p>
      <text:p text:style-name="P1"><text:s text:c="6"/>fu_fin = maybe_num(fu_fin)</text:p>
      <text:p text:style-name="P1"><text:s text:c="4"/>)</text:p>
      <text:p text:style-name="P1"><text:s text:c="2"/></text:p>
      <text:p text:style-name="P1">}</text:p>
      <text:p text:style-name="P1"/>
      <text:p text:style-name="P1">add_df <text:s text:c="2"/>&lt;- read_validation_sheet(FILE, "ADD")</text:p>
      <text:p text:style-name="P1">rem_df <text:s text:c="2"/>&lt;- read_validation_sheet(FILE, "REMOVE")</text:p>
      <text:p text:style-name="P1">nonci_df &lt;- read_validation_sheet(FILE, "NONCI")</text:p>
      <text:p text:style-name="P1"/>
      <text:p text:style-name="P1">all_df &lt;- dplyr::bind_rows(add_df, rem_df, nonci_df)</text:p>
      <text:p text:style-name="P1"/>
      <text:p text:style-name="P1"># --- <text:s/>build ground truth: ONLY consens --------------------------</text:p>
      <text:p text:style-name="P1"/>
      <text:p text:style-name="P1">all_df &lt;- all_df %&gt;%</text:p>
      <text:p text:style-name="P1"><text:s text:c="2"/>dplyr::mutate(</text:p>
      <text:p text:style-name="P1"><text:s text:c="4"/>baseline_truth = bl_fin,</text:p>
      <text:p text:style-name="P1"><text:s text:c="4"/>followup_truth = fu_fin,</text:p>
      <text:p text:style-name="P1"><text:s text:c="4"/>real_change = dplyr::case_when(</text:p>
      <text:p text:style-name="P1"><text:s text:c="6"/>!is.na(baseline_truth) &amp; !is.na(followup_truth) &amp;</text:p>
      <text:p text:style-name="P1"><text:s text:c="8"/>baseline_truth == 0 &amp; followup_truth == 1 ~ "ADD",</text:p>
      <text:p text:style-name="P1"><text:s text:c="6"/>!is.na(baseline_truth) &amp; !is.na(followup_truth) &amp;</text:p>
      <text:p text:style-name="P1"><text:s text:c="8"/>baseline_truth == 1 &amp; followup_truth == 0 ~ "REMOVE",</text:p>
      <text:p text:style-name="P1"><text:s text:c="6"/>!is.na(baseline_truth) &amp; !is.na(followup_truth) &amp;</text:p>
      <text:p text:style-name="P1"><text:s text:c="8"/>baseline_truth == followup_truth <text:s text:c="9"/>~ "NO_CHANGE",</text:p>
      <text:p text:style-name="P1"><text:s text:c="6"/>TRUE <text:s text:c="39"/>~ "UNKNOWN"</text:p>
      <text:p text:style-name="P1"><text:s text:c="4"/>),</text:p>
      <text:p text:style-name="P1"><text:s text:c="4"/>usable = !is.na(baseline_truth) &amp; !is.na(followup_truth)</text:p>
      <text:p text:style-name="P1"><text:s text:c="2"/>) %&gt;%</text:p>
      <text:p text:style-name="P1"><text:s text:c="2"/>dplyr::filter(usable, real_change != "UNKNOWN")</text:p>
      <text:p text:style-name="P1"/>
      <text:p text:style-name="P1"/>
      <text:p text:style-name="P1"/>
      <text:p text:style-name="P1"># --- confusion counts ---------------------------------------------</text:p>
      <text:p text:style-name="P1"/>
      <text:p text:style-name="P1">count_ &lt;- function(x) sum(x, na.rm = TRUE)</text:p>
      <text:p text:style-name="P1"/>
      <text:p text:style-name="P1">TP_add &lt;- count_(all_df$class == "ADD" <text:s text:c="3"/>&amp; all_df$real_change == "ADD")</text:p>
      <text:p text:style-name="P1">FP_add &lt;- count_(all_df$class == "ADD" <text:s text:c="3"/>&amp; all_df$real_change != "ADD")</text:p>
      <text:p text:style-name="P1">FN_add &lt;- count_(all_df$class != "ADD" <text:s text:c="3"/>&amp; all_df$real_change == "ADD")</text:p>
      <text:p text:style-name="P1"/>
      <text:p text:style-name="P1">TP_rem &lt;- count_(all_df$class == "REMOVE" &amp; all_df$real_change == "REMOVE")</text:p>
      <text:p text:style-name="P1">FP_rem &lt;- count_(all_df$class == "REMOVE" &amp; all_df$real_change != "REMOVE")</text:p>
      <text:p text:style-name="P1">FN_rem &lt;- count_(all_df$class != "REMOVE" &amp; all_df$real_change == "REMOVE")</text:p>
      <text:p text:style-name="P1"/>
      <text:p text:style-name="P1"><text:soft-page-break/>TP_T &lt;- TP_add + TP_rem</text:p>
      <text:p text:style-name="P1">FP_T &lt;- count_(all_df$class %in% c("ADD","REMOVE") &amp;</text:p>
      <text:p text:style-name="P1"><text:s text:c="17"/>all_df$real_change == "NO_CHANGE")</text:p>
      <text:p text:style-name="P1">FN_T &lt;- count_(all_df$class == "NONCI" &amp;</text:p>
      <text:p text:style-name="P1"><text:s text:c="17"/>all_df$real_change %in% c("ADD","REMOVE"))</text:p>
      <text:p text:style-name="P1"/>
      <text:p text:style-name="P1">n_add_usable &lt;- count_(all_df$class == "ADD")</text:p>
      <text:p text:style-name="P1">n_rem_usable &lt;- count_(all_df$class == "REMOVE")</text:p>
      <text:p text:style-name="P1">n_tot_usable &lt;- count_(all_df$class %in% c("ADD","REMOVE"))</text:p>
      <text:p text:style-name="P1"/>
      <text:p text:style-name="P1"># --- metrics + CIs ------------------------------------------------</text:p>
      <text:p text:style-name="P1"/>
      <text:p text:style-name="P1">metric &lt;- function(tp, fp, fn){</text:p>
      <text:p text:style-name="P1"><text:s text:c="2"/>precision &lt;- ifelse(tp + fp &gt; 0, tp / (tp + fp), NA_real_)</text:p>
      <text:p text:style-name="P1"><text:s text:c="2"/>recall <text:s text:c="3"/>&lt;- ifelse(tp + fn &gt; 0, tp / (tp + fn), NA_real_)</text:p>
      <text:p text:style-name="P1"><text:s text:c="2"/>f1 <text:s text:c="7"/>&lt;- ifelse(</text:p>
      <text:p text:style-name="P1"><text:s text:c="4"/>is.finite(precision + recall) &amp; (precision + recall) &gt; 0,</text:p>
      <text:p text:style-name="P1"><text:s text:c="4"/>2 * precision * recall / (precision + recall),</text:p>
      <text:p text:style-name="P1"><text:s text:c="4"/>NA_real_</text:p>
      <text:p text:style-name="P1"><text:s text:c="2"/>)</text:p>
      <text:p text:style-name="P1"><text:s text:c="2"/>list(precision = precision, recall = recall, f1 = f1)</text:p>
      <text:p text:style-name="P1">}</text:p>
      <text:p text:style-name="P1"/>
      <text:p text:style-name="P1">p_ci &lt;- function(x, n){</text:p>
      <text:p text:style-name="P1"><text:s text:c="2"/>if (is.na(x) || is.na(n) || n == 0) return(c(NA_real_, NA_real_))</text:p>
      <text:p text:style-name="P1"><text:s text:c="2"/>suppressWarnings(stats::prop.test(x, n, correct = FALSE)$conf.int)</text:p>
      <text:p text:style-name="P1">}</text:p>
      <text:p text:style-name="P1"/>
      <text:p text:style-name="P1">m_add &lt;- metric(TP_add, FP_add, FN_add)</text:p>
      <text:p text:style-name="P1">m_rem &lt;- metric(TP_rem, FP_rem, FN_rem)</text:p>
      <text:p text:style-name="P1">m_tot &lt;- metric(TP_T, <text:s text:c="2"/>FP_T, <text:s text:c="2"/>FN_T)</text:p>
      <text:p text:style-name="P1"/>
      <text:p text:style-name="P1">add_prec_ci &lt;- p_ci(TP_add, TP_add + FP_add)</text:p>
      <text:p text:style-name="P1">add_rec_ci <text:s/>&lt;- p_ci(TP_add, TP_add + FN_add)</text:p>
      <text:p text:style-name="P1"/>
      <text:p text:style-name="P1">rem_prec_ci &lt;- p_ci(TP_rem, TP_rem + FP_rem)</text:p>
      <text:p text:style-name="P1">rem_rec_ci <text:s/>&lt;- p_ci(TP_rem, TP_rem + FN_rem)</text:p>
      <text:p text:style-name="P1"/>
      <text:p text:style-name="P1">tot_prec_ci &lt;- p_ci(TP_T, <text:s text:c="2"/>TP_T <text:s text:c="2"/>+ FP_T)</text:p>
      <text:p text:style-name="P1">tot_rec_ci <text:s/>&lt;- p_ci(TP_T, <text:s text:c="2"/>TP_T <text:s text:c="2"/>+ FN_T)</text:p>
      <text:p text:style-name="P1"/>
      <text:p text:style-name="P1">fmt_ci &lt;- function(est, ci) {</text:p>
      <text:p text:style-name="P1"><text:s text:c="2"/>if (is.finite(est) &amp;&amp; all(is.finite(ci))) {</text:p>
      <text:p text:style-name="P1"><text:s text:c="4"/>sprintf("%.2f [%.2f-%.2f]", est, ci[1], ci[2])</text:p>
      <text:p text:style-name="P1"><text:s text:c="2"/>} else {</text:p>
      <text:p text:style-name="P1"><text:s text:c="4"/>"NA [NA-NA]"</text:p>
      <text:p text:style-name="P1"><text:s text:c="2"/>}</text:p>
      <text:p text:style-name="P1">}</text:p>
      <text:p text:style-name="P1"/>
      <text:p text:style-name="P1"><text:soft-page-break/>t_class &lt;- tibble::tibble(</text:p>
      <text:p text:style-name="P1"><text:s text:c="2"/>Class <text:s text:c="11"/>= c("ADD","REMOVE","Pooled"),</text:p>
      <text:p text:style-name="P1"><text:s text:c="2"/>`n (usable)` <text:s text:c="4"/>= c(n_add_usable, n_rem_usable, n_tot_usable),</text:p>
      <text:p text:style-name="P1"><text:s text:c="2"/>TP <text:s text:c="14"/>= c(TP_add, TP_rem, TP_T),</text:p>
      <text:p text:style-name="P1"><text:s text:c="2"/>FP <text:s text:c="14"/>= c(FP_add, FP_rem, FP_T),</text:p>
      <text:p text:style-name="P1"><text:s text:c="2"/>FN <text:s text:c="14"/>= c(FN_add, FN_rem, FN_T),</text:p>
      <text:p text:style-name="P1"><text:s text:c="2"/>`Precision (95% CI)` = c(</text:p>
      <text:p text:style-name="P1"><text:s text:c="4"/>fmt_ci(m_add$precision, add_prec_ci),</text:p>
      <text:p text:style-name="P1"><text:s text:c="4"/>fmt_ci(m_rem$precision, rem_prec_ci),</text:p>
      <text:p text:style-name="P1"><text:s text:c="4"/>fmt_ci(m_tot$precision, tot_prec_ci)</text:p>
      <text:p text:style-name="P1"><text:s text:c="2"/>),</text:p>
      <text:p text:style-name="P1"><text:s text:c="2"/>`Recall (95% CI)` = c(</text:p>
      <text:p text:style-name="P1"><text:s text:c="4"/>fmt_ci(m_add$recall, add_rec_ci),</text:p>
      <text:p text:style-name="P1"><text:s text:c="4"/>fmt_ci(m_rem$recall, rem_rec_ci),</text:p>
      <text:p text:style-name="P1"><text:s text:c="4"/>fmt_ci(m_tot$recall, tot_rec_ci)</text:p>
      <text:p text:style-name="P1"><text:s text:c="2"/>),</text:p>
      <text:p text:style-name="P1"><text:s text:c="2"/>F1 = sprintf("%.2f", c(m_add$f1, m_rem$f1, m_tot$f1))</text:p>
      <text:p text:style-name="P1">)</text:p>
      <text:p text:style-name="P1"/>
      <text:p text:style-name="P1"># ================================================================</text:p>
      <text:p text:style-name="P1"># 10_maps.R</text:p>
      <text:p text:style-name="P1"># Produce maps of networks, changes, strata and sampled points for the paper.</text:p>
      <text:p text:style-name="P1">#</text:p>
      <text:p text:style-name="P1"># Inputs: <text:s/>perimeters/tracts/networks/samples, CRS settings</text:p>
      <text:p text:style-name="P1"># Outputs: map figures (and optional interactive maps)</text:p>
      <text:p text:style-name="P1"># ================================================================</text:p>
      <text:p text:style-name="P1"/>
      <text:p text:style-name="P1"># ---- 0) Housekeeping + consistent change layers -----------------------------</text:p>
      <text:p text:style-name="P1"/>
      <text:p text:style-name="P1">fs::dir_create("../figs")</text:p>
      <text:p text:style-name="P1">fs::dir_create("../supplements")</text:p>
      <text:p text:style-name="P1"/>
      <text:p text:style-name="P1"># Use evaluation pool for maps (fallback to added/removed for backwards compatibility)</text:p>
      <text:p text:style-name="P1">added_map &lt;- if (exists("added_eval") &amp;&amp; inherits(added_eval, "sf")) added_eval else</text:p>
      <text:p text:style-name="P1"><text:s text:c="2"/>if (exists("added") &amp;&amp; inherits(added, "sf")) added else NULL</text:p>
      <text:p text:style-name="P1"/>
      <text:p text:style-name="P1">removed_map &lt;- if (exists("removed_eval") &amp;&amp; inherits(removed_eval, "sf")) removed_eval else</text:p>
      <text:p text:style-name="P1"><text:s text:c="2"/>if (exists("removed") &amp;&amp; inherits(removed, "sf")) removed else NULL</text:p>
      <text:p text:style-name="P1"/>
      <text:p text:style-name="P1"/>
      <text:p text:style-name="P1"># Helpers</text:p>
      <text:p text:style-name="P1"/>
      <text:p text:style-name="P1">as_wgs_lines &lt;- function(x){</text:p>
      <text:p text:style-name="P1"><text:s text:c="2"/>if (!inherits(x, "sf") || !nrow(x)) return(NULL)</text:p>
      <text:p text:style-name="P1"><text:s text:c="2"/>x &lt;- sf::st_make_valid(x)</text:p>
      <text:p text:style-name="P1"><text:s text:c="2"/>keep &lt;- sf::st_geometry_type(x) %in% c("LINESTRING","MULTILINESTRING","GEOMETRYCOLLECTION")</text:p>
      <text:p text:style-name="P1"><text:s text:c="2"/>x &lt;- x[keep, , drop = FALSE]</text:p>
      <text:p text:style-name="P1"><text:s text:c="2"/>if (!nrow(x)) return(NULL)</text:p>
      <text:p text:style-name="P1"><text:soft-page-break/><text:s text:c="2"/>x &lt;- suppressWarnings(sf::st_collection_extract(x, "LINESTRING", warn = FALSE))</text:p>
      <text:p text:style-name="P1"><text:s text:c="2"/>x &lt;- suppressWarnings(sf::st_cast(x, "LINESTRING"))</text:p>
      <text:p text:style-name="P1"><text:s text:c="2"/>x &lt;- x[!sf::st_is_empty(sf::st_geometry(x)), , drop = FALSE]</text:p>
      <text:p text:style-name="P1"><text:s text:c="2"/>sf::st_transform(x, crs_wgs)</text:p>
      <text:p text:style-name="P1">}</text:p>
      <text:p text:style-name="P1"/>
      <text:p text:style-name="P1">get_boundary_wgs &lt;- function() {</text:p>
      <text:p text:style-name="P1"><text:s text:c="2"/>b &lt;- NULL</text:p>
      <text:p text:style-name="P1"><text:s text:c="2"/></text:p>
      <text:p text:style-name="P1"><text:s text:c="2"/>if (exists("city_perimeter") &amp;&amp; inherits(city_perimeter, "sf") &amp;&amp; nrow(city_perimeter)) {</text:p>
      <text:p text:style-name="P1"><text:s text:c="4"/>b &lt;- city_perimeter</text:p>
      <text:p text:style-name="P1"><text:s text:c="2"/>} else if (exists("tracts") &amp;&amp; inherits(tracts, "sf") &amp;&amp; nrow(tracts)) {</text:p>
      <text:p text:style-name="P1"><text:s text:c="4"/>b &lt;- tracts</text:p>
      <text:p text:style-name="P1"><text:s text:c="2"/>} else if (exists("barcelona_tracts") &amp;&amp; inherits(barcelona_tracts, "sf") &amp;&amp; nrow(barcelona_tracts)) {</text:p>
      <text:p text:style-name="P1"><text:s text:c="4"/>b &lt;- barcelona_tracts</text:p>
      <text:p text:style-name="P1"><text:s text:c="2"/>} else {</text:p>
      <text:p text:style-name="P1"><text:s text:c="4"/>return(NULL)</text:p>
      <text:p text:style-name="P1"><text:s text:c="2"/>}</text:p>
      <text:p text:style-name="P1"><text:s text:c="2"/></text:p>
      <text:p text:style-name="P1"><text:s text:c="2"/>b &lt;- sf::st_make_valid(b)</text:p>
      <text:p text:style-name="P1"><text:s text:c="2"/></text:p>
      <text:p text:style-name="P1"><text:s text:c="2"/>gt &lt;- unique(as.character(sf::st_geometry_type(b)))</text:p>
      <text:p text:style-name="P1"><text:s text:c="2"/></text:p>
      <text:p text:style-name="P1"><text:s text:c="2"/># Case 1: polygon input (what we want)</text:p>
      <text:p text:style-name="P1"><text:s text:c="2"/>if (any(gt %in% c("POLYGON", "MULTIPOLYGON"))) {</text:p>
      <text:p text:style-name="P1"><text:s text:c="4"/>poly &lt;- b |&gt;</text:p>
      <text:p text:style-name="P1"><text:s text:c="6"/>sf::st_collection_extract("POLYGON", warn = FALSE) |&gt;</text:p>
      <text:p text:style-name="P1"><text:s text:c="6"/>sf::st_union()</text:p>
      <text:p text:style-name="P1"><text:s text:c="4"/></text:p>
      <text:p text:style-name="P1"><text:s text:c="4"/>out &lt;- sf::st_boundary(poly)</text:p>
      <text:p text:style-name="P1"><text:s text:c="4"/>out &lt;- sf::st_as_sf(sf::st_sfc(out, crs = sf::st_crs(b)))</text:p>
      <text:p text:style-name="P1"><text:s text:c="4"/>out &lt;- suppressWarnings(sf::st_collection_extract(out, "LINESTRING", warn = FALSE))</text:p>
      <text:p text:style-name="P1"><text:s text:c="4"/>out &lt;- suppressWarnings(sf::st_cast(out, "LINESTRING"))</text:p>
      <text:p text:style-name="P1"><text:s text:c="4"/></text:p>
      <text:p text:style-name="P1"><text:s text:c="4"/>out &lt;- out[!sf::st_is_empty(sf::st_geometry(out)), , drop = FALSE]</text:p>
      <text:p text:style-name="P1"><text:s text:c="4"/>return(sf::st_transform(out, crs_wgs))</text:p>
      <text:p text:style-name="P1"><text:s text:c="2"/>}</text:p>
      <text:p text:style-name="P1"><text:s text:c="2"/></text:p>
      <text:p text:style-name="P1"><text:s text:c="2"/># Case 2: line input (polygonise first, then outline)</text:p>
      <text:p text:style-name="P1"><text:s text:c="2"/>if (any(gt %in% c("LINESTRING", "MULTILINESTRING"))) {</text:p>
      <text:p text:style-name="P1"><text:s text:c="4"/>ln &lt;- b |&gt;</text:p>
      <text:p text:style-name="P1"><text:s text:c="6"/>sf::st_collection_extract("LINESTRING", warn = FALSE) |&gt;</text:p>
      <text:p text:style-name="P1"><text:s text:c="6"/>sf::st_union() |&gt;</text:p>
      <text:p text:style-name="P1"><text:s text:c="6"/>suppressWarnings(sf::st_line_merge())</text:p>
      <text:p text:style-name="P1"><text:s text:c="4"/></text:p>
      <text:p text:style-name="P1"><text:s text:c="4"/>pg &lt;- suppressWarnings(sf::st_polygonize(ln))</text:p>
      <text:p text:style-name="P1"><text:s text:c="4"/>if (is.null(pg) || length(pg) == 0) return(NULL)</text:p>
      <text:p text:style-name="P1"><text:s text:c="4"/></text:p>
      <text:p text:style-name="P1"><text:s text:c="4"/>poly &lt;- sf::st_union(pg)</text:p>
      <text:p text:style-name="P1"><text:soft-page-break/><text:s text:c="4"/>out <text:s/>&lt;- sf::st_boundary(poly)</text:p>
      <text:p text:style-name="P1"><text:s text:c="4"/></text:p>
      <text:p text:style-name="P1"><text:s text:c="4"/>out &lt;- sf::st_as_sf(sf::st_sfc(out, crs = sf::st_crs(b)))</text:p>
      <text:p text:style-name="P1"><text:s text:c="4"/>out &lt;- suppressWarnings(sf::st_collection_extract(out, "LINESTRING", warn = FALSE))</text:p>
      <text:p text:style-name="P1"><text:s text:c="4"/>out &lt;- suppressWarnings(sf::st_cast(out, "LINESTRING"))</text:p>
      <text:p text:style-name="P1"><text:s text:c="4"/></text:p>
      <text:p text:style-name="P1"><text:s text:c="4"/>out &lt;- out[!sf::st_is_empty(sf::st_geometry(out)), , drop = FALSE]</text:p>
      <text:p text:style-name="P1"><text:s text:c="4"/>return(sf::st_transform(out, crs_wgs))</text:p>
      <text:p text:style-name="P1"><text:s text:c="2"/>}</text:p>
      <text:p text:style-name="P1"><text:s text:c="2"/></text:p>
      <text:p text:style-name="P1"><text:s text:c="2"/>NULL</text:p>
      <text:p text:style-name="P1">}</text:p>
      <text:p text:style-name="P1"/>
      <text:p text:style-name="P1"/>
      <text:p text:style-name="P1"/>
      <text:p text:style-name="P1"># ---- 1) Bivariate tract stratification (static) -----------------------------</text:p>
      <text:p text:style-name="P1"/>
      <text:p text:style-name="P1"># barcelona_tracts must already exist with dist_centre_km and dens_2022</text:p>
      <text:p text:style-name="P1">barcelona_tracts &lt;- barcelona_tracts |&gt;</text:p>
      <text:p text:style-name="P1"><text:s text:c="2"/>dplyr::mutate(centrality_flipped = -dist_centre_km)</text:p>
      <text:p text:style-name="P1"/>
      <text:p text:style-name="P1">bb_bivar &lt;- bi_class(</text:p>
      <text:p text:style-name="P1"><text:s text:c="2"/>barcelona_tracts,</text:p>
      <text:p text:style-name="P1"><text:s text:c="2"/>x <text:s text:c="4"/>= dens_2022,</text:p>
      <text:p text:style-name="P1"><text:s text:c="2"/>y <text:s text:c="4"/>= centrality_flipped,</text:p>
      <text:p text:style-name="P1"><text:s text:c="2"/>style = "quantile",</text:p>
      <text:p text:style-name="P1"><text:s text:c="2"/>dim <text:s text:c="2"/>= 3</text:p>
      <text:p text:style-name="P1">)</text:p>
      <text:p text:style-name="P1"/>
      <text:p text:style-name="P1"># bounding box for zoom</text:p>
      <text:p text:style-name="P1">bb &lt;- sf::st_bbox(barcelona_tracts)</text:p>
      <text:p text:style-name="P1"/>
      <text:p text:style-name="P1">bivar_map &lt;- ggplot() +</text:p>
      <text:p text:style-name="P1"><text:s text:c="2"/>geom_sf(</text:p>
      <text:p text:style-name="P1"><text:s text:c="4"/>data <text:s text:c="7"/>= bb_bivar,</text:p>
      <text:p text:style-name="P1"><text:s text:c="4"/>aes(fill <text:s text:c="3"/>= bi_class),</text:p>
      <text:p text:style-name="P1"><text:s text:c="4"/>colour <text:s text:c="5"/>= "white",</text:p>
      <text:p text:style-name="P1"><text:s text:c="4"/>linewidth <text:s text:c="2"/>= 0.1,</text:p>
      <text:p text:style-name="P1"><text:s text:c="4"/>show.legend = FALSE</text:p>
      <text:p text:style-name="P1"><text:s text:c="2"/>) +</text:p>
      <text:p text:style-name="P1"><text:s text:c="2"/>bi_scale_fill(pal = "DkBlue2", dim = 3) +</text:p>
      <text:p text:style-name="P1"><text:s text:c="2"/>geom_sf(</text:p>
      <text:p text:style-name="P1"><text:s text:c="4"/>data <text:s text:c="4"/>= sampled_tracts,</text:p>
      <text:p text:style-name="P1"><text:s text:c="4"/>fill <text:s text:c="4"/>= NA,</text:p>
      <text:p text:style-name="P1"><text:s text:c="4"/>colour <text:s text:c="2"/>= "black",</text:p>
      <text:p text:style-name="P1"><text:s text:c="4"/>linewidth = 0.5</text:p>
      <text:p text:style-name="P1"><text:s text:c="2"/>) +</text:p>
      <text:p text:style-name="P1"><text:s text:c="2"/>bi_theme() +</text:p>
      <text:p text:style-name="P1"><text:s text:c="2"/>coord_sf(</text:p>
      <text:p text:style-name="P1"><text:soft-page-break/><text:s text:c="4"/>xlim <text:s text:c="2"/>= c(bb["xmin"], bb["xmax"]),</text:p>
      <text:p text:style-name="P1"><text:s text:c="4"/>ylim <text:s text:c="2"/>= c(bb["ymin"], bb["ymax"]),</text:p>
      <text:p text:style-name="P1"><text:s text:c="4"/>expand = FALSE</text:p>
      <text:p text:style-name="P1"><text:s text:c="2"/>) +</text:p>
      <text:p text:style-name="P1"><text:s text:c="2"/>theme(</text:p>
      <text:p text:style-name="P1"><text:s text:c="4"/>plot.title = element_text(size = 12, hjust = 0.5)</text:p>
      <text:p text:style-name="P1"><text:s text:c="2"/>)</text:p>
      <text:p text:style-name="P1"/>
      <text:p text:style-name="P1">bivar_legend &lt;- bi_legend(</text:p>
      <text:p text:style-name="P1"><text:s text:c="2"/>pal <text:s/>= "DkBlue2",</text:p>
      <text:p text:style-name="P1"><text:s text:c="2"/>dim <text:s/>= 3,</text:p>
      <text:p text:style-name="P1"><text:s text:c="2"/>xlab = "Higher density",</text:p>
      <text:p text:style-name="P1"><text:s text:c="2"/>ylab = "More central",</text:p>
      <text:p text:style-name="P1"><text:s text:c="2"/>size = 9</text:p>
      <text:p text:style-name="P1">) +</text:p>
      <text:p text:style-name="P1"><text:s text:c="2"/>theme(</text:p>
      <text:p text:style-name="P1"><text:s text:c="4"/>axis.title <text:s text:c="6"/>= element_text(size = 14),</text:p>
      <text:p text:style-name="P1"><text:s text:c="4"/>axis.text <text:s text:c="7"/>= element_blank(),</text:p>
      <text:p text:style-name="P1"><text:s text:c="4"/>plot.margin <text:s text:c="5"/>= margin(5, 5, 5, 5),</text:p>
      <text:p text:style-name="P1"><text:s text:c="4"/>panel.background = element_blank(),</text:p>
      <text:p text:style-name="P1"><text:s text:c="4"/>plot.background <text:s/>= element_blank()</text:p>
      <text:p text:style-name="P1"><text:s text:c="2"/>)</text:p>
      <text:p text:style-name="P1"/>
      <text:p text:style-name="P1">final_plot &lt;- cowplot::ggdraw() +</text:p>
      <text:p text:style-name="P1"><text:s text:c="2"/>cowplot::draw_plot(bivar_map, <text:s text:c="3"/>x = 0, <text:s text:c="3"/>y = 0, <text:s text:c="3"/>width = 1, <text:s text:c="3"/>height = 1) +</text:p>
      <text:p text:style-name="P1"><text:s text:c="2"/>cowplot::draw_plot(bivar_legend, x = 0.73, y = 0.03, width = 0.26, height = 0.26)</text:p>
      <text:p text:style-name="P1"/>
      <text:p text:style-name="P1">ggsave(</text:p>
      <text:p text:style-name="P1"><text:s text:c="2"/>"../figs/stratified_sample_bivariate_map.png",</text:p>
      <text:p text:style-name="P1"><text:s text:c="2"/>final_plot,</text:p>
      <text:p text:style-name="P1"><text:s text:c="2"/>width <text:s/>= 8,</text:p>
      <text:p text:style-name="P1"><text:s text:c="2"/>height = 8,</text:p>
      <text:p text:style-name="P1"><text:s text:c="2"/>dpi <text:s text:c="3"/>= 300</text:p>
      <text:p text:style-name="P1">)</text:p>
      <text:p text:style-name="P1"/>
      <text:p text:style-name="P1"/>
      <text:p text:style-name="P1"># ---- 2) Validation points (static) ------------------------------------------</text:p>
      <text:p text:style-name="P1"/>
      <text:p text:style-name="P1">make_validation_points_static_map &lt;- function() {</text:p>
      <text:p text:style-name="P1"><text:s text:c="2"/></text:p>
      <text:p text:style-name="P1"><text:s text:c="2"/># colours copied from leaflet map</text:p>
      <text:p text:style-name="P1"><text:s text:c="2"/>col_add_pt &lt;- "#0072B2" <text:s/># ADD</text:p>
      <text:p text:style-name="P1"><text:s text:c="2"/>col_rem_pt &lt;- "#D95F02" <text:s/># REMOVE</text:p>
      <text:p text:style-name="P1"><text:s text:c="2"/>col_gen_pt &lt;- "#E6AB02" <text:s/># NONCI</text:p>
      <text:p text:style-name="P1"><text:s text:c="2"/></text:p>
      <text:p text:style-name="P1"><text:s text:c="2"/># target CRS: use tracts / bivariate map CRS</text:p>
      <text:p text:style-name="P1"><text:s text:c="2"/>target_crs &lt;- sf::st_crs(barcelona_tracts)</text:p>
      <text:p text:style-name="P1"><text:s text:c="2"/></text:p>
      <text:p text:style-name="P1"><text:s text:c="2"/># bind all validation points into one object</text:p>
      <text:p text:style-name="P1"><text:soft-page-break/><text:s text:c="2"/>pts_list &lt;- list()</text:p>
      <text:p text:style-name="P1"><text:s text:c="2"/></text:p>
      <text:p text:style-name="P1"><text:s text:c="2"/>if (exists("added_pts") &amp;&amp; inherits(added_pts, "sf") &amp;&amp; nrow(added_pts)) {</text:p>
      <text:p text:style-name="P1"><text:s text:c="4"/>pts_list$ADD &lt;- added_pts |&gt;</text:p>
      <text:p text:style-name="P1"><text:s text:c="6"/>sf::st_transform(target_crs) |&gt;</text:p>
      <text:p text:style-name="P1"><text:s text:c="6"/>dplyr::mutate(type = "ADD")</text:p>
      <text:p text:style-name="P1"><text:s text:c="2"/>}</text:p>
      <text:p text:style-name="P1"><text:s text:c="2"/></text:p>
      <text:p text:style-name="P1"><text:s text:c="2"/>if (exists("removed_pts") &amp;&amp; inherits(removed_pts, "sf") &amp;&amp; nrow(removed_pts)) {</text:p>
      <text:p text:style-name="P1"><text:s text:c="4"/>pts_list$REMOVE &lt;- removed_pts |&gt;</text:p>
      <text:p text:style-name="P1"><text:s text:c="6"/>sf::st_transform(target_crs) |&gt;</text:p>
      <text:p text:style-name="P1"><text:s text:c="6"/>dplyr::mutate(type = "REMOVE")</text:p>
      <text:p text:style-name="P1"><text:s text:c="2"/>}</text:p>
      <text:p text:style-name="P1"><text:s text:c="2"/></text:p>
      <text:p text:style-name="P1"><text:s text:c="2"/>if (exists("nonci_pts") &amp;&amp; inherits(nonci_pts, "sf") &amp;&amp; nrow(nonci_pts)) {</text:p>
      <text:p text:style-name="P1"><text:s text:c="4"/>pts_list$NONCI &lt;- nonci_pts |&gt;</text:p>
      <text:p text:style-name="P1"><text:s text:c="6"/>sf::st_transform(target_crs) |&gt;</text:p>
      <text:p text:style-name="P1"><text:s text:c="6"/>dplyr::mutate(type = "NONCI")</text:p>
      <text:p text:style-name="P1"><text:s text:c="2"/>}</text:p>
      <text:p text:style-name="P1"><text:s text:c="2"/></text:p>
      <text:p text:style-name="P1"><text:s text:c="2"/>pts_all &lt;- dplyr::bind_rows(pts_list)</text:p>
      <text:p text:style-name="P1"><text:s text:c="2"/></text:p>
      <text:p text:style-name="P1"><text:s text:c="2"/># bbox centred on points, with padding</text:p>
      <text:p text:style-name="P1"><text:s text:c="2"/>bb_pts &lt;- sf::st_bbox(pts_all)</text:p>
      <text:p text:style-name="P1"><text:s text:c="2"/>pad_factor &lt;- 0.05</text:p>
      <text:p text:style-name="P1"><text:s text:c="2"/></text:p>
      <text:p text:style-name="P1"><text:s text:c="2"/>x_range &lt;- as.numeric(bb_pts["xmax"] - bb_pts["xmin"])</text:p>
      <text:p text:style-name="P1"><text:s text:c="2"/>y_range &lt;- as.numeric(bb_pts["ymax"] - bb_pts["ymin"])</text:p>
      <text:p text:style-name="P1"><text:s text:c="2"/></text:p>
      <text:p text:style-name="P1"><text:s text:c="2"/>x_pad &lt;- pad_factor * x_range</text:p>
      <text:p text:style-name="P1"><text:s text:c="2"/>y_pad &lt;- pad_factor * y_range</text:p>
      <text:p text:style-name="P1"><text:s text:c="2"/></text:p>
      <text:p text:style-name="P1"><text:s text:c="2"/>xlim &lt;- c(bb_pts["xmin"] - x_pad, bb_pts["xmax"] + x_pad)</text:p>
      <text:p text:style-name="P1"><text:s text:c="2"/>ylim &lt;- c(bb_pts["ymin"] - y_pad, bb_pts["ymax"] + y_pad)</text:p>
      <text:p text:style-name="P1"><text:s text:c="2"/></text:p>
      <text:p text:style-name="P1"><text:s text:c="2"/># optional: non-CI network for context (reproject to target CRS)</text:p>
      <text:p text:style-name="P1"><text:s text:c="2"/>nonci_net &lt;- NULL</text:p>
      <text:p text:style-name="P1"><text:s text:c="2"/>if (exists("nonci1523") &amp;&amp; inherits(nonci1523, "sf") &amp;&amp; nrow(nonci1523)) {</text:p>
      <text:p text:style-name="P1"><text:s text:c="4"/>nonci_net &lt;- sf::st_transform(nonci1523, target_crs)</text:p>
      <text:p text:style-name="P1"><text:s text:c="2"/>}</text:p>
      <text:p text:style-name="P1"><text:s text:c="2"/></text:p>
      <text:p text:style-name="P1"><text:s text:c="2"/>gg &lt;- ggplot() +</text:p>
      <text:p text:style-name="P1"><text:s text:c="4"/>geom_sf(</text:p>
      <text:p text:style-name="P1"><text:s text:c="6"/>data <text:s text:c="5"/>= sf::st_transform(barcelona_tracts, target_crs),</text:p>
      <text:p text:style-name="P1"><text:s text:c="6"/>fill <text:s text:c="5"/>= "grey95",</text:p>
      <text:p text:style-name="P1"><text:s text:c="6"/>colour <text:s text:c="3"/>= "white",</text:p>
      <text:p text:style-name="P1"><text:s text:c="6"/>linewidth = 0.1</text:p>
      <text:p text:style-name="P1"><text:s text:c="4"/>) +</text:p>
      <text:p text:style-name="P1"><text:s text:c="4"/>{ if (!is.null(nonci_net))</text:p>
      <text:p text:style-name="P1"><text:soft-page-break/><text:s text:c="6"/>geom_sf(data = nonci_net, colour = "grey80", linewidth = 0.1)</text:p>
      <text:p text:style-name="P1"><text:s text:c="6"/>else NULL } +</text:p>
      <text:p text:style-name="P1"><text:s text:c="4"/>{ if (exists("sampled_tracts") &amp;&amp; inherits(sampled_tracts, "sf") &amp;&amp; nrow(sampled_tracts))</text:p>
      <text:p text:style-name="P1"><text:s text:c="6"/>geom_sf(</text:p>
      <text:p text:style-name="P1"><text:s text:c="8"/>data = sf::st_transform(sampled_tracts, target_crs),</text:p>
      <text:p text:style-name="P1"><text:s text:c="8"/>fill = NA, colour = "black", linewidth = 0.4</text:p>
      <text:p text:style-name="P1"><text:s text:c="6"/>)</text:p>
      <text:p text:style-name="P1"><text:s text:c="6"/>else NULL } +</text:p>
      <text:p text:style-name="P1"><text:s text:c="4"/>geom_sf(</text:p>
      <text:p text:style-name="P1"><text:s text:c="6"/>data <text:s text:c="2"/>= pts_all,</text:p>
      <text:p text:style-name="P1"><text:s text:c="6"/>aes(colour = type),</text:p>
      <text:p text:style-name="P1"><text:s text:c="6"/>size <text:s text:c="2"/>= 2.7,</text:p>
      <text:p text:style-name="P1"><text:s text:c="6"/>stroke = 0.4</text:p>
      <text:p text:style-name="P1"><text:s text:c="4"/>) +</text:p>
      <text:p text:style-name="P1"><text:s text:c="4"/>coord_sf(</text:p>
      <text:p text:style-name="P1"><text:s text:c="6"/>xlim <text:s text:c="2"/>= xlim,</text:p>
      <text:p text:style-name="P1"><text:s text:c="6"/>ylim <text:s text:c="2"/>= ylim,</text:p>
      <text:p text:style-name="P1"><text:s text:c="6"/>expand = FALSE,</text:p>
      <text:p text:style-name="P1"><text:s text:c="6"/>crs <text:s text:c="3"/>= target_crs</text:p>
      <text:p text:style-name="P1"><text:s text:c="4"/>) +</text:p>
      <text:p text:style-name="P1"><text:s text:c="4"/>scale_colour_manual(</text:p>
      <text:p text:style-name="P1"><text:s text:c="6"/>name <text:s text:c="2"/>= NULL,</text:p>
      <text:p text:style-name="P1"><text:s text:c="6"/>values = c("ADD" = col_add_pt, "REMOVE" = col_rem_pt, "NONCI" = col_gen_pt),</text:p>
      <text:p text:style-name="P1"><text:s text:c="6"/>breaks = c("ADD", "REMOVE", "NONCI"),</text:p>
      <text:p text:style-name="P1"><text:s text:c="6"/>labels = c("ADD", "REMOVE", "NON-CI")</text:p>
      <text:p text:style-name="P1"><text:s text:c="4"/>) +</text:p>
      <text:p text:style-name="P1"><text:s text:c="4"/>guides(colour = guide_legend(override.aes = list(size = 4, stroke = 0.6))) +</text:p>
      <text:p text:style-name="P1"><text:s text:c="4"/>theme_void() +</text:p>
      <text:p text:style-name="P1"><text:s text:c="4"/>theme(</text:p>
      <text:p text:style-name="P1"><text:s text:c="6"/>legend.position <text:s text:c="5"/>= c(0.98, 0.02),</text:p>
      <text:p text:style-name="P1"><text:s text:c="6"/>legend.justification = c("right", "bottom"),</text:p>
      <text:p text:style-name="P1"><text:s text:c="6"/>legend.title <text:s text:c="8"/>= element_text(size = 14),</text:p>
      <text:p text:style-name="P1"><text:s text:c="6"/>legend.text <text:s text:c="9"/>= element_text(size = 13),</text:p>
      <text:p text:style-name="P1"><text:s text:c="6"/>legend.key.size <text:s text:c="5"/>= grid::unit(0.8, "cm"),</text:p>
      <text:p text:style-name="P1"><text:s text:c="6"/>plot.margin <text:s text:c="9"/>= margin(5, 5, 5, 5)</text:p>
      <text:p text:style-name="P1"><text:s text:c="4"/>)</text:p>
      <text:p text:style-name="P1"><text:s text:c="2"/></text:p>
      <text:p text:style-name="P1"><text:s text:c="2"/>gg</text:p>
      <text:p text:style-name="P1">}</text:p>
      <text:p text:style-name="P1"/>
      <text:p text:style-name="P1">validation_points_map &lt;- make_validation_points_static_map()</text:p>
      <text:p text:style-name="P1"/>
      <text:p text:style-name="P1">ggsave(</text:p>
      <text:p text:style-name="P1"><text:s text:c="2"/>"../figs/validation_points_map.png",</text:p>
      <text:p text:style-name="P1"><text:s text:c="2"/>validation_points_map,</text:p>
      <text:p text:style-name="P1"><text:s text:c="2"/>width <text:s/>= 8,</text:p>
      <text:p text:style-name="P1"><text:s text:c="2"/>height = 8,</text:p>
      <text:p text:style-name="P1"><text:s text:c="2"/>dpi <text:s text:c="3"/>= 300</text:p>
      <text:p text:style-name="P1">)</text:p>
      <text:p text:style-name="P1"><text:soft-page-break/></text:p>
      <text:p text:style-name="P1"/>
      <text:p text:style-name="P1"># ---- 3) OSM infra change (static) -------------------------------------------</text:p>
      <text:p text:style-name="P1"/>
      <text:p text:style-name="P1"># colours: harmonised with validation points map</text:p>
      <text:p text:style-name="P1">col_2015 <text:s text:c="3"/>&lt;- "#4A4A4A"</text:p>
      <text:p text:style-name="P1">col_added <text:s text:c="2"/>&lt;- "#0072B2"</text:p>
      <text:p text:style-name="P1">col_removed &lt;- "#D95F02"</text:p>
      <text:p text:style-name="P1"/>
      <text:p text:style-name="P1">alpha_2015 <text:s text:c="3"/>&lt;- 0.8</text:p>
      <text:p text:style-name="P1">alpha_added <text:s text:c="2"/>&lt;- 1</text:p>
      <text:p text:style-name="P1">alpha_removed &lt;- 1</text:p>
      <text:p text:style-name="P1"/>
      <text:p text:style-name="P1"># prep layers</text:p>
      <text:p text:style-name="P1">bnd_wgs <text:s text:c="4"/>&lt;- get_boundary_wgs()</text:p>
      <text:p text:style-name="P1">cyc15_wgs <text:s text:c="2"/>&lt;- if (exists("cyc15_n")) as_wgs_lines(cyc15_n) else NULL</text:p>
      <text:p text:style-name="P1">added_wgs <text:s text:c="2"/>&lt;- if (!is.null(added_map) <text:s text:c="2"/>&amp;&amp; inherits(added_map, "sf") <text:s text:c="2"/>&amp;&amp; nrow(added_map)) <text:s text:c="2"/>as_wgs_lines(added_map) <text:s text:c="2"/>else NULL</text:p>
      <text:p text:style-name="P1">removed_wgs &lt;- if (!is.null(removed_map) &amp;&amp; inherits(removed_map, "sf") &amp;&amp; nrow(removed_map)) as_wgs_lines(removed_map) else NULL</text:p>
      <text:p text:style-name="P1"/>
      <text:p text:style-name="P1"># choose CRS for background to match the networks</text:p>
      <text:p text:style-name="P1">bg_crs &lt;- if (!is.null(cyc15_wgs)) {</text:p>
      <text:p text:style-name="P1"><text:s text:c="2"/>sf::st_crs(cyc15_wgs)</text:p>
      <text:p text:style-name="P1">} else if (!is.null(added_wgs)) {</text:p>
      <text:p text:style-name="P1"><text:s text:c="2"/>sf::st_crs(added_wgs)</text:p>
      <text:p text:style-name="P1">} else if (!is.null(removed_wgs)) {</text:p>
      <text:p text:style-name="P1"><text:s text:c="2"/>sf::st_crs(removed_wgs)</text:p>
      <text:p text:style-name="P1">} else if (!is.null(bnd_wgs)) {</text:p>
      <text:p text:style-name="P1"><text:s text:c="2"/>sf::st_crs(bnd_wgs)</text:p>
      <text:p text:style-name="P1">} else {</text:p>
      <text:p text:style-name="P1"><text:s text:c="2"/>sf::st_crs(barcelona_tracts)</text:p>
      <text:p text:style-name="P1">}</text:p>
      <text:p text:style-name="P1"/>
      <text:p text:style-name="P1">bcn_bg &lt;- barcelona_tracts |&gt;</text:p>
      <text:p text:style-name="P1"><text:s text:c="2"/>sf::st_transform(bg_crs)</text:p>
      <text:p text:style-name="P1"/>
      <text:p text:style-name="P1"># bounds helper</text:p>
      <text:p text:style-name="P1">get_bbox &lt;- function(obj){</text:p>
      <text:p text:style-name="P1"><text:s text:c="2"/>if (!is.null(obj) &amp;&amp; inherits(obj, "sf") &amp;&amp; nrow(obj)) sf::st_bbox(obj) else NULL</text:p>
      <text:p text:style-name="P1">}</text:p>
      <text:p text:style-name="P1"/>
      <text:p text:style-name="P1">bb &lt;- if (!is.null(bnd_wgs) &amp;&amp; nrow(bnd_wgs)) get_bbox(bnd_wgs) else NULL</text:p>
      <text:p text:style-name="P1"/>
      <text:p text:style-name="P1">if (is.null(bb)) {</text:p>
      <text:p text:style-name="P1"><text:s text:c="2"/>cands &lt;- Filter(</text:p>
      <text:p text:style-name="P1"><text:s text:c="4"/>Negate(is.null),</text:p>
      <text:p text:style-name="P1"><text:s text:c="4"/>list(get_bbox(cyc15_wgs), get_bbox(added_wgs), get_bbox(removed_wgs), get_bbox(bcn_bg))</text:p>
      <text:p text:style-name="P1"><text:s text:c="2"/>)</text:p>
      <text:p text:style-name="P1"><text:soft-page-break/><text:s text:c="2"/>if (length(cands)) {</text:p>
      <text:p text:style-name="P1"><text:s text:c="4"/>mins &lt;- do.call(pmin, lapply(cands, function(b) c(b["xmin"], b["ymin"])))</text:p>
      <text:p text:style-name="P1"><text:s text:c="4"/>maxs &lt;- do.call(pmax, lapply(cands, function(b) c(b["xmax"], b["ymax"])))</text:p>
      <text:p text:style-name="P1"><text:s text:c="4"/>bb &lt;- c(xmin = as.numeric(mins[1]), ymin = as.numeric(mins[2]),</text:p>
      <text:p text:style-name="P1"><text:s text:c="12"/>xmax = as.numeric(maxs[1]), ymax = as.numeric(maxs[2]))</text:p>
      <text:p text:style-name="P1"><text:s text:c="2"/>} else {</text:p>
      <text:p text:style-name="P1"><text:s text:c="4"/>bb &lt;- c(xmin = 2.05, ymin = 41.30, xmax = 2.25, ymax = 41.45)</text:p>
      <text:p text:style-name="P1"><text:s text:c="2"/>}</text:p>
      <text:p text:style-name="P1">}</text:p>
      <text:p text:style-name="P1"/>
      <text:p text:style-name="P1">p_change &lt;- ggplot() +</text:p>
      <text:p text:style-name="P1"><text:s text:c="2"/>geom_sf(</text:p>
      <text:p text:style-name="P1"><text:s text:c="4"/>data <text:s text:c="5"/>= bcn_bg,</text:p>
      <text:p text:style-name="P1"><text:s text:c="4"/>fill <text:s text:c="5"/>= "grey95",</text:p>
      <text:p text:style-name="P1"><text:s text:c="4"/>colour <text:s text:c="3"/>= "white",</text:p>
      <text:p text:style-name="P1"><text:s text:c="4"/>linewidth = 0.1</text:p>
      <text:p text:style-name="P1"><text:s text:c="2"/>) +</text:p>
      <text:p text:style-name="P1"><text:s text:c="2"/>{ if (!is.null(cyc15_wgs) &amp;&amp; nrow(cyc15_wgs))</text:p>
      <text:p text:style-name="P1"><text:s text:c="4"/>geom_sf(</text:p>
      <text:p text:style-name="P1"><text:s text:c="6"/>data <text:s text:c="7"/>= cyc15_wgs,</text:p>
      <text:p text:style-name="P1"><text:s text:c="6"/>aes(colour <text:s/>= "2015"),</text:p>
      <text:p text:style-name="P1"><text:s text:c="6"/>alpha <text:s text:c="6"/>= alpha_2015,</text:p>
      <text:p text:style-name="P1"><text:s text:c="6"/>linewidth <text:s text:c="2"/>= 0.2,</text:p>
      <text:p text:style-name="P1"><text:s text:c="6"/>show.legend = TRUE</text:p>
      <text:p text:style-name="P1"><text:s text:c="4"/>) } +</text:p>
      <text:p text:style-name="P1"><text:s text:c="2"/>{ if (!is.null(removed_wgs) &amp;&amp; nrow(removed_wgs))</text:p>
      <text:p text:style-name="P1"><text:s text:c="4"/>geom_sf(</text:p>
      <text:p text:style-name="P1"><text:s text:c="6"/>data <text:s text:c="7"/>= removed_wgs,</text:p>
      <text:p text:style-name="P1"><text:s text:c="6"/>aes(colour <text:s/>= "Removed (15→23)"),</text:p>
      <text:p text:style-name="P1"><text:s text:c="6"/>alpha <text:s text:c="6"/>= alpha_removed,</text:p>
      <text:p text:style-name="P1"><text:s text:c="6"/>linewidth <text:s text:c="2"/>= 0.4,</text:p>
      <text:p text:style-name="P1"><text:s text:c="6"/>show.legend = TRUE</text:p>
      <text:p text:style-name="P1"><text:s text:c="4"/>) } +</text:p>
      <text:p text:style-name="P1"><text:s text:c="2"/>{ if (!is.null(added_wgs) &amp;&amp; nrow(added_wgs))</text:p>
      <text:p text:style-name="P1"><text:s text:c="4"/>geom_sf(</text:p>
      <text:p text:style-name="P1"><text:s text:c="6"/>data <text:s text:c="7"/>= added_wgs,</text:p>
      <text:p text:style-name="P1"><text:s text:c="6"/>aes(colour <text:s/>= "Added (15→23)"),</text:p>
      <text:p text:style-name="P1"><text:s text:c="6"/>alpha <text:s text:c="6"/>= alpha_added,</text:p>
      <text:p text:style-name="P1"><text:s text:c="6"/>linewidth <text:s text:c="2"/>= 0.4,</text:p>
      <text:p text:style-name="P1"><text:s text:c="6"/>show.legend = TRUE</text:p>
      <text:p text:style-name="P1"><text:s text:c="4"/>) } +</text:p>
      <text:p text:style-name="P1"><text:s text:c="2"/>coord_sf(</text:p>
      <text:p text:style-name="P1"><text:s text:c="4"/>xlim <text:s text:c="2"/>= c(bb["xmin"], bb["xmax"]),</text:p>
      <text:p text:style-name="P1"><text:s text:c="4"/>ylim <text:s text:c="2"/>= c(bb["ymin"], bb["ymax"]),</text:p>
      <text:p text:style-name="P1"><text:s text:c="4"/>expand = FALSE</text:p>
      <text:p text:style-name="P1"><text:s text:c="2"/>) +</text:p>
      <text:p text:style-name="P1"><text:s text:c="2"/>scale_colour_manual(</text:p>
      <text:p text:style-name="P1"><text:s text:c="4"/>name = NULL,</text:p>
      <text:p text:style-name="P1"><text:s text:c="4"/>values = c(</text:p>
      <text:p text:style-name="P1"><text:soft-page-break/><text:s text:c="6"/>"2015" <text:s text:c="15"/>= col_2015,</text:p>
      <text:p text:style-name="P1"><text:s text:c="6"/>"Added (15→23)" <text:s text:c="2"/>= col_added,</text:p>
      <text:p text:style-name="P1"><text:s text:c="6"/>"Removed (15→23)" = col_removed</text:p>
      <text:p text:style-name="P1"><text:s text:c="4"/>)</text:p>
      <text:p text:style-name="P1"><text:s text:c="2"/>) +</text:p>
      <text:p text:style-name="P1"><text:s text:c="2"/>theme_void() +</text:p>
      <text:p text:style-name="P1"><text:s text:c="2"/>theme(</text:p>
      <text:p text:style-name="P1"><text:s text:c="4"/>legend.position <text:s text:c="2"/>= "bottom",</text:p>
      <text:p text:style-name="P1"><text:s text:c="4"/>legend.title <text:s text:c="5"/>= element_text(size = 14),</text:p>
      <text:p text:style-name="P1"><text:s text:c="4"/>legend.text <text:s text:c="6"/>= element_text(size = 13),</text:p>
      <text:p text:style-name="P1"><text:s text:c="4"/>legend.key.size <text:s text:c="2"/>= grid::unit(0.8, "cm"),</text:p>
      <text:p text:style-name="P1"><text:s text:c="4"/>plot.margin <text:s text:c="6"/>= margin(5, 5, 5, 5),</text:p>
      <text:p text:style-name="P1"><text:s text:c="4"/>panel.background <text:s/>= element_rect(fill = NA, colour = NA),</text:p>
      <text:p text:style-name="P1"><text:s text:c="4"/>plot.background <text:s text:c="2"/>= element_rect(fill = NA, colour = NA),</text:p>
      <text:p text:style-name="P1"><text:s text:c="4"/>legend.background = element_rect(fill = "white", colour = NA)</text:p>
      <text:p text:style-name="P1"><text:s text:c="2"/>)</text:p>
      <text:p text:style-name="P1"/>
      <text:p text:style-name="P1">ggsave(</text:p>
      <text:p text:style-name="P1"><text:s text:c="2"/>filename = "../figs/infra_change_map.png",</text:p>
      <text:p text:style-name="P1"><text:s text:c="2"/>plot <text:s text:c="4"/>= p_change,</text:p>
      <text:p text:style-name="P1"><text:s text:c="2"/>width <text:s text:c="3"/>= 9,</text:p>
      <text:p text:style-name="P1"><text:s text:c="2"/>height <text:s text:c="2"/>= 9,</text:p>
      <text:p text:style-name="P1"><text:s text:c="2"/>dpi <text:s text:c="5"/>= 300,</text:p>
      <text:p text:style-name="P1"><text:s text:c="2"/>bg <text:s text:c="6"/>= "transparent"</text:p>
      <text:p text:style-name="P1">)</text:p>
      <text:p text:style-name="P1"/>
      <text:p text:style-name="P1"/>
      <text:p text:style-name="P1"># ---- 4) Validation points (interactive) -------------------------------------</text:p>
      <text:p text:style-name="P1"/>
      <text:p text:style-name="P1">make_validation_points_interactive_map &lt;- function() {</text:p>
      <text:p text:style-name="P1"><text:s text:c="2"/></text:p>
      <text:p text:style-name="P1"><text:s text:c="2"/># helper to prep points: WGS84 + lon/lat + popup</text:p>
      <text:p text:style-name="P1"><text:s text:c="2"/>prep_pts &lt;- function(x) {</text:p>
      <text:p text:style-name="P1"><text:s text:c="4"/>if (!inherits(x, "sf") || !nrow(x)) return(NULL)</text:p>
      <text:p text:style-name="P1"><text:s text:c="4"/>w <text:s/>&lt;- sf::st_transform(x, crs_wgs)</text:p>
      <text:p text:style-name="P1"><text:s text:c="4"/>xy &lt;- sf::st_coordinates(w)</text:p>
      <text:p text:style-name="P1"><text:s text:c="4"/>good &lt;- is.finite(xy[, 1]) &amp; is.finite(xy[, 2])</text:p>
      <text:p text:style-name="P1"><text:s text:c="4"/>if (!any(good)) return(NULL)</text:p>
      <text:p text:style-name="P1"><text:s text:c="4"/></text:p>
      <text:p text:style-name="P1"><text:s text:c="4"/>w <text:s/>&lt;- w[good, , drop = FALSE]</text:p>
      <text:p text:style-name="P1"><text:s text:c="4"/>xy &lt;- xy[good, , drop = FALSE]</text:p>
      <text:p text:style-name="P1"><text:s text:c="4"/>w$lon &lt;- xy[, 1]</text:p>
      <text:p text:style-name="P1"><text:s text:c="4"/>w$lat &lt;- xy[, 2]</text:p>
      <text:p text:style-name="P1"><text:s text:c="4"/></text:p>
      <text:p text:style-name="P1"><text:s text:c="4"/>gsv_url &lt;- sprintf(</text:p>
      <text:p text:style-name="P1"><text:s text:c="6"/>"https://www.google.com/maps/@?api=1&amp;map_action=pano&amp;viewpoint=%.6f,%.6f",</text:p>
      <text:p text:style-name="P1"><text:s text:c="6"/>w$lat, w$lon</text:p>
      <text:p text:style-name="P1"><text:s text:c="4"/>)</text:p>
      <text:p text:style-name="P1"><text:s text:c="4"/></text:p>
      <text:p text:style-name="P1"><text:soft-page-break/><text:s text:c="4"/>make_html &lt;- function(i) htmltools::HTML(paste0(</text:p>
      <text:p text:style-name="P1"><text:s text:c="6"/>"&lt;b&gt;", if ("class" %in% names(w)) w$class[i] else "Point", "&lt;/b&gt;",</text:p>
      <text:p text:style-name="P1"><text:s text:c="6"/>if ("id" %in% names(w)) <text:s text:c="6"/>paste0("&lt;br/&gt;ID: ", <text:s text:c="5"/>w$id[i]) <text:s text:c="6"/>else "",</text:p>
      <text:p text:style-name="P1"><text:s text:c="6"/>if ("tract_id" %in% names(w)) paste0("&lt;br/&gt;tract: ", <text:s text:c="2"/>w$tract_id[i]) else "",</text:p>
      <text:p text:style-name="P1"><text:s text:c="6"/>if ("stratum" <text:s/>%in% names(w)) paste0("&lt;br/&gt;stratum: ", w$stratum[i]) <text:s/>else "",</text:p>
      <text:p text:style-name="P1"><text:s text:c="6"/>"&lt;br/&gt;&lt;a href='", gsv_url[i],</text:p>
      <text:p text:style-name="P1"><text:s text:c="6"/>"' target='_blank' rel='noopener noreferrer'&gt;Open GSV&lt;/a&gt;"</text:p>
      <text:p text:style-name="P1"><text:s text:c="4"/>))</text:p>
      <text:p text:style-name="P1"><text:s text:c="4"/></text:p>
      <text:p text:style-name="P1"><text:s text:c="4"/>w$popup_html &lt;- lapply(seq_len(nrow(w)), make_html)</text:p>
      <text:p text:style-name="P1"><text:s text:c="4"/>w</text:p>
      <text:p text:style-name="P1"><text:s text:c="2"/>}</text:p>
      <text:p text:style-name="P1"><text:s text:c="2"/></text:p>
      <text:p text:style-name="P1"><text:s text:c="2"/># points (tolerate missing objects)</text:p>
      <text:p text:style-name="P1"><text:s text:c="2"/>add_wgs &lt;- if (exists("added_pts")) <text:s text:c="2"/>prep_pts(added_pts) <text:s text:c="2"/>else NULL</text:p>
      <text:p text:style-name="P1"><text:s text:c="2"/>rem_wgs &lt;- if (exists("removed_pts")) prep_pts(removed_pts) else NULL</text:p>
      <text:p text:style-name="P1"><text:s text:c="2"/>gen_wgs &lt;- if (exists("nonci_pts")) <text:s text:c="2"/>prep_pts(nonci_pts) <text:s text:c="2"/>else NULL</text:p>
      <text:p text:style-name="P1"><text:s text:c="2"/></text:p>
      <text:p text:style-name="P1"><text:s text:c="2"/>bnd_wgs &lt;- get_boundary_wgs()</text:p>
      <text:p text:style-name="P1"><text:s text:c="2"/></text:p>
      <text:p text:style-name="P1"><text:s text:c="2"/># non-CI network</text:p>
      <text:p text:style-name="P1"><text:s text:c="2"/>stopifnot(exists("nonci1523"), inherits(nonci1523, "sf"))</text:p>
      <text:p text:style-name="P1"><text:s text:c="2"/>gnet_wgs &lt;- nonci1523 |&gt;</text:p>
      <text:p text:style-name="P1"><text:s text:c="4"/>sf::st_make_valid() |&gt;</text:p>
      <text:p text:style-name="P1"><text:s text:c="4"/>sf::st_transform(crs_wgs)</text:p>
      <text:p text:style-name="P1"><text:s text:c="2"/></text:p>
      <text:p text:style-name="P1"><text:s text:c="2"/>keep &lt;- sf::st_geometry_type(gnet_wgs, by_geometry = TRUE) %in%</text:p>
      <text:p text:style-name="P1"><text:s text:c="4"/>c("LINESTRING", "MULTILINESTRING", "GEOMETRYCOLLECTION")</text:p>
      <text:p text:style-name="P1"><text:s text:c="2"/>gnet_wgs &lt;- gnet_wgs[keep, , drop = FALSE]</text:p>
      <text:p text:style-name="P1"><text:s text:c="2"/></text:p>
      <text:p text:style-name="P1"><text:s text:c="2"/>if (nrow(gnet_wgs)) {</text:p>
      <text:p text:style-name="P1"><text:s text:c="4"/>gnet_wgs &lt;- suppressWarnings(sf::st_collection_extract(gnet_wgs, "LINESTRING", warn = FALSE))</text:p>
      <text:p text:style-name="P1"><text:s text:c="4"/>gnet_wgs &lt;- suppressWarnings(sf::st_cast(gnet_wgs, "LINESTRING"))</text:p>
      <text:p text:style-name="P1"><text:s text:c="4"/>gnet_wgs &lt;- gnet_wgs[!sf::st_is_empty(sf::st_geometry(gnet_wgs)), , drop = FALSE]</text:p>
      <text:p text:style-name="P1"><text:s text:c="2"/>}</text:p>
      <text:p text:style-name="P1"><text:s text:c="2"/></text:p>
      <text:p text:style-name="P1"><text:s text:c="2"/># bounds</text:p>
      <text:p text:style-name="P1"><text:s text:c="2"/>get_bbox &lt;- function(obj) {</text:p>
      <text:p text:style-name="P1"><text:s text:c="4"/>if (inherits(obj, "sf") &amp;&amp; nrow(obj)) sf::st_bbox(sf::st_transform(obj, 4326)) else NULL</text:p>
      <text:p text:style-name="P1"><text:s text:c="2"/>}</text:p>
      <text:p text:style-name="P1"><text:s text:c="2"/></text:p>
      <text:p text:style-name="P1"><text:s text:c="2"/>bb &lt;- NULL</text:p>
      <text:p text:style-name="P1"><text:s text:c="2"/>if (!is.null(bnd_wgs) &amp;&amp; nrow(bnd_wgs)) {</text:p>
      <text:p text:style-name="P1"><text:s text:c="4"/>bb &lt;- get_bbox(bnd_wgs)</text:p>
      <text:p text:style-name="P1"><text:s text:c="2"/>} else if (exists("city_perimeter") &amp;&amp; inherits(city_perimeter, "sf") &amp;&amp; nrow(city_perimeter)) {</text:p>
      <text:p text:style-name="P1"><text:s text:c="4"/>bb &lt;- get_bbox(city_perimeter)</text:p>
      <text:p text:style-name="P1"><text:s text:c="2"/>} else {</text:p>
      <text:p text:style-name="P1"><text:s text:c="4"/>bbs &lt;- list()</text:p>
      <text:p text:style-name="P1"><text:soft-page-break/><text:s text:c="4"/>if (!is.null(add_wgs) <text:s/>&amp;&amp; nrow(add_wgs)) <text:s/>bbs &lt;- c(bbs, list(sf::st_bbox(add_wgs)))</text:p>
      <text:p text:style-name="P1"><text:s text:c="4"/>if (!is.null(rem_wgs) <text:s/>&amp;&amp; nrow(rem_wgs)) <text:s/>bbs &lt;- c(bbs, list(sf::st_bbox(rem_wgs)))</text:p>
      <text:p text:style-name="P1"><text:s text:c="4"/>if (!is.null(gen_wgs) <text:s/>&amp;&amp; nrow(gen_wgs)) <text:s/>bbs &lt;- c(bbs, list(sf::st_bbox(gen_wgs)))</text:p>
      <text:p text:style-name="P1"><text:s text:c="4"/>if (inherits(gnet_wgs, "sf") &amp;&amp; nrow(gnet_wgs)) bbs &lt;- c(bbs, list(sf::st_bbox(gnet_wgs)))</text:p>
      <text:p text:style-name="P1"><text:s text:c="4"/>if (!length(bbs) &amp;&amp; exists("tracts") &amp;&amp; inherits(tracts, "sf") &amp;&amp; nrow(tracts)) {</text:p>
      <text:p text:style-name="P1"><text:s text:c="6"/>bbs &lt;- list(get_bbox(tracts))</text:p>
      <text:p text:style-name="P1"><text:s text:c="4"/>}</text:p>
      <text:p text:style-name="P1"><text:s text:c="4"/>if (length(bbs)) {</text:p>
      <text:p text:style-name="P1"><text:s text:c="6"/>mins &lt;- do.call(pmin, lapply(bbs, function(b) c(b$xmin, b$ymin)))</text:p>
      <text:p text:style-name="P1"><text:s text:c="6"/>maxs &lt;- do.call(pmax, lapply(bbs, function(b) c(b$xmax, b$ymax)))</text:p>
      <text:p text:style-name="P1"><text:s text:c="6"/>bb &lt;- structure(</text:p>
      <text:p text:style-name="P1"><text:s text:c="8"/>list(xmin = mins[1], ymin = mins[2], xmax = maxs[1], ymax = maxs[2]),</text:p>
      <text:p text:style-name="P1"><text:s text:c="8"/>class = "bbox"</text:p>
      <text:p text:style-name="P1"><text:s text:c="6"/>)</text:p>
      <text:p text:style-name="P1"><text:s text:c="4"/>} else {</text:p>
      <text:p text:style-name="P1"><text:s text:c="6"/>bb &lt;- c(xmin = 2.05, ymin = 41.30, xmax = 2.25, ymax = 41.45)</text:p>
      <text:p text:style-name="P1"><text:s text:c="4"/>}</text:p>
      <text:p text:style-name="P1"><text:s text:c="2"/>}</text:p>
      <text:p text:style-name="P1"><text:s text:c="2"/>bounds &lt;- as.numeric(unname(c(bb["xmin"], bb["ymin"], bb["xmax"], bb["ymax"])))</text:p>
      <text:p text:style-name="P1"><text:s text:c="2"/></text:p>
      <text:p text:style-name="P1"><text:s text:c="2"/># colours – harmonised with static validation points map</text:p>
      <text:p text:style-name="P1"><text:s text:c="2"/>col_add_pt &lt;- "#0072B2"</text:p>
      <text:p text:style-name="P1"><text:s text:c="2"/>col_rem_pt &lt;- "#D95F02"</text:p>
      <text:p text:style-name="P1"><text:s text:c="2"/>col_gen_pt &lt;- "#E6AB02"</text:p>
      <text:p text:style-name="P1"><text:s text:c="2"/>stroke <text:s text:c="4"/>&lt;- "#666666"</text:p>
      <text:p text:style-name="P1"><text:s text:c="2"/></text:p>
      <text:p text:style-name="P1"><text:s text:c="2"/>tract_stroke &lt;- "#000000"</text:p>
      <text:p text:style-name="P1"><text:s text:c="2"/>tract_fill <text:s text:c="2"/>&lt;- "#FFFFFF"</text:p>
      <text:p text:style-name="P1"><text:s text:c="2"/>col_nonci <text:s text:c="3"/>&lt;- "#A6761D"</text:p>
      <text:p text:style-name="P1"><text:s text:c="2"/></text:p>
      <text:p text:style-name="P1"><text:s text:c="2"/># base map and panes</text:p>
      <text:p text:style-name="P1"><text:s text:c="2"/>m &lt;- leaflet::leaflet(options = leaflet::leafletOptions(preferCanvas = TRUE)) %&gt;%</text:p>
      <text:p text:style-name="P1"><text:s text:c="4"/>leaflet::addProviderTiles("CartoDB.Positron", group = "Positron") %&gt;%</text:p>
      <text:p text:style-name="P1"><text:s text:c="4"/>leaflet::addMapPane("tracts", <text:s text:c="3"/>zIndex = 410) %&gt;%</text:p>
      <text:p text:style-name="P1"><text:s text:c="4"/>leaflet::addMapPane("nets", <text:s text:c="5"/>zIndex = 420) %&gt;%</text:p>
      <text:p text:style-name="P1"><text:s text:c="4"/>leaflet::addMapPane("boundary", <text:s/>zIndex = 430) %&gt;%</text:p>
      <text:p text:style-name="P1"><text:s text:c="4"/>leaflet::addMapPane("points", <text:s text:c="3"/>zIndex = 440) %&gt;%</text:p>
      <text:p text:style-name="P1"><text:s text:c="4"/>leaflet::addMapPane("labels", <text:s text:c="3"/>zIndex = 450) %&gt;%</text:p>
      <text:p text:style-name="P1"><text:s text:c="4"/>leaflet::addMapPane("id_labels", zIndex = 460)</text:p>
      <text:p text:style-name="P1"><text:s text:c="2"/></text:p>
      <text:p text:style-name="P1"><text:s text:c="2"/># boundary</text:p>
      <text:p text:style-name="P1"><text:s text:c="2"/>if (!is.null(bnd_wgs) &amp;&amp; nrow(bnd_wgs)) {</text:p>
      <text:p text:style-name="P1"><text:s text:c="4"/>m &lt;- m %&gt;% leaflet::addPolylines(</text:p>
      <text:p text:style-name="P1"><text:s text:c="6"/>data <text:s text:c="3"/>= bnd_wgs,</text:p>
      <text:p text:style-name="P1"><text:s text:c="6"/>group <text:s text:c="2"/>= "Barcelona boundary",</text:p>
      <text:p text:style-name="P1"><text:s text:c="6"/>color <text:s text:c="2"/>= "#111827",</text:p>
      <text:p text:style-name="P1"><text:s text:c="6"/>weight <text:s/>= 1,</text:p>
      <text:p text:style-name="P1"><text:s text:c="6"/>opacity = 0.95,</text:p>
      <text:p text:style-name="P1"><text:s text:c="6"/>options = leaflet::pathOptions(pane = "boundary")</text:p>
      <text:p text:style-name="P1"><text:soft-page-break/><text:s text:c="4"/>)</text:p>
      <text:p text:style-name="P1"><text:s text:c="2"/>}</text:p>
      <text:p text:style-name="P1"><text:s text:c="2"/></text:p>
      <text:p text:style-name="P1"><text:s text:c="2"/># tracts and labels</text:p>
      <text:p text:style-name="P1"><text:s text:c="2"/>if (exists("tracts") &amp;&amp; inherits(tracts, "sf") &amp;&amp; nrow(tracts)) {</text:p>
      <text:p text:style-name="P1"><text:s text:c="4"/>m &lt;- m %&gt;% leaflet::addPolygons(</text:p>
      <text:p text:style-name="P1"><text:s text:c="6"/>data <text:s text:c="8"/>= sf::st_transform(tracts, crs_wgs),</text:p>
      <text:p text:style-name="P1"><text:s text:c="6"/>group <text:s text:c="7"/>= "Tracts",</text:p>
      <text:p text:style-name="P1"><text:s text:c="6"/>color <text:s text:c="7"/>= tract_stroke,</text:p>
      <text:p text:style-name="P1"><text:s text:c="6"/>weight <text:s text:c="6"/>= 1,</text:p>
      <text:p text:style-name="P1"><text:s text:c="6"/>opacity <text:s text:c="5"/>= 0.7,</text:p>
      <text:p text:style-name="P1"><text:s text:c="6"/>fillColor <text:s text:c="3"/>= tract_fill,</text:p>
      <text:p text:style-name="P1"><text:s text:c="6"/>fillOpacity <text:s/>= 0.05,</text:p>
      <text:p text:style-name="P1"><text:s text:c="6"/>smoothFactor = 0.5,</text:p>
      <text:p text:style-name="P1"><text:s text:c="6"/>options <text:s text:c="5"/>= leaflet::pathOptions(pane = "tracts"),</text:p>
      <text:p text:style-name="P1"><text:s text:c="6"/>highlightOptions = leaflet::highlightOptions(</text:p>
      <text:p text:style-name="P1"><text:s text:c="8"/>weight = 2, color = "#111827",</text:p>
      <text:p text:style-name="P1"><text:s text:c="8"/>fillOpacity = 0.1, bringToFront = FALSE</text:p>
      <text:p text:style-name="P1"><text:s text:c="6"/>),</text:p>
      <text:p text:style-name="P1"><text:s text:c="6"/>label = ~as.character(tract_id),</text:p>
      <text:p text:style-name="P1"><text:s text:c="6"/>labelOptions = leaflet::labelOptions(pane = "labels")</text:p>
      <text:p text:style-name="P1"><text:s text:c="4"/>)</text:p>
      <text:p text:style-name="P1"><text:s text:c="4"/></text:p>
      <text:p text:style-name="P1"><text:s text:c="4"/>tract_centres &lt;- sf::st_point_on_surface(sf::st_transform(tracts, sf::st_crs(tracts))) |&gt;</text:p>
      <text:p text:style-name="P1"><text:s text:c="6"/>sf::st_transform(4326)</text:p>
      <text:p text:style-name="P1"><text:s text:c="4"/></text:p>
      <text:p text:style-name="P1"><text:s text:c="4"/>m &lt;- m %&gt;%</text:p>
      <text:p text:style-name="P1"><text:s text:c="6"/>leaflet::addCircleMarkers(</text:p>
      <text:p text:style-name="P1"><text:s text:c="8"/>data <text:s text:c="7"/>= tract_centres,</text:p>
      <text:p text:style-name="P1"><text:s text:c="8"/>group <text:s text:c="6"/>= "Area labels",</text:p>
      <text:p text:style-name="P1"><text:s text:c="8"/>radius <text:s text:c="5"/>= 0.1,</text:p>
      <text:p text:style-name="P1"><text:s text:c="8"/>stroke <text:s text:c="5"/>= FALSE,</text:p>
      <text:p text:style-name="P1"><text:s text:c="8"/>fillOpacity = 0,</text:p>
      <text:p text:style-name="P1"><text:s text:c="8"/>label <text:s text:c="6"/>= ~as.character(tract_id),</text:p>
      <text:p text:style-name="P1"><text:s text:c="8"/>options <text:s text:c="4"/>= leaflet::pathOptions(pane = "labels"),</text:p>
      <text:p text:style-name="P1"><text:s text:c="8"/>labelOptions = leaflet::labelOptions(</text:p>
      <text:p text:style-name="P1"><text:s text:c="10"/>noHide <text:s text:c="3"/>= TRUE,</text:p>
      <text:p text:style-name="P1"><text:s text:c="10"/>direction = "center",</text:p>
      <text:p text:style-name="P1"><text:s text:c="10"/>style = list(</text:p>
      <text:p text:style-name="P1"><text:s text:c="12"/>"background" <text:s text:c="4"/>= "transparent",</text:p>
      <text:p text:style-name="P1"><text:s text:c="12"/>"border" <text:s text:c="8"/>= "none",</text:p>
      <text:p text:style-name="P1"><text:s text:c="12"/>"box-shadow" <text:s text:c="4"/>= "none",</text:p>
      <text:p text:style-name="P1"><text:s text:c="12"/>"padding" <text:s text:c="7"/>= "0px",</text:p>
      <text:p text:style-name="P1"><text:s text:c="12"/>"color" <text:s text:c="9"/>= "rgba(0,0,0,0.25)",</text:p>
      <text:p text:style-name="P1"><text:s text:c="12"/>"text-shadow" <text:s text:c="3"/>= "none",</text:p>
      <text:p text:style-name="P1"><text:s text:c="12"/>"pointer-events" = "none"</text:p>
      <text:p text:style-name="P1"><text:s text:c="10"/>)</text:p>
      <text:p text:style-name="P1"><text:s text:c="8"/>)</text:p>
      <text:p text:style-name="P1"><text:s text:c="6"/>)</text:p>
      <text:p text:style-name="P1"><text:soft-page-break/><text:s text:c="2"/>}</text:p>
      <text:p text:style-name="P1"><text:s text:c="2"/></text:p>
      <text:p text:style-name="P1"><text:s text:c="2"/># non-CI network</text:p>
      <text:p text:style-name="P1"><text:s text:c="2"/>if (inherits(gnet_wgs, "sf") &amp;&amp; nrow(gnet_wgs)) {</text:p>
      <text:p text:style-name="P1"><text:s text:c="4"/>m &lt;- m %&gt;% leaflet::addPolylines(</text:p>
      <text:p text:style-name="P1"><text:s text:c="6"/>data <text:s text:c="3"/>= gnet_wgs,</text:p>
      <text:p text:style-name="P1"><text:s text:c="6"/>group <text:s text:c="2"/>= "General (non-CI) 2023",</text:p>
      <text:p text:style-name="P1"><text:s text:c="6"/>weight <text:s/>= 1,</text:p>
      <text:p text:style-name="P1"><text:s text:c="6"/>color <text:s text:c="2"/>= col_nonci,</text:p>
      <text:p text:style-name="P1"><text:s text:c="6"/>opacity = 1,</text:p>
      <text:p text:style-name="P1"><text:s text:c="6"/>options = leaflet::pathOptions(pane = "nets")</text:p>
      <text:p text:style-name="P1"><text:s text:c="4"/>)</text:p>
      <text:p text:style-name="P1"><text:s text:c="2"/>}</text:p>
      <text:p text:style-name="P1"><text:s text:c="2"/></text:p>
      <text:p text:style-name="P1"><text:s text:c="2"/># optional CI networks</text:p>
      <text:p text:style-name="P1"><text:s text:c="2"/>if (exists("cyc15_n") &amp;&amp; inherits(cyc15_n, "sf") &amp;&amp; nrow(cyc15_n)) {</text:p>
      <text:p text:style-name="P1"><text:s text:c="4"/>m &lt;- m %&gt;% leaflet::addPolylines(</text:p>
      <text:p text:style-name="P1"><text:s text:c="6"/>data <text:s text:c="3"/>= sf::st_transform(cyc15_n, crs_wgs),</text:p>
      <text:p text:style-name="P1"><text:s text:c="6"/>group <text:s text:c="2"/>= "2015 CI",</text:p>
      <text:p text:style-name="P1"><text:s text:c="6"/>weight <text:s/>= 2,</text:p>
      <text:p text:style-name="P1"><text:s text:c="6"/>color <text:s text:c="2"/>= "#666666",</text:p>
      <text:p text:style-name="P1"><text:s text:c="6"/>opacity = 0.7,</text:p>
      <text:p text:style-name="P1"><text:s text:c="6"/>options = leaflet::pathOptions(pane = "nets")</text:p>
      <text:p text:style-name="P1"><text:s text:c="4"/>)</text:p>
      <text:p text:style-name="P1"><text:s text:c="2"/>}</text:p>
      <text:p text:style-name="P1"><text:s text:c="2"/></text:p>
      <text:p text:style-name="P1"><text:s text:c="2"/># Removed net (use consistent removed_map)</text:p>
      <text:p text:style-name="P1"><text:s text:c="2"/>if (!is.null(removed_map) &amp;&amp; inherits(removed_map, "sf") &amp;&amp; nrow(removed_map)) {</text:p>
      <text:p text:style-name="P1"><text:s text:c="4"/>m &lt;- m %&gt;% leaflet::addPolylines(</text:p>
      <text:p text:style-name="P1"><text:s text:c="8"/>data <text:s text:c="3"/>= sf::st_transform(removed_map, crs_wgs),</text:p>
      <text:p text:style-name="P1"><text:s text:c="8"/>group <text:s text:c="2"/>= "Removed (15→23)",</text:p>
      <text:p text:style-name="P1"><text:s text:c="8"/>weight <text:s/>= 2.0,</text:p>
      <text:p text:style-name="P1"><text:s text:c="8"/>color <text:s text:c="2"/>= "#D95F02",</text:p>
      <text:p text:style-name="P1"><text:s text:c="8"/>opacity = 1,</text:p>
      <text:p text:style-name="P1"><text:s text:c="8"/>options = leaflet::pathOptions(pane = "nets")</text:p>
      <text:p text:style-name="P1"><text:s text:c="6"/>)</text:p>
      <text:p text:style-name="P1"><text:s text:c="2"/>}</text:p>
      <text:p text:style-name="P1"><text:s text:c="2"/></text:p>
      <text:p text:style-name="P1"><text:s text:c="2"/># Added net (use consistent added_map)</text:p>
      <text:p text:style-name="P1"><text:s text:c="2"/>if (!is.null(added_map) &amp;&amp; inherits(added_map, "sf") &amp;&amp; nrow(added_map)) {</text:p>
      <text:p text:style-name="P1"><text:s text:c="4"/>m &lt;- m %&gt;% leaflet::addPolylines(</text:p>
      <text:p text:style-name="P1"><text:s text:c="6"/>data <text:s text:c="3"/>= sf::st_transform(added_map, crs_wgs),</text:p>
      <text:p text:style-name="P1"><text:s text:c="6"/>group <text:s text:c="2"/>= "Added (15→23)",</text:p>
      <text:p text:style-name="P1"><text:s text:c="6"/>weight <text:s/>= 2,</text:p>
      <text:p text:style-name="P1"><text:s text:c="6"/>color <text:s text:c="2"/>= "#0072B2",</text:p>
      <text:p text:style-name="P1"><text:s text:c="6"/>opacity = 0.95,</text:p>
      <text:p text:style-name="P1"><text:s text:c="6"/>options = leaflet::pathOptions(pane = "nets")</text:p>
      <text:p text:style-name="P1"><text:s text:c="4"/>)</text:p>
      <text:p text:style-name="P1"><text:s text:c="2"/>}</text:p>
      <text:p text:style-name="P1"><text:soft-page-break/><text:s text:c="2"/></text:p>
      <text:p text:style-name="P1"><text:s text:c="2"/>if (exists("cyc23_n") &amp;&amp; inherits(cyc23_n, "sf") &amp;&amp; nrow(cyc23_n)) {</text:p>
      <text:p text:style-name="P1"><text:s text:c="4"/>m &lt;- m %&gt;% leaflet::addPolylines(</text:p>
      <text:p text:style-name="P1"><text:s text:c="6"/>data <text:s text:c="3"/>= sf::st_transform(cyc23_n, crs_wgs),</text:p>
      <text:p text:style-name="P1"><text:s text:c="6"/>group <text:s text:c="2"/>= "2023 CI",</text:p>
      <text:p text:style-name="P1"><text:s text:c="6"/>weight <text:s/>= 2,</text:p>
      <text:p text:style-name="P1"><text:s text:c="6"/>color <text:s text:c="2"/>= "#1B9E77",</text:p>
      <text:p text:style-name="P1"><text:s text:c="6"/>opacity = 0.6,</text:p>
      <text:p text:style-name="P1"><text:s text:c="6"/>options = leaflet::pathOptions(pane = "nets")</text:p>
      <text:p text:style-name="P1"><text:s text:c="4"/>)</text:p>
      <text:p text:style-name="P1"><text:s text:c="2"/>}</text:p>
      <text:p text:style-name="P1"><text:s text:c="2"/></text:p>
      <text:p text:style-name="P1"><text:s text:c="2"/># points</text:p>
      <text:p text:style-name="P1"><text:s text:c="2"/>if (!is.null(add_wgs) &amp;&amp; nrow(add_wgs) &gt; 0) {</text:p>
      <text:p text:style-name="P1"><text:s text:c="4"/>m &lt;- m %&gt;% leaflet::addCircleMarkers(</text:p>
      <text:p text:style-name="P1"><text:s text:c="6"/>data <text:s text:c="7"/>= add_wgs,</text:p>
      <text:p text:style-name="P1"><text:s text:c="6"/>lng <text:s text:c="8"/>= ~lon,</text:p>
      <text:p text:style-name="P1"><text:s text:c="6"/>lat <text:s text:c="8"/>= ~lat,</text:p>
      <text:p text:style-name="P1"><text:s text:c="6"/>group <text:s text:c="6"/>= "ADD pts",</text:p>
      <text:p text:style-name="P1"><text:s text:c="6"/>radius <text:s text:c="5"/>= 4,</text:p>
      <text:p text:style-name="P1"><text:s text:c="6"/>weight <text:s text:c="5"/>= 1,</text:p>
      <text:p text:style-name="P1"><text:s text:c="6"/>color <text:s text:c="6"/>= stroke,</text:p>
      <text:p text:style-name="P1"><text:s text:c="6"/>fillColor <text:s text:c="2"/>= col_add_pt,</text:p>
      <text:p text:style-name="P1"><text:s text:c="6"/>fillOpacity = 0.95,</text:p>
      <text:p text:style-name="P1"><text:s text:c="6"/>popup <text:s text:c="6"/>= add_wgs$popup_html,</text:p>
      <text:p text:style-name="P1"><text:s text:c="6"/>options <text:s text:c="4"/>= leaflet::pathOptions(pane = "points")</text:p>
      <text:p text:style-name="P1"><text:s text:c="4"/>)</text:p>
      <text:p text:style-name="P1"><text:s text:c="2"/>}</text:p>
      <text:p text:style-name="P1"><text:s text:c="2"/></text:p>
      <text:p text:style-name="P1"><text:s text:c="2"/>if (!is.null(rem_wgs) &amp;&amp; nrow(rem_wgs) &gt; 0) {</text:p>
      <text:p text:style-name="P1"><text:s text:c="4"/>m &lt;- m %&gt;% leaflet::addCircleMarkers(</text:p>
      <text:p text:style-name="P1"><text:s text:c="6"/>data <text:s text:c="7"/>= rem_wgs,</text:p>
      <text:p text:style-name="P1"><text:s text:c="6"/>lng <text:s text:c="8"/>= ~lon,</text:p>
      <text:p text:style-name="P1"><text:s text:c="6"/>lat <text:s text:c="8"/>= ~lat,</text:p>
      <text:p text:style-name="P1"><text:s text:c="6"/>group <text:s text:c="6"/>= "REMOVE pts",</text:p>
      <text:p text:style-name="P1"><text:s text:c="6"/>radius <text:s text:c="5"/>= 4,</text:p>
      <text:p text:style-name="P1"><text:s text:c="6"/>weight <text:s text:c="5"/>= 1,</text:p>
      <text:p text:style-name="P1"><text:s text:c="6"/>color <text:s text:c="6"/>= stroke,</text:p>
      <text:p text:style-name="P1"><text:s text:c="6"/>fillColor <text:s text:c="2"/>= col_rem_pt,</text:p>
      <text:p text:style-name="P1"><text:s text:c="6"/>fillOpacity = 0.95,</text:p>
      <text:p text:style-name="P1"><text:s text:c="6"/>popup <text:s text:c="6"/>= rem_wgs$popup_html,</text:p>
      <text:p text:style-name="P1"><text:s text:c="6"/>options <text:s text:c="4"/>= leaflet::pathOptions(pane = "points")</text:p>
      <text:p text:style-name="P1"><text:s text:c="4"/>)</text:p>
      <text:p text:style-name="P1"><text:s text:c="2"/>}</text:p>
      <text:p text:style-name="P1"><text:s text:c="2"/></text:p>
      <text:p text:style-name="P1"><text:s text:c="2"/>if (!is.null(gen_wgs) &amp;&amp; nrow(gen_wgs) &gt; 0) {</text:p>
      <text:p text:style-name="P1"><text:s text:c="4"/>m &lt;- m %&gt;% leaflet::addCircleMarkers(</text:p>
      <text:p text:style-name="P1"><text:s text:c="6"/>data <text:s text:c="7"/>= gen_wgs,</text:p>
      <text:p text:style-name="P1"><text:s text:c="6"/>lng <text:s text:c="8"/>= ~lon,</text:p>
      <text:p text:style-name="P1"><text:soft-page-break/><text:s text:c="6"/>lat <text:s text:c="8"/>= ~lat,</text:p>
      <text:p text:style-name="P1"><text:s text:c="6"/>group <text:s text:c="6"/>= "NONCI pts",</text:p>
      <text:p text:style-name="P1"><text:s text:c="6"/>radius <text:s text:c="5"/>= 4,</text:p>
      <text:p text:style-name="P1"><text:s text:c="6"/>weight <text:s text:c="5"/>= 1,</text:p>
      <text:p text:style-name="P1"><text:s text:c="6"/>color <text:s text:c="6"/>= stroke,</text:p>
      <text:p text:style-name="P1"><text:s text:c="6"/>fillColor <text:s text:c="2"/>= col_gen_pt,</text:p>
      <text:p text:style-name="P1"><text:s text:c="6"/>fillOpacity = 0.95,</text:p>
      <text:p text:style-name="P1"><text:s text:c="6"/>popup <text:s text:c="6"/>= gen_wgs$popup_html,</text:p>
      <text:p text:style-name="P1"><text:s text:c="6"/>options <text:s text:c="4"/>= leaflet::pathOptions(pane = "points")</text:p>
      <text:p text:style-name="P1"><text:s text:c="4"/>)</text:p>
      <text:p text:style-name="P1"><text:s text:c="2"/>}</text:p>
      <text:p text:style-name="P1"><text:s text:c="2"/></text:p>
      <text:p text:style-name="P1"><text:s text:c="2"/># ID labels (hidden by default, toggled via layer control)</text:p>
      <text:p text:style-name="P1"><text:s text:c="2"/>add_id_layer &lt;- function(map_obj, dat, group_name, col) {</text:p>
      <text:p text:style-name="P1"><text:s text:c="4"/>if (!is.null(dat) &amp;&amp; nrow(dat) &gt; 0 &amp;&amp; "id" %in% names(dat)) {</text:p>
      <text:p text:style-name="P1"><text:s text:c="6"/>map_obj %&gt;% leaflet::addLabelOnlyMarkers(</text:p>
      <text:p text:style-name="P1"><text:s text:c="8"/>data <text:s/>= dat,</text:p>
      <text:p text:style-name="P1"><text:s text:c="8"/>lng <text:s text:c="2"/>= ~lon,</text:p>
      <text:p text:style-name="P1"><text:s text:c="8"/>lat <text:s text:c="2"/>= ~lat,</text:p>
      <text:p text:style-name="P1"><text:s text:c="8"/>group = group_name,</text:p>
      <text:p text:style-name="P1"><text:s text:c="8"/>label = ~as.character(id),</text:p>
      <text:p text:style-name="P1"><text:s text:c="8"/>labelOptions = leaflet::labelOptions(</text:p>
      <text:p text:style-name="P1"><text:s text:c="10"/>noHide = TRUE,</text:p>
      <text:p text:style-name="P1"><text:s text:c="10"/>direction = "top",</text:p>
      <text:p text:style-name="P1"><text:s text:c="10"/>offset = c(0, -10),</text:p>
      <text:p text:style-name="P1"><text:s text:c="10"/>textOnly = TRUE,</text:p>
      <text:p text:style-name="P1"><text:s text:c="10"/>style = list(</text:p>
      <text:p text:style-name="P1"><text:s text:c="12"/>"color" <text:s text:c="6"/>= col,</text:p>
      <text:p text:style-name="P1"><text:s text:c="12"/>"font-size" <text:s text:c="2"/>= "10px",</text:p>
      <text:p text:style-name="P1"><text:s text:c="12"/>"font-weight" = "bold",</text:p>
      <text:p text:style-name="P1"><text:s text:c="12"/>"text-shadow" =</text:p>
      <text:p text:style-name="P1"><text:s text:c="14"/>"1px 1px 2px white, -1px -1px 2px white, 1px -1px 2px white, -1px 1px 2px white"</text:p>
      <text:p text:style-name="P1"><text:s text:c="10"/>)</text:p>
      <text:p text:style-name="P1"><text:s text:c="8"/>),</text:p>
      <text:p text:style-name="P1"><text:s text:c="8"/>options = leaflet::pathOptions(pane = "id_labels")</text:p>
      <text:p text:style-name="P1"><text:s text:c="6"/>)</text:p>
      <text:p text:style-name="P1"><text:s text:c="4"/>} else {</text:p>
      <text:p text:style-name="P1"><text:s text:c="6"/>map_obj</text:p>
      <text:p text:style-name="P1"><text:s text:c="4"/>}</text:p>
      <text:p text:style-name="P1"><text:s text:c="2"/>}</text:p>
      <text:p text:style-name="P1"><text:s text:c="2"/></text:p>
      <text:p text:style-name="P1"><text:s text:c="2"/>m &lt;- m |&gt;</text:p>
      <text:p text:style-name="P1"><text:s text:c="4"/>add_id_layer(add_wgs, "ADD IDs", <text:s text:c="3"/>"#0072B2") |&gt;</text:p>
      <text:p text:style-name="P1"><text:s text:c="4"/>add_id_layer(rem_wgs, "REMOVE IDs", "#D95F02") |&gt;</text:p>
      <text:p text:style-name="P1"><text:s text:c="4"/>add_id_layer(gen_wgs, "NONCI IDs", <text:s/>"#E6AB02")</text:p>
      <text:p text:style-name="P1"><text:s text:c="2"/></text:p>
      <text:p text:style-name="P1"><text:s text:c="2"/># controls</text:p>
      <text:p text:style-name="P1"><text:s text:c="2"/>m &lt;- m %&gt;%</text:p>
      <text:p text:style-name="P1"><text:s text:c="4"/>leaflet::addLayersControl(</text:p>
      <text:p text:style-name="P1"><text:soft-page-break/><text:s text:c="6"/>baseGroups = c("Positron"),</text:p>
      <text:p text:style-name="P1"><text:s text:c="6"/>overlayGroups = c(</text:p>
      <text:p text:style-name="P1"><text:s text:c="8"/>"Barcelona boundary", "Tracts", "Area labels",</text:p>
      <text:p text:style-name="P1"><text:s text:c="8"/>"2015 CI", "Added (15→23)", "Removed (15→23)", "2023 CI",</text:p>
      <text:p text:style-name="P1"><text:s text:c="8"/>"General (non-CI) 2023",</text:p>
      <text:p text:style-name="P1"><text:s text:c="8"/>"ADD pts", "REMOVE pts", "NONCI pts",</text:p>
      <text:p text:style-name="P1"><text:s text:c="8"/>"ADD IDs", "REMOVE IDs", "NONCI IDs"</text:p>
      <text:p text:style-name="P1"><text:s text:c="6"/>),</text:p>
      <text:p text:style-name="P1"><text:s text:c="6"/>options = leaflet::layersControlOptions(collapsed = TRUE)</text:p>
      <text:p text:style-name="P1"><text:s text:c="4"/>) %&gt;%</text:p>
      <text:p text:style-name="P1"><text:s text:c="4"/>leaflet::hideGroup(c(</text:p>
      <text:p text:style-name="P1"><text:s text:c="6"/>"2015 CI", "Area labels", "Added (15→23)", "Removed (15→23)", "2023 CI",</text:p>
      <text:p text:style-name="P1"><text:s text:c="6"/>"General (non-CI) 2023",</text:p>
      <text:p text:style-name="P1"><text:s text:c="6"/>"ADD IDs", "REMOVE IDs", "NONCI IDs"</text:p>
      <text:p text:style-name="P1"><text:s text:c="4"/>)) %&gt;%</text:p>
      <text:p text:style-name="P1"><text:s text:c="4"/>leaflet::fitBounds(bounds[1], bounds[2], bounds[3], bounds[4])</text:p>
      <text:p text:style-name="P1"><text:s text:c="2"/></text:p>
      <text:p text:style-name="P1"><text:s text:c="2"/># force popup links to open in a new tab</text:p>
      <text:p text:style-name="P1"><text:s text:c="2"/>m &lt;- htmlwidgets::onRender(m, "</text:p>
      <text:p text:style-name="P1">function(el, x){</text:p>
      <text:p text:style-name="P1"><text:s text:c="2"/>this.on('popupopen', function(e){</text:p>
      <text:p text:style-name="P1"><text:s text:c="4"/>var links = e.popup.getElement().querySelectorAll('a');</text:p>
      <text:p text:style-name="P1"><text:s text:c="4"/>links.forEach(function(a){</text:p>
      <text:p text:style-name="P1"><text:s text:c="6"/>a.setAttribute('target','_blank');</text:p>
      <text:p text:style-name="P1"><text:s text:c="6"/>a.setAttribute('rel','noopener noreferrer');</text:p>
      <text:p text:style-name="P1"><text:s text:c="4"/>});</text:p>
      <text:p text:style-name="P1"><text:s text:c="2"/>});</text:p>
      <text:p text:style-name="P1">}</text:p>
      <text:p text:style-name="P1">")</text:p>
      <text:p text:style-name="P1"><text:s text:c="2"/></text:p>
      <text:p text:style-name="P1"><text:s text:c="2"/># legend</text:p>
      <text:p text:style-name="P1"><text:s text:c="2"/>legend_html &lt;- "</text:p>
      <text:p text:style-name="P1">&lt;div style='background:white; padding:8px; border-radius:4px;</text:p>
      <text:p text:style-name="P1"><text:s text:c="12"/>box-shadow:0 0 4px rgba(0,0,0,0.25); font-size:11px;'&gt;</text:p>
      <text:p text:style-name="P1"><text:s text:c="2"/>&lt;b&gt;Validation points&lt;/b&gt;&lt;br&gt;</text:p>
      <text:p text:style-name="P1"><text:s text:c="2"/>&lt;div style='display:flex; align-items:center; margin-top:4px;'&gt;</text:p>
      <text:p text:style-name="P1"><text:s text:c="4"/>&lt;div style='width:10px; height:10px; border-radius:50%;</text:p>
      <text:p text:style-name="P1"><text:s text:c="16"/>border:1px solid #666666; background:#0072B2;</text:p>
      <text:p text:style-name="P1"><text:s text:c="16"/>margin-right:6px;'&gt;&lt;/div&gt;</text:p>
      <text:p text:style-name="P1"><text:s text:c="4"/>ADD</text:p>
      <text:p text:style-name="P1"><text:s text:c="2"/>&lt;/div&gt;</text:p>
      <text:p text:style-name="P1"><text:s text:c="2"/>&lt;div style='display:flex; align-items:center; margin-top:4px;'&gt;</text:p>
      <text:p text:style-name="P1"><text:s text:c="4"/>&lt;div style='width:10px; height:10px; border-radius:50%;</text:p>
      <text:p text:style-name="P1"><text:s text:c="16"/>border:1px solid #666666; background:#D95F02;</text:p>
      <text:p text:style-name="P1"><text:s text:c="16"/>margin-right:6px;'&gt;&lt;/div&gt;</text:p>
      <text:p text:style-name="P1"><text:s text:c="4"/>REMOVE</text:p>
      <text:p text:style-name="P1"><text:s text:c="2"/>&lt;/div&gt;</text:p>
      <text:p text:style-name="P1"><text:s text:c="2"/>&lt;div style='display:flex; align-items:center; margin-top:4px;'&gt;</text:p>
      <text:p text:style-name="P1"><text:s text:c="4"/>&lt;div style='width:10px; height:10px; border-radius:50%;</text:p>
      <text:p text:style-name="P1"><text:soft-page-break/><text:s text:c="16"/>border:1px solid #666666; background:#E6AB02;</text:p>
      <text:p text:style-name="P1"><text:s text:c="16"/>margin-right:6px;'&gt;&lt;/div&gt;</text:p>
      <text:p text:style-name="P1"><text:s text:c="4"/>NONCI</text:p>
      <text:p text:style-name="P1"><text:s text:c="2"/>&lt;/div&gt;</text:p>
      <text:p text:style-name="P1">&lt;/div&gt;</text:p>
      <text:p text:style-name="P1">"</text:p>
      <text:p text:style-name="P1"><text:s text:c="2"/></text:p>
      <text:p text:style-name="P1"><text:s text:c="2"/>m &lt;- m %&gt;%</text:p>
      <text:p text:style-name="P1"><text:s text:c="4"/>leaflet::addControl(</text:p>
      <text:p text:style-name="P1"><text:s text:c="6"/>html <text:s text:c="4"/>= legend_html,</text:p>
      <text:p text:style-name="P1"><text:s text:c="6"/>position = "bottomright"</text:p>
      <text:p text:style-name="P1"><text:s text:c="4"/>)</text:p>
      <text:p text:style-name="P1"><text:s text:c="2"/></text:p>
      <text:p text:style-name="P1"><text:s text:c="2"/>m</text:p>
      <text:p text:style-name="P1">}</text:p>
      <text:p text:style-name="P1"/>
      <text:p text:style-name="P1"/>
      <text:p text:style-name="P1"># ---- 5) Infra change (interactive) ------------------------------------------</text:p>
      <text:p text:style-name="P1"/>
      <text:p text:style-name="P1">make_infra_change_interactive_map &lt;- function() {</text:p>
      <text:p text:style-name="P1"><text:s text:c="2"/></text:p>
      <text:p text:style-name="P1"><text:s text:c="2"/>col_2015 <text:s text:c="3"/>&lt;- "#4A4A4A"</text:p>
      <text:p text:style-name="P1"><text:s text:c="2"/>col_added <text:s text:c="2"/>&lt;- "#0072B2"</text:p>
      <text:p text:style-name="P1"><text:s text:c="2"/>col_removed &lt;- "#D95F02"</text:p>
      <text:p text:style-name="P1"><text:s text:c="2"/>col_2023 <text:s text:c="3"/>&lt;- "#1B9E77"</text:p>
      <text:p text:style-name="P1"><text:s text:c="2"/>col_nonci <text:s text:c="2"/>&lt;- "#A6761D"</text:p>
      <text:p text:style-name="P1"><text:s text:c="2"/></text:p>
      <text:p text:style-name="P1"><text:s text:c="2"/>alpha_2015 <text:s/>&lt;- 0.65</text:p>
      <text:p text:style-name="P1"><text:s text:c="2"/>alpha_added &lt;- 0.95</text:p>
      <text:p text:style-name="P1"><text:s text:c="2"/>alpha_2023 <text:s/>&lt;- 0.60</text:p>
      <text:p text:style-name="P1"><text:s text:c="2"/>alpha_nonci &lt;- 0.40</text:p>
      <text:p text:style-name="P1"><text:s text:c="2"/></text:p>
      <text:p text:style-name="P1"><text:s text:c="2"/># prep layers (use consistent map layers with fallback)</text:p>
      <text:p text:style-name="P1"><text:s text:c="2"/>bnd_wgs <text:s text:c="4"/>&lt;- get_boundary_wgs()</text:p>
      <text:p text:style-name="P1"><text:s text:c="2"/>cyc15_wgs <text:s text:c="2"/>&lt;- if (exists("cyc15_n")) as_wgs_lines(cyc15_n) else NULL</text:p>
      <text:p text:style-name="P1"><text:s text:c="2"/>added_wgs <text:s text:c="2"/>&lt;- if (!is.null(added_map) <text:s text:c="2"/>&amp;&amp; inherits(added_map, "sf") <text:s text:c="2"/>&amp;&amp; nrow(added_map)) <text:s text:c="2"/>as_wgs_lines(added_map) <text:s text:c="2"/>else NULL</text:p>
      <text:p text:style-name="P1"><text:s text:c="2"/>removed_wgs &lt;- if (!is.null(removed_map) &amp;&amp; inherits(removed_map, "sf") &amp;&amp; nrow(removed_map)) as_wgs_lines(removed_map) else NULL</text:p>
      <text:p text:style-name="P1"><text:s text:c="2"/>cyc23_wgs <text:s text:c="2"/>&lt;- if (exists("cyc23_n")) as_wgs_lines(cyc23_n) else NULL</text:p>
      <text:p text:style-name="P1"><text:s text:c="2"/>nonci_wgs &lt;- if (exists("nonci1523_n") &amp;&amp; inherits(nonci1523_n, "sf") &amp;&amp; nrow(nonci1523_n)) {</text:p>
      <text:p text:style-name="P1"><text:s text:c="4"/>as_wgs_lines(nonci1523_n)</text:p>
      <text:p text:style-name="P1"><text:s text:c="2"/>} else if (exists("nonci1523") &amp;&amp; inherits(nonci1523, "sf") &amp;&amp; nrow(nonci1523)) {</text:p>
      <text:p text:style-name="P1"><text:s text:c="4"/>as_wgs_lines(nonci1523)</text:p>
      <text:p text:style-name="P1"><text:s text:c="2"/>} else {</text:p>
      <text:p text:style-name="P1"><text:s text:c="4"/>NULL</text:p>
      <text:p text:style-name="P1"><text:s text:c="2"/>}</text:p>
      <text:p text:style-name="P1"><text:s text:c="2"/></text:p>
      <text:p text:style-name="P1"><text:s text:c="2"/></text:p>
      <text:p text:style-name="P1"><text:soft-page-break/><text:s text:c="2"/># bounds</text:p>
      <text:p text:style-name="P1"><text:s text:c="2"/>get_bbox &lt;- function(obj) {</text:p>
      <text:p text:style-name="P1"><text:s text:c="4"/>if (!is.null(obj) &amp;&amp; inherits(obj, "sf") &amp;&amp; nrow(obj)) sf::st_bbox(obj) else NULL</text:p>
      <text:p text:style-name="P1"><text:s text:c="2"/>}</text:p>
      <text:p text:style-name="P1"><text:s text:c="2"/></text:p>
      <text:p text:style-name="P1"><text:s text:c="2"/>bb &lt;- if (!is.null(bnd_wgs) &amp;&amp; nrow(bnd_wgs)) {</text:p>
      <text:p text:style-name="P1"><text:s text:c="4"/>get_bbox(bnd_wgs)</text:p>
      <text:p text:style-name="P1"><text:s text:c="2"/>} else {</text:p>
      <text:p text:style-name="P1"><text:s text:c="4"/>cands &lt;- Filter(</text:p>
      <text:p text:style-name="P1"><text:s text:c="6"/>Negate(is.null),</text:p>
      <text:p text:style-name="P1"><text:s text:c="6"/>lapply(list(cyc15_wgs, added_wgs, removed_wgs, cyc23_wgs, nonci_wgs), get_bbox)</text:p>
      <text:p text:style-name="P1"><text:s text:c="4"/>)</text:p>
      <text:p text:style-name="P1"><text:s text:c="4"/>if (length(cands)) {</text:p>
      <text:p text:style-name="P1"><text:s text:c="6"/>mins &lt;- do.call(pmin, lapply(cands, function(b) c(b["xmin"], b["ymin"])))</text:p>
      <text:p text:style-name="P1"><text:s text:c="6"/>maxs &lt;- do.call(pmax, lapply(cands, function(b) c(b["xmax"], b["ymax"])))</text:p>
      <text:p text:style-name="P1"><text:s text:c="6"/>c(</text:p>
      <text:p text:style-name="P1"><text:s text:c="8"/>xmin = as.numeric(mins[1]),</text:p>
      <text:p text:style-name="P1"><text:s text:c="8"/>ymin = as.numeric(mins[2]),</text:p>
      <text:p text:style-name="P1"><text:s text:c="8"/>xmax = as.numeric(maxs[1]),</text:p>
      <text:p text:style-name="P1"><text:s text:c="8"/>ymax = as.numeric(maxs[2])</text:p>
      <text:p text:style-name="P1"><text:s text:c="6"/>)</text:p>
      <text:p text:style-name="P1"><text:s text:c="4"/>} else {</text:p>
      <text:p text:style-name="P1"><text:s text:c="6"/>c(xmin = 2.05, ymin = 41.30, xmax = 2.25, ymax = 41.45)</text:p>
      <text:p text:style-name="P1"><text:s text:c="4"/>}</text:p>
      <text:p text:style-name="P1"><text:s text:c="2"/>}</text:p>
      <text:p text:style-name="P1"><text:s text:c="2"/></text:p>
      <text:p text:style-name="P1"><text:s text:c="2"/>bounds &lt;- as.numeric(bb[c("xmin", "ymin", "xmax", "ymax")])</text:p>
      <text:p text:style-name="P1"><text:s text:c="2"/></text:p>
      <text:p text:style-name="P1"><text:s text:c="2"/># base map</text:p>
      <text:p text:style-name="P1"><text:s text:c="2"/>m &lt;- leaflet::leaflet(options = leaflet::leafletOptions(preferCanvas = TRUE)) %&gt;%</text:p>
      <text:p text:style-name="P1"><text:s text:c="4"/>leaflet::addProviderTiles("CartoDB.Positron", group = "Positron") %&gt;%</text:p>
      <text:p text:style-name="P1"><text:s text:c="4"/>leaflet::addMapPane("nets", <text:s text:c="4"/>zIndex = 420) %&gt;%</text:p>
      <text:p text:style-name="P1"><text:s text:c="4"/>leaflet::addMapPane("boundary", zIndex = 430)</text:p>
      <text:p text:style-name="P1"><text:s text:c="2"/></text:p>
      <text:p text:style-name="P1"><text:s text:c="2"/># boundary</text:p>
      <text:p text:style-name="P1"><text:s text:c="2"/>if (!is.null(bnd_wgs) &amp;&amp; nrow(bnd_wgs)) {</text:p>
      <text:p text:style-name="P1"><text:s text:c="4"/>m &lt;- m %&gt;% leaflet::addPolylines(</text:p>
      <text:p text:style-name="P1"><text:s text:c="6"/>data <text:s text:c="3"/>= bnd_wgs,</text:p>
      <text:p text:style-name="P1"><text:s text:c="6"/>group <text:s text:c="2"/>= "Barcelona boundary",</text:p>
      <text:p text:style-name="P1"><text:s text:c="6"/>color <text:s text:c="2"/>= "#111827",</text:p>
      <text:p text:style-name="P1"><text:s text:c="6"/>weight <text:s/>= 1,</text:p>
      <text:p text:style-name="P1"><text:s text:c="6"/>opacity = 0.95,</text:p>
      <text:p text:style-name="P1"><text:s text:c="6"/>options = leaflet::pathOptions(pane = "boundary")</text:p>
      <text:p text:style-name="P1"><text:s text:c="4"/>)</text:p>
      <text:p text:style-name="P1"><text:s text:c="2"/>}</text:p>
      <text:p text:style-name="P1"><text:s text:c="2"/></text:p>
      <text:p text:style-name="P1"><text:s text:c="2"/># networks</text:p>
      <text:p text:style-name="P1"><text:s text:c="2"/>if (!is.null(cyc15_wgs)) {</text:p>
      <text:p text:style-name="P1"><text:s text:c="4"/>m &lt;- m %&gt;% leaflet::addPolylines(</text:p>
      <text:p text:style-name="P1"><text:soft-page-break/><text:s text:c="6"/>data <text:s text:c="3"/>= cyc15_wgs,</text:p>
      <text:p text:style-name="P1"><text:s text:c="6"/>group <text:s text:c="2"/>= "2015 CI",</text:p>
      <text:p text:style-name="P1"><text:s text:c="6"/>weight <text:s/>= 2,</text:p>
      <text:p text:style-name="P1"><text:s text:c="6"/>color <text:s text:c="2"/>= col_2015,</text:p>
      <text:p text:style-name="P1"><text:s text:c="6"/>opacity = alpha_2015,</text:p>
      <text:p text:style-name="P1"><text:s text:c="6"/>options = leaflet::pathOptions(pane = "nets")</text:p>
      <text:p text:style-name="P1"><text:s text:c="4"/>)</text:p>
      <text:p text:style-name="P1"><text:s text:c="2"/>}</text:p>
      <text:p text:style-name="P1"><text:s text:c="2"/></text:p>
      <text:p text:style-name="P1"><text:s text:c="2"/>if (!is.null(added_wgs)) {</text:p>
      <text:p text:style-name="P1"><text:s text:c="4"/>m &lt;- m %&gt;% leaflet::addPolylines(</text:p>
      <text:p text:style-name="P1"><text:s text:c="6"/>data <text:s text:c="3"/>= added_wgs,</text:p>
      <text:p text:style-name="P1"><text:s text:c="6"/>group <text:s text:c="2"/>= "Added (15→23)",</text:p>
      <text:p text:style-name="P1"><text:s text:c="6"/>weight <text:s/>= 2,</text:p>
      <text:p text:style-name="P1"><text:s text:c="6"/>color <text:s text:c="2"/>= col_added,</text:p>
      <text:p text:style-name="P1"><text:s text:c="6"/>opacity = alpha_added,</text:p>
      <text:p text:style-name="P1"><text:s text:c="6"/>options = leaflet::pathOptions(pane = "nets")</text:p>
      <text:p text:style-name="P1"><text:s text:c="4"/>)</text:p>
      <text:p text:style-name="P1"><text:s text:c="2"/>}</text:p>
      <text:p text:style-name="P1"><text:s text:c="2"/></text:p>
      <text:p text:style-name="P1"><text:s text:c="2"/>if (!is.null(removed_wgs)) {</text:p>
      <text:p text:style-name="P1"><text:s text:c="4"/>m &lt;- m %&gt;% leaflet::addPolylines(</text:p>
      <text:p text:style-name="P1"><text:s text:c="6"/>data <text:s text:c="3"/>= removed_wgs,</text:p>
      <text:p text:style-name="P1"><text:s text:c="6"/>group <text:s text:c="2"/>= "Removed (15→23)",</text:p>
      <text:p text:style-name="P1"><text:s text:c="6"/>weight <text:s/>= 2,</text:p>
      <text:p text:style-name="P1"><text:s text:c="6"/>color <text:s text:c="2"/>= col_removed,</text:p>
      <text:p text:style-name="P1"><text:s text:c="6"/>opacity = 0.9,</text:p>
      <text:p text:style-name="P1"><text:s text:c="6"/>options = leaflet::pathOptions(pane = "nets")</text:p>
      <text:p text:style-name="P1"><text:s text:c="4"/>)</text:p>
      <text:p text:style-name="P1"><text:s text:c="2"/>}</text:p>
      <text:p text:style-name="P1"><text:s text:c="2"/></text:p>
      <text:p text:style-name="P1"><text:s text:c="2"/>if (!is.null(cyc23_wgs)) {</text:p>
      <text:p text:style-name="P1"><text:s text:c="4"/>m &lt;- m %&gt;% leaflet::addPolylines(</text:p>
      <text:p text:style-name="P1"><text:s text:c="6"/>data <text:s text:c="3"/>= cyc23_wgs,</text:p>
      <text:p text:style-name="P1"><text:s text:c="6"/>group <text:s text:c="2"/>= "2023 CI",</text:p>
      <text:p text:style-name="P1"><text:s text:c="6"/>weight <text:s/>= 2,</text:p>
      <text:p text:style-name="P1"><text:s text:c="6"/>color <text:s text:c="2"/>= col_2023,</text:p>
      <text:p text:style-name="P1"><text:s text:c="6"/>opacity = alpha_2023,</text:p>
      <text:p text:style-name="P1"><text:s text:c="6"/>options = leaflet::pathOptions(pane = "nets")</text:p>
      <text:p text:style-name="P1"><text:s text:c="4"/>)</text:p>
      <text:p text:style-name="P1"><text:s text:c="2"/>}</text:p>
      <text:p text:style-name="P1"><text:s text:c="2"/></text:p>
      <text:p text:style-name="P1"><text:s text:c="2"/>if (!is.null(nonci_wgs)) {</text:p>
      <text:p text:style-name="P1"><text:s text:c="4"/>m &lt;- m %&gt;% leaflet::addPolylines(</text:p>
      <text:p text:style-name="P1"><text:s text:c="6"/>data <text:s text:c="8"/>= nonci_wgs,</text:p>
      <text:p text:style-name="P1"><text:s text:c="6"/>group <text:s text:c="7"/>= "General (non-CI) 2023",</text:p>
      <text:p text:style-name="P1"><text:s text:c="6"/>weight <text:s text:c="6"/>= 1,</text:p>
      <text:p text:style-name="P1"><text:s text:c="6"/>color <text:s text:c="7"/>= col_nonci,</text:p>
      <text:p text:style-name="P1"><text:s text:c="6"/>opacity <text:s text:c="5"/>= alpha_nonci,</text:p>
      <text:p text:style-name="P1"><text:soft-page-break/><text:s text:c="6"/>options <text:s text:c="5"/>= leaflet::pathOptions(pane = "nets"),</text:p>
      <text:p text:style-name="P1"><text:s text:c="6"/>smoothFactor = 0.5</text:p>
      <text:p text:style-name="P1"><text:s text:c="4"/>)</text:p>
      <text:p text:style-name="P1"><text:s text:c="2"/>}</text:p>
      <text:p text:style-name="P1"><text:s text:c="2"/></text:p>
      <text:p text:style-name="P1"><text:s text:c="2"/>m &lt;- m %&gt;%</text:p>
      <text:p text:style-name="P1"><text:s text:c="4"/>leaflet::addLayersControl(</text:p>
      <text:p text:style-name="P1"><text:s text:c="6"/>baseGroups <text:s text:c="3"/>= c("Positron"),</text:p>
      <text:p text:style-name="P1"><text:s text:c="6"/>overlayGroups = c(</text:p>
      <text:p text:style-name="P1"><text:s text:c="8"/>"Barcelona boundary", "2015 CI", "Added (15→23)",</text:p>
      <text:p text:style-name="P1"><text:s text:c="8"/>"Removed (15→23)", "2023 CI", "General (non-CI) 2023"</text:p>
      <text:p text:style-name="P1"><text:s text:c="6"/>),</text:p>
      <text:p text:style-name="P1"><text:s text:c="6"/>options = leaflet::layersControlOptions(collapsed = TRUE)</text:p>
      <text:p text:style-name="P1"><text:s text:c="4"/>) %&gt;%</text:p>
      <text:p text:style-name="P1"><text:s text:c="4"/>leaflet::hideGroup(c("2023 CI", "General (non-CI) 2023")) %&gt;%</text:p>
      <text:p text:style-name="P1"><text:s text:c="4"/>leaflet::fitBounds(bounds[1], bounds[2], bounds[3], bounds[4])</text:p>
      <text:p text:style-name="P1"><text:s text:c="2"/></text:p>
      <text:p text:style-name="P1"><text:s text:c="2"/>legend_html &lt;- "</text:p>
      <text:p text:style-name="P1">&lt;div style='background:white; padding:8px; border-radius:4px;</text:p>
      <text:p text:style-name="P1"><text:s text:c="12"/>box-shadow:0 0 4px rgba(0,0,0,0.2); font-size:11px;'&gt;</text:p>
      <text:p text:style-name="P1"><text:s text:c="2"/>&lt;b&gt;Layers&lt;/b&gt;&lt;br&gt;</text:p>
      <text:p text:style-name="P1"/>
      <text:p text:style-name="P1"><text:s text:c="2"/>&lt;div style='display:flex; align-items:center; margin-top:4px;'&gt;</text:p>
      <text:p text:style-name="P1"><text:s text:c="4"/>&lt;div style='width:24px; height:0; border-top:3px solid #4A4A4A; margin-right:6px;'&gt;&lt;/div&gt;</text:p>
      <text:p text:style-name="P1"><text:s text:c="4"/>2015 CI</text:p>
      <text:p text:style-name="P1"><text:s text:c="2"/>&lt;/div&gt;</text:p>
      <text:p text:style-name="P1"/>
      <text:p text:style-name="P1"><text:s text:c="2"/>&lt;div style='display:flex; align-items:center; margin-top:4px;'&gt;</text:p>
      <text:p text:style-name="P1"><text:s text:c="4"/>&lt;div style='width:24px; height:0; border-top:3px solid #0072B2; margin-right:6px;'&gt;&lt;/div&gt;</text:p>
      <text:p text:style-name="P1"><text:s text:c="4"/>Added (15–23)</text:p>
      <text:p text:style-name="P1"><text:s text:c="2"/>&lt;/div&gt;</text:p>
      <text:p text:style-name="P1"/>
      <text:p text:style-name="P1"><text:s text:c="2"/>&lt;div style='display:flex; align-items:center; margin-top:4px;'&gt;</text:p>
      <text:p text:style-name="P1"><text:s text:c="4"/>&lt;div style='width:24px; height:0; border-top:3px solid #D95F02; margin-right:6px;'&gt;&lt;/div&gt;</text:p>
      <text:p text:style-name="P1"><text:s text:c="4"/>Removed (15–23)</text:p>
      <text:p text:style-name="P1"><text:s text:c="2"/>&lt;/div&gt;</text:p>
      <text:p text:style-name="P1"/>
      <text:p text:style-name="P1">&lt;/div&gt;</text:p>
      <text:p text:style-name="P1">"</text:p>
      <text:p text:style-name="P1"><text:s text:c="2"/></text:p>
      <text:p text:style-name="P1"><text:s text:c="2"/>m &lt;- m %&gt;%</text:p>
      <text:p text:style-name="P1"><text:s text:c="4"/>leaflet::addControl(</text:p>
      <text:p text:style-name="P1"><text:s text:c="6"/>html <text:s text:c="4"/>= legend_html,</text:p>
      <text:p text:style-name="P1"><text:s text:c="6"/>position = "bottomright"</text:p>
      <text:p text:style-name="P1"><text:s text:c="4"/>)</text:p>
      <text:p text:style-name="P1"><text:s text:c="2"/></text:p>
      <text:p text:style-name="P1"><text:s text:c="2"/>m</text:p>
      <text:p text:style-name="P1">}</text:p>
      <text:p text:style-name="P1"/>
      <text:p text:style-name="P1"><text:soft-page-break/></text:p>
      <text:p text:style-name="P1"># ---- 6) Export interactive maps as HTML supplements -------------------------</text:p>
      <text:p text:style-name="P1"/>
      <text:p text:style-name="P1"># 1) Validation points interactive map</text:p>
      <text:p text:style-name="P1">val_map_widget &lt;- make_validation_points_interactive_map()</text:p>
      <text:p text:style-name="P1"/>
      <text:p text:style-name="P1">htmlwidgets::saveWidget(</text:p>
      <text:p text:style-name="P1"><text:s text:c="2"/>widget <text:s text:c="7"/>= val_map_widget,</text:p>
      <text:p text:style-name="P1"><text:s text:c="2"/>file <text:s text:c="9"/>= "../supplements/validation_points_map.html",</text:p>
      <text:p text:style-name="P1"><text:s text:c="2"/>selfcontained = TRUE</text:p>
      <text:p text:style-name="P1">)</text:p>
      <text:p text:style-name="P1"/>
      <text:p text:style-name="P1"># 2) Infrastructure change interactive map</text:p>
      <text:p text:style-name="P1">infra_map_widget &lt;- make_infra_change_interactive_map()</text:p>
      <text:p text:style-name="P1"/>
      <text:p text:style-name="P1">htmlwidgets::saveWidget(</text:p>
      <text:p text:style-name="P1"><text:s text:c="2"/>widget <text:s text:c="7"/>= infra_map_widget,</text:p>
      <text:p text:style-name="P1"><text:s text:c="2"/>file <text:s text:c="9"/>= "../supplements/infra_change_map.html",</text:p>
      <text:p text:style-name="P1"><text:s text:c="2"/>selfcontained = TRUE</text:p>
      <text:p text:style-name="P1">)</text:p>
      <text:p text:style-name="P1"/>
      <text:p text:style-name="P1"/>
      <text:p text:style-name="P1"># ================================================================</text:p>
      <text:p text:style-name="P1"># 99_workflow_diagram.R</text:p>
      <text:p text:style-name="P1"># Create/update a workflow diagram of the pipeline steps and data products.</text:p>
      <text:p text:style-name="P1">#</text:p>
      <text:p text:style-name="P1"># Inputs: <text:s/>pipeline definitions</text:p>
      <text:p text:style-name="P1"># Outputs: workflow diagram file</text:p>
      <text:p text:style-name="P1"># ================================================================</text:p>
      <text:p text:style-name="P1"/>
      <text:p text:style-name="P1">dot &lt;- grViz("</text:p>
      <text:p text:style-name="P1">digraph {</text:p>
      <text:p text:style-name="P1"><text:s text:c="2"/>graph [rankdir=TB, splines=true, nodesep=0.6, ranksep=0.7]</text:p>
      <text:p text:style-name="P1"><text:s text:c="2"/>node <text:s/>[shape=box, style=\"rounded,filled\",</text:p>
      <text:p text:style-name="P1"><text:s text:c="9"/>fontsize=26, fontname=\"Helvetica, Arial\",</text:p>
      <text:p text:style-name="P1"><text:s text:c="9"/>color=\"#2f3b52\", fontcolor=\"#1f2937\",</text:p>
      <text:p text:style-name="P1"><text:s text:c="9"/>penwidth=1.2, fillcolor=\"#f7f9fc\", margin=0.10]</text:p>
      <text:p text:style-name="P1"><text:s text:c="2"/>edge <text:s/>[color=\"#6b7280\", arrowsize=0.9]</text:p>
      <text:p text:style-name="P1"/>
      <text:p text:style-name="P1"><text:s text:c="2"/>A [width=6.5, label=&lt;</text:p>
      <text:p text:style-name="P1"><text:s text:c="4"/>&lt;TABLE BORDER=\"0\" CELLBORDER=\"0\" CELLPADDING=\"8\"&gt;</text:p>
      <text:p text:style-name="P1"><text:s text:c="6"/>&lt;TR&gt;&lt;TD&gt;&lt;B&gt;1) Build OSM cycling networks&lt;/B&gt;&lt;/TD&gt;&lt;/TR&gt;</text:p>
      <text:p text:style-name="P1"><text:s text:c="6"/>&lt;TR&gt;&lt;TD&gt;Extract 2016-01-01 and 2024-01-01;&lt;BR/&gt;</text:p>
      <text:p text:style-name="P1"><text:s text:c="14"/>classify cycling vs non-cycling segments&lt;/TD&gt;&lt;/TR&gt;</text:p>
      <text:p text:style-name="P1"><text:s text:c="4"/>&lt;/TABLE&gt;</text:p>
      <text:p text:style-name="P1"><text:s text:c="2"/>&gt;]</text:p>
      <text:p text:style-name="P1"/>
      <text:p text:style-name="P1"><text:s text:c="2"/>B [width=6.5, label=&lt;</text:p>
      <text:p text:style-name="P1"><text:s text:c="4"/>&lt;TABLE BORDER=\"0\" CELLBORDER=\"0\" CELLPADDING=\"8\"&gt;</text:p>
      <text:p text:style-name="P1"><text:soft-page-break/><text:s text:c="6"/>&lt;TR&gt;&lt;TD&gt;&lt;B&gt;2) Detect OSM network change&lt;/B&gt;&lt;/TD&gt;&lt;/TR&gt;</text:p>
      <text:p text:style-name="P1"><text:s text:c="6"/>&lt;TR&gt;&lt;TD&gt;Geometric differencing 2015 to 2023;&lt;BR/&gt;</text:p>
      <text:p text:style-name="P1"><text:s text:c="14"/>flag ADD and REMOVE;&lt;BR/&gt;</text:p>
      <text:p text:style-name="P1"><text:s text:c="14"/>drop short segments and realignments&lt;/TD&gt;&lt;/TR&gt;</text:p>
      <text:p text:style-name="P1"><text:s text:c="4"/>&lt;/TABLE&gt;</text:p>
      <text:p text:style-name="P1"><text:s text:c="2"/>&gt;]</text:p>
      <text:p text:style-name="P1"/>
      <text:p text:style-name="P1"><text:s text:c="2"/>C [width=6.5, label=&lt;</text:p>
      <text:p text:style-name="P1"><text:s text:c="4"/>&lt;TABLE BORDER=\"0\" CELLBORDER=\"0\" CELLPADDING=\"8\"&gt;</text:p>
      <text:p text:style-name="P1"><text:s text:c="6"/>&lt;TR&gt;&lt;TD&gt;&lt;B&gt;3) Design stratified GSV sample&lt;/B&gt;&lt;/TD&gt;&lt;/TR&gt;</text:p>
      <text:p text:style-name="P1"><text:s text:c="6"/>&lt;TR&gt;&lt;TD&gt;Stratify tracts by density x centrality (3x3);&lt;BR/&gt;</text:p>
      <text:p text:style-name="P1"><text:s text:c="14"/>sample 6 tracts per stratum;&lt;BR/&gt;</text:p>
      <text:p text:style-name="P1"><text:s text:c="14"/>length weighted ADD / REMOVE / NONCI segments&lt;/TD&gt;&lt;/TR&gt;</text:p>
      <text:p text:style-name="P1"><text:s text:c="4"/>&lt;/TABLE&gt;</text:p>
      <text:p text:style-name="P1"><text:s text:c="2"/>&gt;]</text:p>
      <text:p text:style-name="P1"/>
      <text:p text:style-name="P1"><text:s text:c="2"/>D [width=7, label=&lt;</text:p>
      <text:p text:style-name="P1"><text:s text:c="4"/>&lt;TABLE BORDER=\"0\" CELLBORDER=\"0\" CELLPADDING=\"8\"&gt;</text:p>
      <text:p text:style-name="P1"><text:s text:c="6"/>&lt;TR&gt;&lt;TD&gt;&lt;B&gt;4) Inspect and code GSV&lt;/B&gt;&lt;/TD&gt;&lt;/TR&gt;</text:p>
      <text:p text:style-name="P1"><text:s text:c="6"/>&lt;TR&gt;&lt;TD&gt;Anchor years 2015 and 2023 (+/-1 year);&lt;BR/&gt;</text:p>
      <text:p text:style-name="P1"><text:s text:c="14"/>code 1 / 0 / NA at sampled points;&lt;BR/&gt;</text:p>
      <text:p text:style-name="P1"><text:s text:c="14"/>compare GSV patterns with OSM change&lt;/TD&gt;&lt;/TR&gt;</text:p>
      <text:p text:style-name="P1"><text:s text:c="4"/>&lt;/TABLE&gt;</text:p>
      <text:p text:style-name="P1"><text:s text:c="2"/>&gt;]</text:p>
      <text:p text:style-name="P1"/>
      <text:p text:style-name="P1"><text:s text:c="2"/>E [width=6, label=&lt;</text:p>
      <text:p text:style-name="P1"><text:s text:c="4"/>&lt;TABLE BORDER=\"0\" CELLBORDER=\"0\" CELLPADDING=\"8\"&gt;</text:p>
      <text:p text:style-name="P1"><text:s text:c="6"/>&lt;TR&gt;&lt;TD&gt;&lt;B&gt;5) Evaluate OSM performance&lt;/B&gt;&lt;/TD&gt;&lt;/TR&gt;</text:p>
      <text:p text:style-name="P1"><text:s text:c="6"/>&lt;TR&gt;&lt;TD&gt;Derive TP / FP / FN;&lt;BR/&gt;</text:p>
      <text:p text:style-name="P1"><text:s text:c="14"/>compute precision, recall, F1&lt;BR/&gt;</text:p>
      <text:p text:style-name="P1"><text:s text:c="14"/>with 95 percent confidence intervals&lt;/TD&gt;&lt;/TR&gt;</text:p>
      <text:p text:style-name="P1"><text:s text:c="4"/>&lt;/TABLE&gt;</text:p>
      <text:p text:style-name="P1"><text:s text:c="2"/>&gt;]</text:p>
      <text:p text:style-name="P1"/>
      <text:p text:style-name="P1"><text:s text:c="2"/>subgraph cluster_osm {</text:p>
      <text:p text:style-name="P1"><text:s text:c="4"/>label = \"OSM temporal differencing\";</text:p>
      <text:p text:style-name="P1"><text:s text:c="4"/>labelloc = \"t\";</text:p>
      <text:p text:style-name="P1"><text:s text:c="4"/>fontsize = 22;</text:p>
      <text:p text:style-name="P1"><text:s text:c="4"/>fontname = \"Helvetica, Arial\";</text:p>
      <text:p text:style-name="P1"><text:s text:c="4"/>style = \"rounded,dashed\";</text:p>
      <text:p text:style-name="P1"><text:s text:c="4"/>color = \"#CBD5E1\";</text:p>
      <text:p text:style-name="P1"><text:s text:c="4"/>A; B;</text:p>
      <text:p text:style-name="P1"><text:s text:c="2"/>}</text:p>
      <text:p text:style-name="P1"/>
      <text:p text:style-name="P1"><text:s text:c="2"/>subgraph cluster_gsv {</text:p>
      <text:p text:style-name="P1"><text:s text:c="4"/>label = \"Stratified GSV validation\";</text:p>
      <text:p text:style-name="P1"><text:s text:c="4"/>labelloc = \"t\";</text:p>
      <text:p text:style-name="P1"><text:s text:c="4"/>fontsize = 22;</text:p>
      <text:p text:style-name="P1"><text:s text:c="4"/>fontname = \"Helvetica, Arial\";</text:p>
      <text:p text:style-name="P1"><text:soft-page-break/><text:s text:c="4"/>style = \"rounded,dashed\";</text:p>
      <text:p text:style-name="P1"><text:s text:c="4"/>color = \"#CBD5E1\";</text:p>
      <text:p text:style-name="P1"><text:s text:c="4"/>C; D; E;</text:p>
      <text:p text:style-name="P1"><text:s text:c="2"/>}</text:p>
      <text:p text:style-name="P1"/>
      <text:p text:style-name="P1"><text:s text:c="2"/>A -&gt; B -&gt; C -&gt; D -&gt; E</text:p>
      <text:p text:style-name="P1">}</text:p>
      <text:p text:style-name="P1">")</text:p>
      <text:p text:style-name="P1"/>
      <text:p text:style-name="P1"># Ensure output folder exists</text:p>
      <text:p text:style-name="P1">dir.create("../figs", recursive = TRUE, showWarnings = FALSE)</text:p>
      <text:p text:style-name="P1"/>
      <text:p text:style-name="P1"># Export to SVG/PNG</text:p>
      <text:p text:style-name="P1">svg_txt &lt;- export_svg(dot)</text:p>
      <text:p text:style-name="P1">rsvg_svg(charToRaw(svg_txt), file = "../figs/flowchart.svg")</text:p>
      <text:p text:style-name="P1">rsvg_png(</text:p>
      <text:p text:style-name="P1"><text:s text:c="2"/>charToRaw(svg_txt),</text:p>
      <text:p text:style-name="P1"><text:s text:c="2"/>file <text:s text:c="2"/>= "../figs/flowchart.png",</text:p>
      <text:p text:style-name="P1"><text:s text:c="2"/>width <text:s/>= 1400,</text:p>
      <text:p text:style-name="P1"><text:s text:c="2"/>height = 2400</text:p>
      <text:p text:style-name="P1">)</text:p>
      <text:p text:style-name="P1"/>
      <text:p text:style-name="P1"># ================================================================</text:p>
      <text:p text:style-name="P1"># utils_ci.R</text:p>
      <text:p text:style-name="P1"># Shared helpers for extracting and cleaning cycling infrastructure</text:p>
      <text:p text:style-name="P1"># (CI) from OSM sf "lines" using tag-based rules.</text:p>
      <text:p text:style-name="P1">#</text:p>
      <text:p text:style-name="P1"># Inputs: OSM sf object of LINESTRING/MULTILINESTRING features ("lines") with tag columns</text:p>
      <text:p text:style-name="P1"># Outputs: Helper functions (has_cycleway_vals, pick_cycle_infra, drop_onroad_near_cycleway)</text:p>
      <text:p text:style-name="P1"># ================================================================</text:p>
      <text:p text:style-name="P1"/>
      <text:p text:style-name="P1"># --- value sets (strong+moderate only)</text:p>
      <text:p text:style-name="P1">STRONG_VALS <text:s text:c="2"/>&lt;- c("track", "opposite_track")</text:p>
      <text:p text:style-name="P1">MODERATE_VALS &lt;- c("lane", <text:s/>"opposite_lane")</text:p>
      <text:p text:style-name="P1"/>
      <text:p text:style-name="P1"># --- cycleway* column detection MUST match getting (^cycleway($|[:_]))</text:p>
      <text:p text:style-name="P1">cycleway_cols &lt;- function(x) {</text:p>
      <text:p text:style-name="P1"><text:s text:c="2"/>names(x)[grepl("^cycleway($|[:_])", names(x), ignore.case = TRUE)]</text:p>
      <text:p text:style-name="P1">}</text:p>
      <text:p text:style-name="P1"/>
      <text:p text:style-name="P1">has_cycleway_vals &lt;- function(x, vals) {</text:p>
      <text:p text:style-name="P1"><text:s text:c="2"/>cols &lt;- cycleway_cols(x)</text:p>
      <text:p text:style-name="P1"><text:s text:c="2"/>if (!length(cols)) return(rep(FALSE, nrow(x)))</text:p>
      <text:p text:style-name="P1"><text:s text:c="2"/></text:p>
      <text:p text:style-name="P1"><text:s text:c="2"/>vals &lt;- tolower(vals)</text:p>
      <text:p text:style-name="P1"><text:s text:c="2"/>out <text:s/>&lt;- rep(FALSE, nrow(x))</text:p>
      <text:p text:style-name="P1"><text:s text:c="2"/></text:p>
      <text:p text:style-name="P1"><text:s text:c="2"/>for (cc in cols) {</text:p>
      <text:p text:style-name="P1"><text:s text:c="4"/>v &lt;- tolower(trimws(as.character(x[[cc]])))</text:p>
      <text:p text:style-name="P1"><text:soft-page-break/><text:s text:c="4"/>v[is.na(v)] &lt;- ""</text:p>
      <text:p text:style-name="P1"><text:s text:c="4"/>hit &lt;- vapply(</text:p>
      <text:p text:style-name="P1"><text:s text:c="6"/>strsplit(v, ";", fixed = TRUE),</text:p>
      <text:p text:style-name="P1"><text:s text:c="6"/>function(parts) any(trimws(parts) %in% vals),</text:p>
      <text:p text:style-name="P1"><text:s text:c="6"/>logical(1)</text:p>
      <text:p text:style-name="P1"><text:s text:c="4"/>)</text:p>
      <text:p text:style-name="P1"><text:s text:c="4"/>out &lt;- out | hit</text:p>
      <text:p text:style-name="P1"><text:s text:c="2"/>}</text:p>
      <text:p text:style-name="P1"><text:s text:c="2"/>out</text:p>
      <text:p text:style-name="P1">}</text:p>
      <text:p text:style-name="P1"/>
      <text:p text:style-name="P1"># --- classification MUST match getting:</text:p>
      <text:p text:style-name="P1"># strong_ci if highway=cycleway OR has track/opposite_track</text:p>
      <text:p text:style-name="P1"># moderate_ci if not strong, but has lane/opposite_lane</text:p>
      <text:p text:style-name="P1"/>
      <text:p text:style-name="P1">classify_cycle_cat &lt;- function(x) {</text:p>
      <text:p text:style-name="P1"><text:s text:c="2"/>stopifnot(inherits(x, "sf"))</text:p>
      <text:p text:style-name="P1"><text:s text:c="2"/></text:p>
      <text:p text:style-name="P1"><text:s text:c="2"/>if (!nrow(x)) {</text:p>
      <text:p text:style-name="P1"><text:s text:c="4"/>x$cycle_cat &lt;- character(0)</text:p>
      <text:p text:style-name="P1"><text:s text:c="4"/>return(x)</text:p>
      <text:p text:style-name="P1"><text:s text:c="2"/>}</text:p>
      <text:p text:style-name="P1"><text:s text:c="2"/></text:p>
      <text:p text:style-name="P1"><text:s text:c="2"/>highway &lt;- .get_chr(x, "highway")</text:p>
      <text:p text:style-name="P1"><text:s text:c="2"/>is_cycleway_geom &lt;- !is.na(highway) &amp; highway == "cycleway"</text:p>
      <text:p text:style-name="P1"><text:s text:c="2"/></text:p>
      <text:p text:style-name="P1"><text:s text:c="2"/># Previous behaviour: treat cycleway=lane/track the same everywhere,</text:p>
      <text:p text:style-name="P1"><text:s text:c="2"/># including on footway/path/pedestrian (so "pavement lanes" are included).</text:p>
      <text:p text:style-name="P1"><text:s text:c="2"/>has_strong <text:s text:c="2"/>&lt;- has_cycleway_vals(x, STRONG_VALS)</text:p>
      <text:p text:style-name="P1"><text:s text:c="2"/>has_moderate &lt;- has_cycleway_vals(x, MODERATE_VALS)</text:p>
      <text:p text:style-name="P1"><text:s text:c="2"/></text:p>
      <text:p text:style-name="P1"><text:s text:c="2"/>x$cycle_cat &lt;- NA_character_</text:p>
      <text:p text:style-name="P1"><text:s text:c="2"/>x$cycle_cat[is_cycleway_geom | has_strong] &lt;- "strong_ci"</text:p>
      <text:p text:style-name="P1"><text:s text:c="2"/></text:p>
      <text:p text:style-name="P1"><text:s text:c="2"/>sel &lt;- is.na(x$cycle_cat)</text:p>
      <text:p text:style-name="P1"><text:s text:c="2"/>x$cycle_cat[sel &amp; has_moderate] &lt;- "moderate_ci"</text:p>
      <text:p text:style-name="P1"><text:s text:c="2"/></text:p>
      <text:p text:style-name="P1"><text:s text:c="2"/>x</text:p>
      <text:p text:style-name="P1">}</text:p>
      <text:p text:style-name="P1"/>
      <text:p text:style-name="P1"/>
      <text:p text:style-name="P1"># classify_cycle_cat &lt;- function(x) {</text:p>
      <text:p text:style-name="P1"># <text:s text:c="2"/>stopifnot(inherits(x, "sf"))</text:p>
      <text:p text:style-name="P1"># </text:p>
      <text:p text:style-name="P1"># <text:s text:c="2"/>if (!nrow(x)) {</text:p>
      <text:p text:style-name="P1"># <text:s text:c="4"/>x$cycle_cat &lt;- character(0)</text:p>
      <text:p text:style-name="P1"># <text:s text:c="4"/>return(x)</text:p>
      <text:p text:style-name="P1"># <text:s text:c="2"/>}</text:p>
      <text:p text:style-name="P1"># </text:p>
      <text:p text:style-name="P1"><text:soft-page-break/># <text:s text:c="2"/>highway &lt;- .get_chr(x, "highway")</text:p>
      <text:p text:style-name="P1"># <text:s text:c="2"/>is_cycleway_geom &lt;- !is.na(highway) &amp; highway == "cycleway"</text:p>
      <text:p text:style-name="P1"># </text:p>
      <text:p text:style-name="P1"># <text:s text:c="2"/># OFF-ROAD / PEDESTRIAN INFRA: do NOT treat cycleway=lane/track as on-road CI</text:p>
      <text:p text:style-name="P1"># <text:s text:c="2"/>is_ped_infra &lt;- !is.na(highway) &amp; highway %in% c("footway", "path", "pedestrian")</text:p>
      <text:p text:style-name="P1"># </text:p>
      <text:p text:style-name="P1"># <text:s text:c="2"/>has_strong <text:s text:c="2"/>&lt;- has_cycleway_vals(x, STRONG_VALS)</text:p>
      <text:p text:style-name="P1"># <text:s text:c="2"/>has_moderate &lt;- has_cycleway_vals(x, MODERATE_VALS)</text:p>
      <text:p text:style-name="P1"># </text:p>
      <text:p text:style-name="P1"># <text:s text:c="2"/># Key line: ignore cycleway-tags on pedestrian infrastructure</text:p>
      <text:p text:style-name="P1"># <text:s text:c="2"/>has_strong[is_ped_infra] <text:s text:c="2"/>&lt;- FALSE</text:p>
      <text:p text:style-name="P1"># <text:s text:c="2"/>has_moderate[is_ped_infra] &lt;- FALSE</text:p>
      <text:p text:style-name="P1"># </text:p>
      <text:p text:style-name="P1"># <text:s text:c="2"/>x$cycle_cat &lt;- NA_character_</text:p>
      <text:p text:style-name="P1"># <text:s text:c="2"/>x$cycle_cat[is_cycleway_geom | has_strong] &lt;- "strong_ci"</text:p>
      <text:p text:style-name="P1"># </text:p>
      <text:p text:style-name="P1"># <text:s text:c="2"/>sel &lt;- is.na(x$cycle_cat)</text:p>
      <text:p text:style-name="P1"># <text:s text:c="2"/>x$cycle_cat[sel &amp; has_moderate] &lt;- "moderate_ci"</text:p>
      <text:p text:style-name="P1"># </text:p>
      <text:p text:style-name="P1"># <text:s text:c="2"/>x</text:p>
      <text:p text:style-name="P1"># }</text:p>
      <text:p text:style-name="P1"/>
      <text:p text:style-name="P1"># --- selector: strong+moderate only</text:p>
      <text:p text:style-name="P1">pick_visible_ci &lt;- function(x) {</text:p>
      <text:p text:style-name="P1"><text:s text:c="2"/>stopifnot(inherits(x, "sf"))</text:p>
      <text:p text:style-name="P1"><text:s text:c="2"/>if (!nrow(x)) return(x[0, ])</text:p>
      <text:p text:style-name="P1"><text:s text:c="2"/></text:p>
      <text:p text:style-name="P1"><text:s text:c="2"/>x &lt;- classify_cycle_cat(x)</text:p>
      <text:p text:style-name="P1"><text:s text:c="2"/>x[!is.na(x$cycle_cat), , drop = FALSE]</text:p>
      <text:p text:style-name="P1">}</text:p>
      <text:p text:style-name="P1"/>
      <text:p text:style-name="P1"># --- NDC p1 FLAGGING (copy of getting ndc_pass_flag)</text:p>
      <text:p text:style-name="P1">ndc_pass_flag &lt;- function(core_ll,</text:p>
      <text:p text:style-name="P1"><text:s text:c="26"/>ref_cat = "strong_ci",</text:p>
      <text:p text:style-name="P1"><text:s text:c="26"/>target_cat = "moderate_ci",</text:p>
      <text:p text:style-name="P1"><text:s text:c="26"/>tol_m = 15,</text:p>
      <text:p text:style-name="P1"><text:s text:c="26"/>prop_in_buf = 0.5,</text:p>
      <text:p text:style-name="P1"><text:s text:c="26"/>min_in_buf_m = 20,</text:p>
      <text:p text:style-name="P1"><text:s text:c="26"/>crs_metric = get("crs_work", envir = .GlobalEnv),</text:p>
      <text:p text:style-name="P1"><text:s text:c="26"/>pass_label = "p1") {</text:p>
      <text:p text:style-name="P1"><text:s text:c="2"/></text:p>
      <text:p text:style-name="P1"><text:s text:c="2"/>stopifnot(inherits(core_ll, "sf"), "cycle_cat" %in% names(core_ll))</text:p>
      <text:p text:style-name="P1"><text:s text:c="2"/></text:p>
      <text:p text:style-name="P1"><text:s text:c="2"/>if (!"ndc_keep" %in% names(core_ll)) core_ll$ndc_keep &lt;- TRUE</text:p>
      <text:p text:style-name="P1"><text:s text:c="2"/>if (!"ndc_pass" %in% names(core_ll)) core_ll$ndc_pass &lt;- NA_character_</text:p>
      <text:p text:style-name="P1"><text:s text:c="2"/>if (!"ndc_ref_cat" %in% names(core_ll)) core_ll$ndc_ref_cat &lt;- NA_character_</text:p>
      <text:p text:style-name="P1"><text:s text:c="2"/>if (!"ndc_target_cat" %in% names(core_ll)) core_ll$ndc_target_cat &lt;- NA_character_</text:p>
      <text:p text:style-name="P1"><text:s text:c="2"/></text:p>
      <text:p text:style-name="P1"><text:s text:c="2"/>ref &lt;- core_ll[core_ll$cycle_cat == ref_cat, , drop = FALSE]</text:p>
      <text:p text:style-name="P1"><text:soft-page-break/><text:s text:c="2"/>trg &lt;- core_ll[core_ll$cycle_cat == target_cat &amp; core_ll$ndc_keep, , drop = FALSE]</text:p>
      <text:p text:style-name="P1"><text:s text:c="2"/>if (!nrow(ref) || !nrow(trg)) return(core_ll)</text:p>
      <text:p text:style-name="P1"><text:s text:c="2"/></text:p>
      <text:p text:style-name="P1"><text:s text:c="2"/>ref_m &lt;- sf::st_transform(ref, crs_metric)</text:p>
      <text:p text:style-name="P1"><text:s text:c="2"/>trg_m &lt;- sf::st_transform(trg, crs_metric)</text:p>
      <text:p text:style-name="P1"><text:s text:c="2"/></text:p>
      <text:p text:style-name="P1"><text:s text:c="2"/>buf &lt;- sf::st_buffer(sf::st_union(sf::st_geometry(ref_m)), tol_m)</text:p>
      <text:p text:style-name="P1"><text:s text:c="2"/></text:p>
      <text:p text:style-name="P1"><text:s text:c="2"/>trg_m$.rid &lt;- seq_len(nrow(trg_m))</text:p>
      <text:p text:style-name="P1"><text:s text:c="2"/>L &lt;- as.numeric(sf::st_length(sf::st_geometry(trg_m)))</text:p>
      <text:p text:style-name="P1"><text:s text:c="2"/></text:p>
      <text:p text:style-name="P1"><text:s text:c="2"/>inside &lt;- suppressWarnings(sf::st_intersection(trg_m, buf))</text:p>
      <text:p text:style-name="P1"><text:s text:c="2"/>Lin &lt;- rep(0, nrow(trg_m))</text:p>
      <text:p text:style-name="P1"><text:s text:c="2"/>if (nrow(inside)) {</text:p>
      <text:p text:style-name="P1"><text:s text:c="4"/>Lin_sum &lt;- tapply(as.numeric(sf::st_length(sf::st_geometry(inside))), inside$.rid, sum)</text:p>
      <text:p text:style-name="P1"><text:s text:c="4"/>Lin[as.integer(names(Lin_sum))] &lt;- as.numeric(Lin_sum)</text:p>
      <text:p text:style-name="P1"><text:s text:c="2"/>}</text:p>
      <text:p text:style-name="P1"><text:s text:c="2"/></text:p>
      <text:p text:style-name="P1"><text:s text:c="2"/>share &lt;- Lin / pmax(L, 1e-6)</text:p>
      <text:p text:style-name="P1"><text:s text:c="2"/>flag <text:s/>&lt;- (Lin &gt;= min_in_buf_m) &amp; (share &gt;= prop_in_buf)</text:p>
      <text:p text:style-name="P1"><text:s text:c="2"/></text:p>
      <text:p text:style-name="P1"><text:s text:c="2"/>if (any(flag)) {</text:p>
      <text:p text:style-name="P1"><text:s text:c="4"/>trg_idx_in_core &lt;- which(core_ll$cycle_cat == target_cat &amp; core_ll$ndc_keep)</text:p>
      <text:p text:style-name="P1"><text:s text:c="4"/>flag_idx &lt;- trg_idx_in_core[flag]</text:p>
      <text:p text:style-name="P1"><text:s text:c="4"/></text:p>
      <text:p text:style-name="P1"><text:s text:c="4"/>core_ll$ndc_keep[flag_idx] <text:s text:c="6"/>&lt;- FALSE</text:p>
      <text:p text:style-name="P1"><text:s text:c="4"/>core_ll$ndc_pass[flag_idx] <text:s text:c="6"/>&lt;- pass_label</text:p>
      <text:p text:style-name="P1"><text:s text:c="4"/>core_ll$ndc_ref_cat[flag_idx] <text:s text:c="3"/>&lt;- ref_cat</text:p>
      <text:p text:style-name="P1"><text:s text:c="4"/>core_ll$ndc_target_cat[flag_idx] &lt;- target_cat</text:p>
      <text:p text:style-name="P1"><text:s text:c="2"/>}</text:p>
      <text:p text:style-name="P1"><text:s text:c="2"/></text:p>
      <text:p text:style-name="P1"><text:s text:c="2"/>core_ll</text:p>
      <text:p text:style-name="P1">}</text:p>
      <text:p text:style-name="P1"/>
      <text:p text:style-name="P1"># ================================================================</text:p>
      <text:p text:style-name="P1"># utils_core.R</text:p>
      <text:p text:style-name="P1"># Shared geometry + caching helpers used across scripts.</text:p>
      <text:p text:style-name="P1">#</text:p>
      <text:p text:style-name="P1"># Inputs: <text:s/>sf objects</text:p>
      <text:p text:style-name="P1"># Outputs: helper functions (.cache, .get_chr, normalize_lines_safe, len_ok, len_km)</text:p>
      <text:p text:style-name="P1"># ================================================================</text:p>
      <text:p text:style-name="P1"/>
      <text:p text:style-name="P1"># Reuse a cached object if up to date, otherwise rebuild and save it</text:p>
      <text:p text:style-name="P1">.cache &lt;- function(path, build, inputs = NULL, reuse = TRUE) {</text:p>
      <text:p text:style-name="P1"><text:s text:c="2"/>up_to_date &lt;- file.exists(path) &amp;&amp;</text:p>
      <text:p text:style-name="P1"><text:s text:c="4"/>(is.null(inputs) || max(file.mtime(inputs)) &lt;= file.mtime(path))</text:p>
      <text:p text:style-name="P1"><text:s text:c="2"/>if (reuse &amp;&amp; up_to_date) return(readRDS(path)) <text:s/># skip recomputation</text:p>
      <text:p text:style-name="P1"><text:s text:c="2"/>obj &lt;- build() <text:s text:c="33"/># compute fresh</text:p>
      <text:p text:style-name="P1"><text:s text:c="2"/>saveRDS(obj, path) <text:s text:c="30"/># save for next time</text:p>
      <text:p text:style-name="P1"><text:soft-page-break/><text:s text:c="2"/>obj</text:p>
      <text:p text:style-name="P1">}</text:p>
      <text:p text:style-name="P1"/>
      <text:p text:style-name="P1"># Lowercase-safe accessor</text:p>
      <text:p text:style-name="P1">.get_chr &lt;- function(x, col){</text:p>
      <text:p text:style-name="P1"><text:s text:c="2"/>nm &lt;- names(x); n &lt;- nrow(x)</text:p>
      <text:p text:style-name="P1"><text:s text:c="2"/>if (col %in% nm) tolower(as.character(x[[col]])) else rep(NA_character_, n)</text:p>
      <text:p text:style-name="P1">}</text:p>
      <text:p text:style-name="P1"/>
      <text:p text:style-name="P1"># Safer line normalizer (won’t choke on POINT / GEOMETRYCOLLECTION)</text:p>
      <text:p text:style-name="P1">normalize_lines_safe &lt;- function(x) {</text:p>
      <text:p text:style-name="P1"><text:s text:c="2"/>if (!inherits(x, "sf") || !nrow(x)) return(x[0, ])</text:p>
      <text:p text:style-name="P1"><text:s text:c="2"/></text:p>
      <text:p text:style-name="P1"><text:s text:c="2"/>x &lt;- sf::st_make_valid(x)</text:p>
      <text:p text:style-name="P1"><text:s text:c="2"/>x &lt;- x[!sf::st_is_empty(x), , drop = FALSE]</text:p>
      <text:p text:style-name="P1"><text:s text:c="2"/>if (!nrow(x)) return(x[0, ])</text:p>
      <text:p text:style-name="P1"><text:s text:c="2"/></text:p>
      <text:p text:style-name="P1"><text:s text:c="2"/>gt &lt;- sf::st_geometry_type(x)</text:p>
      <text:p text:style-name="P1"><text:s text:c="2"/>x &lt;- x[gt %in% c("LINESTRING", "MULTILINESTRING"), , drop = FALSE]</text:p>
      <text:p text:style-name="P1"><text:s text:c="2"/>if (!nrow(x)) return(x[0, ])</text:p>
      <text:p text:style-name="P1"><text:s text:c="2"/></text:p>
      <text:p text:style-name="P1"><text:s text:c="2"/>x &lt;- suppressWarnings(sf::st_cast(x, "LINESTRING"))</text:p>
      <text:p text:style-name="P1"><text:s text:c="2"/>x &lt;- x[!sf::st_is_empty(x), , drop = FALSE]</text:p>
      <text:p text:style-name="P1"><text:s text:c="2"/>sf::st_make_valid(x)</text:p>
      <text:p text:style-name="P1">}</text:p>
      <text:p text:style-name="P1"/>
      <text:p text:style-name="P1"># length filter for sf LINESTRINGs</text:p>
      <text:p text:style-name="P1">len_ok &lt;- function(x, min_len) {</text:p>
      <text:p text:style-name="P1"><text:s text:c="2"/>if (!inherits(x, "sf") || !nrow(x)) return(x)</text:p>
      <text:p text:style-name="P1"><text:s text:c="2"/>x[as.numeric(sf::st_length(x)) &gt;= min_len, , drop = FALSE]</text:p>
      <text:p text:style-name="P1">}</text:p>
      <text:p text:style-name="P1"/>
      <text:p text:style-name="P1"># normalise to lines in a working CRS (safe on collections/empties)</text:p>
      <text:p text:style-name="P1">to_lines_work &lt;- function(x, crs) {</text:p>
      <text:p text:style-name="P1"><text:s text:c="2"/>x |&gt;</text:p>
      <text:p text:style-name="P1"><text:s text:c="4"/>sf::st_make_valid() |&gt;</text:p>
      <text:p text:style-name="P1"><text:s text:c="4"/>sf::st_zm(drop = TRUE, what = "ZM") |&gt;</text:p>
      <text:p text:style-name="P1"><text:s text:c="4"/>sf::st_transform(crs) |&gt;</text:p>
      <text:p text:style-name="P1"><text:s text:c="4"/>suppressWarnings(sf::st_collection_extract("LINESTRING", warn = FALSE)) |&gt;</text:p>
      <text:p text:style-name="P1"><text:s text:c="4"/>suppressWarnings(sf::st_cast("LINESTRING")) |&gt;</text:p>
      <text:p text:style-name="P1"><text:s text:c="4"/>(\(y) y[!sf::st_is_empty(sf::st_geometry(y)), , drop = FALSE])()</text:p>
      <text:p text:style-name="P1">}</text:p>
      <text:p text:style-name="P1"/>
      <text:p text:style-name="P1">len_km &lt;- function(x, crs_m = 25831) {</text:p>
      <text:p text:style-name="P1"><text:s text:c="2"/>if (!inherits(x,"sf") || !nrow(x)) return(0)</text:p>
      <text:p text:style-name="P1"><text:s text:c="2"/>x_m &lt;- sf::st_transform(x, crs_m)</text:p>
      <text:p text:style-name="P1"><text:s text:c="2"/>round(sum(as.numeric(sf::st_length(x_m)), na.rm = TRUE) / 1000, 1)</text:p>
      <text:p text:style-name="P1">}</text:p>
      <text:p text:style-name="P1"/>
      <text:p text:style-name="P1"><text:soft-page-break/>as_wgs_lines &lt;- function(x){</text:p>
      <text:p text:style-name="P1"><text:s text:c="2"/>if (!inherits(x, "sf") || !nrow(x)) return(NULL)</text:p>
      <text:p text:style-name="P1"><text:s text:c="2"/>x &lt;- sf::st_make_valid(x)</text:p>
      <text:p text:style-name="P1"><text:s text:c="2"/>keep &lt;- sf::st_geometry_type(x) %in% c("LINESTRING","MULTILINESTRING","GEOMETRYCOLLECTION")</text:p>
      <text:p text:style-name="P1"><text:s text:c="2"/>x &lt;- x[keep, , drop = FALSE]</text:p>
      <text:p text:style-name="P1"><text:s text:c="2"/>if (!nrow(x)) return(NULL)</text:p>
      <text:p text:style-name="P1"><text:s text:c="2"/>x &lt;- suppressWarnings(sf::st_collection_extract(x, "LINESTRING", warn = FALSE))</text:p>
      <text:p text:style-name="P1"><text:s text:c="2"/>x &lt;- suppressWarnings(sf::st_cast(x, "LINESTRING"))</text:p>
      <text:p text:style-name="P1"><text:s text:c="2"/>x &lt;- x[!sf::st_is_empty(sf::st_geometry(x)), , drop = FALSE]</text:p>
      <text:p text:style-name="P1"><text:s text:c="2"/>sf::st_transform(x, 4326)</text:p>
      <text:p text:style-name="P1">}</text:p>
      <text:p text:style-name="P1"/>
      <text:p text:style-name="P1">get_boundary_wgs &lt;- function(){</text:p>
      <text:p text:style-name="P1"><text:s text:c="2"/>b &lt;- NULL</text:p>
      <text:p text:style-name="P1"><text:s text:c="2"/>if (exists("city_perimeter") &amp;&amp; inherits(city_perimeter,"sf") &amp;&amp; nrow(city_perimeter)) {</text:p>
      <text:p text:style-name="P1"><text:s text:c="4"/>b &lt;- city_perimeter</text:p>
      <text:p text:style-name="P1"><text:s text:c="2"/>} else if (exists("tracts") &amp;&amp; inherits(tracts,"sf") &amp;&amp; nrow(tracts)) {</text:p>
      <text:p text:style-name="P1"><text:s text:c="4"/>b &lt;- sf::st_union(tracts) |&gt; sf::st_as_sf()</text:p>
      <text:p text:style-name="P1"><text:s text:c="2"/>} else if (exists("barcelona_tracts") &amp;&amp; inherits(barcelona_tracts,"sf") &amp;&amp; nrow(barcelona_tracts)) {</text:p>
      <text:p text:style-name="P1"><text:s text:c="4"/>b &lt;- sf::st_union(barcelona_tracts) |&gt; sf::st_as_sf()</text:p>
      <text:p text:style-name="P1"><text:s text:c="2"/>} else {</text:p>
      <text:p text:style-name="P1"><text:s text:c="4"/>return(NULL)</text:p>
      <text:p text:style-name="P1"><text:s text:c="2"/>}</text:p>
      <text:p text:style-name="P1"><text:s text:c="2"/></text:p>
      <text:p text:style-name="P1"><text:s text:c="2"/>b &lt;- sf::st_make_valid(b)</text:p>
      <text:p text:style-name="P1"><text:s text:c="2"/>b &lt;- sf::st_cast(b, "MULTIPOLYGON", warn = FALSE)</text:p>
      <text:p text:style-name="P1"><text:s text:c="2"/>polys &lt;- sf::st_cast(b, "POLYGON", warn = FALSE)</text:p>
      <text:p text:style-name="P1"><text:s text:c="2"/>rings &lt;- sf::st_sfc(lapply(sf::st_geometry(polys), sf::st_exterior_ring), crs = sf::st_crs(polys))</text:p>
      <text:p text:style-name="P1"><text:s text:c="2"/>bnd <text:s/>&lt;- sf::st_as_sf(data.frame(id = seq_along(rings)), geometry = rings)</text:p>
      <text:p text:style-name="P1"><text:s text:c="2"/>sf::st_transform(bnd, 4326)</text:p>
      <text:p text:style-name="P1">}</text:p>
      <text:p text:style-name="P1"/>
      <text:p text:style-name="P1"># ================================================================</text:p>
      <text:p text:style-name="P1"># utils_validation.R</text:p>
      <text:p text:style-name="P1"># Shared helpers for sampling lines/points and validation table preparation.</text:p>
      <text:p text:style-name="P1">#</text:p>
      <text:p text:style-name="P1"># Inputs: <text:s/>sf lines + tracts</text:p>
      <text:p text:style-name="P1"># Outputs: helper functions (points_on_lines, to_lonlat_tbl, etc.)</text:p>
      <text:p text:style-name="P1"># ================================================================</text:p>
      <text:p text:style-name="P1"/>
      <text:p text:style-name="P1"># Creates one stable “midpoint-like” point per line for validation</text:p>
      <text:p text:style-name="P1">points_on_lines &lt;- function(x){</text:p>
      <text:p text:style-name="P1"><text:s text:c="2"/>if (!inherits(x,"sf") || !nrow(x))</text:p>
      <text:p text:style-name="P1"><text:s text:c="4"/>return(sf::st_sf(id = integer(0), geometry = sf::st_sfc(crs = sf::st_crs(x))))</text:p>
      <text:p text:style-name="P1"><text:s text:c="2"/>g &lt;- sf::st_geometry(x)</text:p>
      <text:p text:style-name="P1"><text:s text:c="2"/>crs_in &lt;- sf::st_crs(x)</text:p>
      <text:p text:style-name="P1"><text:s text:c="2"/>pts &lt;- lapply(seq_len(nrow(x)), function(i){</text:p>
      <text:p text:style-name="P1"><text:s text:c="4"/>gi &lt;- g[i]; if (sf::st_is_empty(gi)) return(sf::st_point())</text:p>
      <text:p text:style-name="P1"><text:soft-page-break/><text:s text:c="4"/>gi &lt;- sf::st_make_valid(gi)</text:p>
      <text:p text:style-name="P1"><text:s text:c="4"/>gi1 &lt;- try(suppressWarnings(sf::st_line_merge(gi)), silent = TRUE)</text:p>
      <text:p text:style-name="P1"><text:s text:c="4"/>if (inherits(gi1, "try-error") || !inherits(gi1, "sfc_LINESTRING")) {</text:p>
      <text:p text:style-name="P1"><text:s text:c="6"/>parts &lt;- try(suppressWarnings(sf::st_cast(gi, "LINESTRING")), silent = TRUE)</text:p>
      <text:p text:style-name="P1"><text:s text:c="6"/>if (inherits(parts, "try-error") || length(parts) == 0) return(sf::st_point())</text:p>
      <text:p text:style-name="P1"><text:s text:c="6"/>gi1 &lt;- parts[which.max(as.numeric(sf::st_length(parts)))]</text:p>
      <text:p text:style-name="P1"><text:s text:c="4"/>}</text:p>
      <text:p text:style-name="P1"><text:s text:c="4"/>p &lt;- try(sf::st_line_sample(gi1, sample = 0.5), silent = TRUE)</text:p>
      <text:p text:style-name="P1"><text:s text:c="4"/>if (inherits(p, "try-error") || length(p) == 0) {</text:p>
      <text:p text:style-name="P1"><text:s text:c="6"/>p &lt;- try(sf::st_point_on_surface(gi1), silent = TRUE)</text:p>
      <text:p text:style-name="P1"><text:s text:c="6"/>if (inherits(p, "try-error")) p &lt;- sf::st_centroid(gi1)</text:p>
      <text:p text:style-name="P1"><text:s text:c="4"/>}</text:p>
      <text:p text:style-name="P1"><text:s text:c="4"/>p &lt;- suppressWarnings(sf::st_cast(p, "POINT"))</text:p>
      <text:p text:style-name="P1"><text:s text:c="4"/>if (length(p) == 0 || !inherits(p[[1]], "sfg")) p &lt;- sf::st_point()</text:p>
      <text:p text:style-name="P1"><text:s text:c="4"/>p[[1]]</text:p>
      <text:p text:style-name="P1"><text:s text:c="2"/>})</text:p>
      <text:p text:style-name="P1"><text:s text:c="2"/>sf::st_as_sf(data.frame(id = seq_len(nrow(x))),</text:p>
      <text:p text:style-name="P1"><text:s text:c="15"/>geometry = sf::st_sfc(pts, crs = crs_in))</text:p>
      <text:p text:style-name="P1">}</text:p>
      <text:p text:style-name="P1"/>
      <text:p text:style-name="P1"># Converts points to a plain table with: lon/lat + GSV link</text:p>
      <text:p text:style-name="P1">to_lonlat_tbl &lt;- function(pts_sf){</text:p>
      <text:p text:style-name="P1"><text:s text:c="2"/>stopifnot(inherits(pts_sf, "sf"))</text:p>
      <text:p text:style-name="P1"><text:s text:c="2"/>if (!nrow(pts_sf))</text:p>
      <text:p text:style-name="P1"><text:s text:c="4"/>return(dplyr::tibble(lon=numeric(), lat=numeric(), gsv_link=character()))</text:p>
      <text:p text:style-name="P1"><text:s text:c="2"/>wgs &lt;- sf::st_transform(pts_sf, crs_wgs)</text:p>
      <text:p text:style-name="P1"><text:s text:c="2"/>xy <text:s/>&lt;- sf::st_coordinates(wgs)</text:p>
      <text:p text:style-name="P1"><text:s text:c="2"/>out &lt;- sf::st_drop_geometry(wgs)</text:p>
      <text:p text:style-name="P1"><text:s text:c="2"/>out$lon &lt;- xy[,1]; out$lat &lt;- xy[,2]</text:p>
      <text:p text:style-name="P1"><text:s text:c="2"/>out$gsv_link &lt;- paste0("https://www.google.com/maps/@?api=1&amp;map_action=pano&amp;viewpoint=",</text:p>
      <text:p text:style-name="P1"><text:s text:c="25"/>out$lat, ",", out$lon)</text:p>
      <text:p text:style-name="P1"><text:s text:c="2"/>out</text:p>
      <text:p text:style-name="P1">}</text:p>
      <text:p text:style-name="P1"/>
      <text:p text:style-name="P1"># Adds blank columns that coders fill manually</text:p>
      <text:p text:style-name="P1">add_validation_cols &lt;- function(df){</text:p>
      <text:p text:style-name="P1"><text:s text:c="2"/>df$present_2015 <text:s text:c="3"/>&lt;- NA</text:p>
      <text:p text:style-name="P1"><text:s text:c="2"/>df$present_2023 <text:s text:c="3"/>&lt;- NA</text:p>
      <text:p text:style-name="P1"><text:s text:c="2"/>df$verifiable_2015 &lt;- NA</text:p>
      <text:p text:style-name="P1"><text:s text:c="2"/>df$verifiable_2023 &lt;- NA</text:p>
      <text:p text:style-name="P1"><text:s text:c="2"/>df$notes <text:s text:c="10"/>&lt;- NA_character_</text:p>
      <text:p text:style-name="P1"><text:s text:c="2"/>df</text:p>
      <text:p text:style-name="P1">}</text:p>
      <text:p text:style-name="P1"/>
      <text:p text:style-name="P1"># Ensures types are consistent before bind_rows()</text:p>
      <text:p text:style-name="P1">coerce_for_bind &lt;- function(df){</text:p>
      <text:p text:style-name="P1"><text:s text:c="2"/>chr &lt;- c("class","interval","gsv_link","notes","source")</text:p>
      <text:p text:style-name="P1"><text:s text:c="2"/>num &lt;- c("lon","lat")</text:p>
      <text:p text:style-name="P1"><text:s text:c="2"/>log &lt;- c("present_2015","present_2023","verifiable_2015","verifiable_2023")</text:p>
      <text:p text:style-name="P1"><text:soft-page-break/><text:s text:c="2"/>for (v in chr) if (v %in% names(df)) df[[v]] &lt;- as.character(df[[v]])</text:p>
      <text:p text:style-name="P1"><text:s text:c="2"/>for (v in num) if (v %in% names(df)) df[[v]] &lt;- as.numeric(df[[v]])</text:p>
      <text:p text:style-name="P1"><text:s text:c="2"/>for (v in log) if (v %in% names(df)) df[[v]] &lt;- as.logical(df[[v]])</text:p>
      <text:p text:style-name="P1"><text:s text:c="2"/>df</text:p>
      <text:p text:style-name="P1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</meta:initial-creator>
    <meta:creation-date>2026-01-30T13:14:17.712166104</meta:creation-date>
    <dc:date>2026-01-30T18:03:27.971046978</dc:date>
    <dc:creator>Eugeni</dc:creator>
    <meta:editing-duration>PT4H38M46S</meta:editing-duration>
    <meta:editing-cycles>1</meta:editing-cycles>
    <meta:document-statistic meta:table-count="0" meta:image-count="0" meta:object-count="0" meta:page-count="73" meta:paragraph-count="3219" meta:word-count="12286" meta:character-count="113898" meta:non-whitespace-character-count="92228"/>
    <meta:generator>LibreOffice/24.2.7.2$Linux_X86_64 LibreOffice_project/420$Build-2</meta:generator>
  </office:meta>
</office:document-meta>
</file>